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98116" officeooo:paragraph-rsid="00198116"/>
    </style:style>
    <style:style style:name="P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98116" officeooo:paragraph-rsid="00198116"/>
    </style:style>
    <style:style style:name="P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26d36a"/>
    </style:style>
    <style:style style:name="P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2f3af7" fo:background-color="#81d41a"/>
    </style:style>
    <style:style style:name="P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ff4000"/>
    </style:style>
    <style:style style:name="P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800080"/>
    </style:style>
    <style:style style:name="P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2a6099"/>
    </style:style>
    <style:style style:name="P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ff0000"/>
    </style:style>
    <style:style style:name="P1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ffbf00"/>
    </style:style>
    <style:style style:name="P1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transparent"/>
    </style:style>
    <style:style style:name="P12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81d41a"/>
    </style:style>
    <style:style style:name="P13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2a6099"/>
    </style:style>
    <style:style style:name="P14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0000"/>
    </style:style>
    <style:style style:name="P15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b4c7dc"/>
    </style:style>
    <style:style style:name="P16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4000"/>
    </style:style>
    <style:style style:name="P17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158466"/>
    </style:style>
    <style:style style:name="P18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ff00"/>
    </style:style>
    <style:style style:name="P19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style:use-window-font-color="true" officeooo:paragraph-rsid="00375ca2" fo:background-color="#2a6099"/>
    </style:style>
    <style:style style:name="P20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800080"/>
    </style:style>
    <style:style style:name="P21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bf00"/>
    </style:style>
    <style:style style:name="P22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999999"/>
    </style:style>
    <style:style style:name="P23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b2b2b2"/>
    </style:style>
    <style:style style:name="P24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/>
    </style:style>
    <style:style style:name="P25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paragraph-rsid="00375ca2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6d36a" fo:background-color="#ffff00" loext:char-shading-value="0"/>
    </style:style>
    <style:style style:name="T3" style:family="text">
      <style:text-properties officeooo:rsid="002f3af7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bf00" loext:char-shading-value="0"/>
    </style:style>
    <style:style style:name="T6" style:family="text">
      <style:text-properties fo:background-color="#ffbf00" loext:char-shading-value="0"/>
    </style:style>
    <style:style style:name="T7" style:family="text">
      <style:text-properties fo:background-color="#ff4000" loext:char-shading-value="0"/>
    </style:style>
    <style:style style:name="T8" style:family="text">
      <style:text-properties fo:background-color="#ff4000" loext:char-shading-value="0"/>
    </style:style>
    <style:style style:name="T9" style:family="text">
      <style:text-properties fo:background-color="#800080" loext:char-shading-value="0"/>
    </style:style>
    <style:style style:name="T10" style:family="text">
      <style:text-properties fo:background-color="#800080" loext:char-shading-value="0"/>
    </style:style>
    <style:style style:name="T11" style:family="text">
      <style:text-properties fo:background-color="#158466" loext:char-shading-value="0"/>
    </style:style>
    <style:style style:name="T12" style:family="text">
      <style:text-properties fo:background-color="#158466" loext:char-shading-value="0"/>
    </style:style>
    <style:style style:name="T13" style:family="text">
      <style:text-properties fo:background-color="#81d41a" loext:char-shading-value="0"/>
    </style:style>
    <style:style style:name="T14" style:family="text">
      <style:text-properties fo:background-color="#81d41a" loext:char-shading-value="0"/>
    </style:style>
    <style:style style:name="T15" style:family="text">
      <style:text-properties style:use-window-font-color="true" fo:background-color="#800080" loext:char-shading-value="0"/>
    </style:style>
    <style:style style:name="T16" style:family="text">
      <style:text-properties style:use-window-font-color="true" fo:background-color="#2a6099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#2a6099" loext:char-shading-value="0"/>
    </style:style>
    <style:style style:name="T19" style:family="text">
      <style:text-properties fo:background-color="#2a6099" loext:char-shading-value="0"/>
    </style:style>
    <style:style style:name="T20" style:family="text">
      <style:text-properties fo:background-color="#ff0000" loext:char-shading-value="0"/>
    </style:style>
    <style:style style:name="T21" style:family="text">
      <style:text-properties fo:background-color="#ff0000" loext:char-shading-value="0"/>
    </style:style>
    <style:style style:name="T22" style:family="text">
      <style:text-properties fo:background-color="#999999" loext:char-shading-value="0"/>
    </style:style>
    <style:style style:name="T23" style:family="text">
      <style:text-properties fo:background-color="#b4c7dc" loext:char-shading-value="0"/>
    </style:style>
    <style:style style:name="T24" style:family="text">
      <style:text-properties fo:background-color="#b4c7dc" loext:char-shading-value="0"/>
    </style:style>
    <style:style style:name="T25" style:family="text">
      <style:text-properties fo:background-color="#bf819e" loext:char-shading-value="0"/>
    </style:style>
    <style:style style:name="T26" style:family="text">
      <style:text-properties fo:background-color="#b2b2b2" loext:char-shading-value="0"/>
    </style:style>
    <style:style style:name="T27" style:family="text">
      <style:text-properties fo:background-color="#ff8000" loext:char-shading-value="0"/>
    </style:style>
    <style:style style:name="T28" style:family="text">
      <style:text-properties fo:background-color="#ff8000" loext:char-shading-value="0"/>
    </style:style>
    <style:style style:name="T29" style:family="text">
      <style:text-properties fo:background-color="#8e86ae" loext:char-shading-value="0"/>
    </style:style>
    <style:style style:name="T30" style:family="text">
      <style:text-properties fo:background-color="#8e86ae" loext:char-shading-value="0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0</text:p>
      <text:p text:style-name="P2">0.there 1.is <text:span text:style-name="T1">2.a 3.large 4.thing</text:span> 5.sitting 6.at 7.the 8.extreme 9.left 10.of 11.the 12.image 13..</text:p>
      <text:p text:style-name="P2">15.if 16.there 17.is 18.a 19.thing 20.behind <text:span text:style-name="T1">21.it</text:span> 22., 23.what 24.size 25.is <text:span text:style-name="T5">26.it</text:span> 27.?</text:p>
      <text:p text:style-name="P2">29.small</text:p>
      <text:p text:style-name="P2">31.and 32.shape 33.?</text:p>
      <text:p text:style-name="P2">35.cylinder</text:p>
      <text:p text:style-name="P2">37.what 38.about 39.color 40.?</text:p>
      <text:p text:style-name="P2">42.green</text:p>
      <text:p text:style-name="P2">44.what 45.about <text:span text:style-name="T1">46.that 47.large 48.thing</text:span> 49.?</text:p>
      <text:p text:style-name="P2">51.brown</text:p>
      <text:p text:style-name="P2">53.how 54.many 55.other 56.things 57.have 58.the 59.same 60.size 61.as <text:span text:style-name="T5">62.the 63.earlier 64.cylinder</text:span> 65.?</text:p>
      <text:p text:style-name="P2">67.1</text:p>
      <text:p text:style-name="P2">69.what 70.material 71.is <text:span text:style-name="T1">72.that 73.large 74.thing</text:span> 75.?</text:p>
      <text:p text:style-name="P2">77.rubber</text:p>
      <text:p text:style-name="P2">79.what 80.number 81.of 82.things 83.behind <text:span text:style-name="T5">84.the 85.aforementioned 86.green 87.thing</text:span> 88.?</text:p>
      <text:p text:style-name="P2">90.1</text:p>
      <text:p text:style-name="P2">92.are 93.there <text:span text:style-name="T28">94.other 95.things</text:span> 96.that 97.are 98.of 99.same 100.shape 101.as <text:span text:style-name="T5">102.the 103.above 104.cylinder</text:span> 105.?</text:p>
      <text:p text:style-name="P2">107.yes</text:p>
      <text:p text:style-name="P2">109.what 110.is 111.the 112.material 113.of <text:span text:style-name="T5">114.the 115.aforementioned 116.green 117.thing</text:span> 118.?</text:p>
      <text:p text:style-name="P2">120.rubber</text:p>
      <text:p text:style-name="P2">122.does 123.the 124.image 125.have 126.other 127.things 128.that 129.share 130.the 131.same 132.color 133.with <text:span text:style-name="T1">134.the 135.above 136.big 137.thing</text:span> 138.?</text:p>
      <text:p text:style-name="P2">140.no</text:p>
      <text:p text:style-name="P2"/>
      <text:p text:style-name="P2">==================================================</text:p>
      <text:p text:style-name="P3">01</text:p>
      <text:p text:style-name="P2"><text:span text:style-name="T1">0.a 1.brown 2.thing</text:span> 3.is 4.present 5..</text:p>
      <text:p text:style-name="P2">7.if 8.there 9.is 10.a 11.thing 12.in 13.front 14.of <text:span text:style-name="T1">15.it</text:span> 16., 17.what 18.material 19.is <text:span text:style-name="T5">20.it</text:span> 21.?</text:p>
      <text:p text:style-name="P2">23.metal</text:p>
      <text:p text:style-name="P2">25.what 26.about 27.size 28.?</text:p>
      <text:p text:style-name="P2">30.small</text:p>
      <text:p text:style-name="P2">32.and 33.shape 34.?</text:p>
      <text:p text:style-name="P2">36.cube</text:p>
      <text:p text:style-name="P2">38.how 39.about <text:span text:style-name="T1">40.the 41.earlier 42.brown 43.thing</text:span> 44.?</text:p>
      <text:p text:style-name="P2">46.cylinder</text:p>
      <text:p text:style-name="P2">48.how 49.many 50.things 51.are 52.present 53.to 54.the 55.left 56.of <text:span text:style-name="T5">57.that 58.metal 59.thing</text:span> 60.?</text:p>
      <text:p text:style-name="P2">62.4</text:p>
      <text:p text:style-name="P2">64.if 65.there 66.is 67.a 68.thing 69.in 70.front 71.of <text:span text:style-name="T5">72.the 73.aforementioned 74.shiny 75.thing</text:span> 76., 77.what 78.material 79.is <text:span text:style-name="T7">80.it</text:span> 81.?</text:p>
      <text:p text:style-name="P2">83.rubber</text:p>
      <text:p text:style-name="P2">85.are 86.there 87.things 88.present 89.to 90.the 91.right 92.of <text:span text:style-name="T1">93.the 94.earlier 95.brown 96.thing</text:span> 97.?</text:p>
      <text:p text:style-name="P2">99.yes</text:p>
      <text:p text:style-name="P2">101.what 102.is 103.the 104.count 105.of 106.gray 107.things 108.in 109.the 110.image 111., 112.if 113.present 114.?</text:p>
      <text:p text:style-name="P2">116.2</text:p>
      <text:p text:style-name="P2">118.if 119.there 120.is 121.a 122.thing 123.to 124.the 125.left 126.of <text:span text:style-name="T1">127.the 128.previous 129.cylinder</text:span> 130., 131.what 132.color 133.is 134.it 135.?</text:p>
      <text:p text:style-name="P2">137.none</text:p>
      <text:p text:style-name="P2">139.what 140.is 141.the 142.count 143.of 144.other 145.things 146.?</text:p>
      <text:p text:style-name="P2">148.0</text:p>
      <text:p text:style-name="P2"/>
      <text:p text:style-name="P2">==================================================</text:p>
      <text:p text:style-name="P3">02</text:p>
      <text:p text:style-name="P2"><text:span text:style-name="T1">0.a 1.block</text:span> 2.is 3.present 4.in 5.front 6.of <text:span text:style-name="T5">7.a 8.brown 9.thing</text:span> 10..</text:p>
      <text:p text:style-name="P2">12.what 13.is 14.the 15.count 16.of 17.other 18.things 19.?</text:p>
      <text:p text:style-name="P2">21.3</text:p>
      <text:p text:style-name="P2">23.what 24.is 25.the 26.size 27.of <text:span text:style-name="T1">28.that 29.block</text:span> 30.?</text:p>
      <text:p text:style-name="P2">32.small</text:p>
      <text:p text:style-name="P2">34.what 35.is <text:span text:style-name="T1">36.its</text:span> 37.color 38.?</text:p>
      <text:p text:style-name="P2">40.gray</text:p>
      <text:p text:style-name="P2">42.and 43.material 44.?</text:p>
      <text:p text:style-name="P2">46.metal</text:p>
      <text:p text:style-name="P2">48.and 49.that 50.of <text:span text:style-name="T5">51.the 52.above 53.brown 54.thing</text:span> 55.?</text:p>
      <text:p text:style-name="P2">57.rubber</text:p>
      <text:p text:style-name="P2">59.how 60.many 61.other 62.things 63.in 64.the 65.image 66.share <text:span text:style-name="T5">67.its</text:span> 68.color 69.?</text:p>
      <text:p text:style-name="P2">71.0</text:p>
      <text:p text:style-name="P2">73.are 74.there 75.other 76.things 77.that 78.share 79.the 80.same 81.color 82.with <text:span text:style-name="T1">83.that 84.cube</text:span> 85.?</text:p>
      <text:p text:style-name="P2">87.yes</text:p>
      <text:p text:style-name="P2">89.if 90.there 91.is 92.a 93.thing 94.in 95.front 96.of <text:span text:style-name="T1">97.the 98.previous 99.metal 100.thing</text:span> 101., 102.what 103.material 104.is <text:span text:style-name="T7">105.it</text:span> 106.?</text:p>
      <text:p text:style-name="P2">108.rubber</text:p>
      <text:p text:style-name="P2">110.what 111.size 112.is <text:span text:style-name="T7">113.it</text:span> 114.?</text:p>
      <text:p text:style-name="P2">116.large</text:p>
      <text:p text:style-name="P2">118.what 119.number 120.of 121.things 122.to <text:span text:style-name="T7">123.its</text:span> 124.behind 125.in 126.the 127.view 128.?</text:p>
      <text:p text:style-name="P2">130.4</text:p>
      <text:p text:style-name="P2"/>
      <text:p text:style-name="P2">==================================================</text:p>
      <text:p text:style-name="P3">03</text:p>
      <text:p text:style-name="P2"><text:span text:style-name="T1">0.a 1.block</text:span> 2.is 3.present 4.in 5.front 6.of <text:span text:style-name="T5">7.a 8.brown 9.thing </text:span>10.in 11.the 12.image 13..</text:p>
      <text:p text:style-name="P2">15.what 16.is 17.the 18.count 19.of 20.other 21.things 22.?</text:p>
      <text:p text:style-name="P11">24.3</text:p>
      <text:p text:style-name="P2">26.what 27.is 28.the 29.size 30.of <text:span text:style-name="T1">31.the 32.above 33.block</text:span> 34.?</text:p>
      <text:p text:style-name="P2">36.small</text:p>
      <text:p text:style-name="P2">38.what 39.is <text:span text:style-name="T1">40.its</text:span> 41.color 42.?</text:p>
      <text:p text:style-name="P2">44.gray</text:p>
      <text:p text:style-name="P2">46.and 47.material 48.?</text:p>
      <text:p text:style-name="P2">50.metal</text:p>
      <text:p text:style-name="P2">52.and 53.that 54.of <text:span text:style-name="T5">55.that 56.brown 57.thing</text:span> 58.?</text:p>
      <text:p text:style-name="P2">60.rubber</text:p>
      <text:p text:style-name="P2">62.if 63.there 64.is 65.a 66.thing 67.behind <text:span text:style-name="T1">68.the 69.aforementioned 70.shiny 71.thing</text:span> 72., 73.what 74.is <text:span text:style-name="T5">75.its</text:span> 76.size 77.?</text:p>
      <text:p text:style-name="P2">79.large</text:p>
      <text:p text:style-name="P2">81.are 82.there <office:annotation office:name="__Annotation__6226_2167170065" loext:resolved="false"><dc:creator>Unknown Author</dc:creator><dc:date>2023-01-11T17:41:22.846168591</dc:date><text:p text:style-name="P26"><text:span text:style-name="T31">Existence</text:span></text:p><text:p text:style-name="P26"><text:span text:style-name="T31"/></text:p></office:annotation><text:span text:style-name="T9">83.other 84.things</text:span><office:annotation-end office:name="__Annotation__6226_2167170065"/> 85.in 86.the 87.picture 88.that 89.share 90.the 91.same 92.size 93.with <text:span text:style-name="T1">94.the 95.aforementioned 96.small 97.thing</text:span> 98.?</text:p>
      <text:p text:style-name="P2">100.yes</text:p>
      <text:p text:style-name="P2"><text:span text:style-name="T9">102.any 103.cylinders </text:span>104.among <text:span text:style-name="T9">105.them</text:span> 106.?</text:p>
      <text:p text:style-name="P2">108.yes</text:p>
      <text:p text:style-name="P2">110.what 111.shape 112.is <text:span text:style-name="T5">113.the 114.aforementioned 115.rubber 116.thing</text:span> 117.?</text:p>
      <text:p text:style-name="P2">119.cylinder</text:p>
      <text:p text:style-name="P2">121.does 122.the 123.image 124.contain 125.any 126.purple 127.things 128.?</text:p>
      <text:p text:style-name="P2">130.yes</text:p>
      <text:p text:style-name="P2"/>
      <text:p text:style-name="P2">==================================================</text:p>
      <text:p text:style-name="P3">04</text:p>
      <text:p text:style-name="P2"><text:span text:style-name="T1">0.a 1.block</text:span> 2.is 3.present 4.in 5.front 6.of <text:span text:style-name="T5">7.a 8.brown 9.thing</text:span> 10..</text:p>
      <text:p text:style-name="P2">12.any 13.yellow 14.things 15.?</text:p>
      <text:p text:style-name="P2">17.no</text:p>
      <text:p text:style-name="P2">19.what 20.is 21.the 22.size 23.of <text:span text:style-name="T1">24.the 25.previous 26.block</text:span> 27.?</text:p>
      <text:p text:style-name="P2">29.small</text:p>
      <text:p text:style-name="P2">31.what 32.color 33.is <text:span text:style-name="T1">34.it</text:span> 35.?</text:p>
      <text:p text:style-name="P2">37.gray</text:p>
      <text:p text:style-name="P2">39.what 40.about 41.material 42.?</text:p>
      <text:p text:style-name="P2">44.metal</text:p>
      <text:p text:style-name="P2">46.how 47.about <text:span text:style-name="T5">48.the 49.previous 50.brown 51.thing</text:span> 52.?</text:p>
      <text:p text:style-name="P2">54.rubber</text:p>
      <text:p text:style-name="P2">56.are 57.there 58.things 59.present 60.on 61.the 62.right 63.side 64.of <text:span text:style-name="T1">65.the 66.previous 67.small 68.thing</text:span> 69.?</text:p>
      <text:p text:style-name="P2">71.no</text:p>
      <text:p text:style-name="P2">73.if 74.there 75.is 76.a 77.thing 78.in 79.front 80.of <text:span text:style-name="T1">81.the 82.aforementioned 83.metal 84.thing</text:span> 85., 86.what 87.material 88.is <text:span text:style-name="T7">89.it</text:span> 90.?</text:p>
      <text:p text:style-name="P2">92.rubber</text:p>
      <text:p text:style-name="P2">94.what 95.number 96.of 97.cube 98.##s 99.are 100.present 101.in 102.the 103.image 104.?</text:p>
      <text:p text:style-name="P2">106.2</text:p>
      <text:p text:style-name="P2">108.what 109.is 110.the 111.shape 112.of 1<text:span text:style-name="T5">13.the 114.earlier 115.brown 116.thing</text:span> 117.?</text:p>
      <text:p text:style-name="P2">119.cylinder</text:p>
      <text:p text:style-name="P2">121.what 122.is 123.the 124.count 125.of 126.things <text:span text:style-name="T1">127.the 128.previous 129.gray 130.thing</text:span> 131.has 132.to <text:span text:style-name="T1">133.its</text:span> 134.front 135.?</text:p>
      <text:p text:style-name="P6">137.1</text:p>
      <text:p text:style-name="P2"/>
      <text:p text:style-name="P2">==================================================</text:p>
      <text:p text:style-name="P3">10</text:p>
      <text:p text:style-name="P2">0.there 1.is <text:span text:style-name="T1">2.a 3.big 4.thing</text:span> 5.sitting 6.at 7.the 8.extreme 9.left 10.of 11.the 12.scene 13..</text:p>
      <text:p text:style-name="P2">15.if 16.there 17.is 18.a 19.thing 20.to 21.the 22.right 23.of <text:span text:style-name="T1">24.it</text:span> 25., 26.what 27.size 28.is <text:span text:style-name="T5">29.it</text:span> 30.?</text:p>
      <text:p text:style-name="P2">32.small</text:p>
      <text:p text:style-name="P2">34.what 35.about 36.shape 37.?</text:p>
      <text:p text:style-name="P2">39.cylinder</text:p>
      <text:p text:style-name="P2">41.and 42.material 43.?</text:p>
      <text:p text:style-name="P2">45.metal</text:p>
      <text:p text:style-name="P2">47.how 48.about <text:span text:style-name="T1">49.the 50.earlier 51.large 52.thing</text:span> 53.?</text:p>
      <text:p text:style-name="P2">55.metal</text:p>
      <text:p text:style-name="P2">57.what 58.is 59.the 60.count 61.of 62.things <text:span text:style-name="T5">63.that 64.tiny 65.thing</text:span> 66.has 67.to <text:span text:style-name="T5">68.its</text:span> 69.right 70.?</text:p>
      <text:p text:style-name="P2">72.8</text:p>
      <text:p text:style-name="P2">74.if 75.there 76.is 77.a 78.thing 79.behind <text:span text:style-name="T1">80.the 81.earlier 82.large 83.thing</text:span> 84., 85.what 86.is <text:span text:style-name="T7">87.its</text:span> 88.shape 89.?</text:p>
      <text:p text:style-name="P2">91.cylinder</text:p>
      <text:p text:style-name="P2">93.does 94.the 95.image 96.have <text:span text:style-name="T18">97.other 98.things</text:span> 99.that 100.share 101.the 102.same 103.material 104.with <text:span text:style-name="T1">105.the 106.earlier 107.large 108.thing</text:span> 109.?</text:p>
      <text:p text:style-name="P2">111.yes</text:p>
      <text:p text:style-name="P2">113.are 114.there 115.any 116.yellow 117.things 118.in <text:span text:style-name="T18">119.the 120.group</text:span> 121.?</text:p>
      <text:p text:style-name="P2">123.yes</text:p>
      <text:p text:style-name="P2">125.if 126.there 127.is 128.a 129.thing 130.right 131.of <text:span text:style-name="T5">132.that 133.tiny 134.thing</text:span> 135., 136.what 137.color 138.is <text:span text:style-name="T9">139.it</text:span> 140.?</text:p>
      <text:p text:style-name="P2">142.yellow</text:p>
      <text:p text:style-name="P2">144.are 145.there 146.things 147.present 148.behind <text:span text:style-name="T9">149.itself</text:span> 150.in 151.the 152.scene 153.?</text:p>
      <text:p text:style-name="P2">155.yes</text:p>
      <text:p text:style-name="P2"/>
      <text:p text:style-name="P2">==================================================</text:p>
      <text:p text:style-name="P3">11</text:p>
      <text:p text:style-name="P2">0.there 1.is <text:span text:style-name="T1">2.one 3.large 4.gray 5.thing</text:span> 6.in 7.the 8.view 9..</text:p>
      <text:p text:style-name="P2">11.if 12.there 13.is 14.a 15.thing 16.behind <text:span text:style-name="T1">17.it</text:span> 18., 19.what 20.size 21.is <text:span text:style-name="T5">22.it</text:span> 23.?</text:p>
      <text:p text:style-name="P2">25.small</text:p>
      <text:p text:style-name="P2">27.what 28.about 29.material 30.?</text:p>
      <text:p text:style-name="P2">32.metal</text:p>
      <text:p text:style-name="P2">34.and 35.that 36.of <text:span text:style-name="T1">37.the 38.above 39.large 40.thing</text:span> 41.?</text:p>
      <text:p text:style-name="P2">43.metal</text:p>
      <text:p text:style-name="P2">45.what 46.number 47.of 48.other 49.things 50.share 51.similar 52.material 53.with <text:span text:style-name="T5">54.the 55.above 56.small 57.thing</text:span> 58.?</text:p>
      <text:p text:style-name="P2">60.6</text:p>
      <text:p text:style-name="P2">62.if 63.there 64.is 65.a 66.thing 67.on 68.the 69.left 70.side 71.of <text:span text:style-name="T5">72.the 73.above 74.small 75.thing</text:span> 76., 77.what 78.size 79.is <text:span text:style-name="T7">80.it</text:span> 81.?</text:p>
      <text:p text:style-name="P2">83.small</text:p>
      <text:p text:style-name="P2">85.does<text:span text:style-name="T1"> 86.the 87.earlier 88.big 89.thing</text:span> 90.have 91.things 92.to <text:span text:style-name="T1">93.its</text:span> 94.left 95.?</text:p>
      <text:p text:style-name="P2">97.no</text:p>
      <text:p text:style-name="P2">99.what 100.is 101.the 102.count 103.of <text:span text:style-name="T17">104.purple 105.things</text:span> 106., 107.if 108.present 109.?</text:p>
      <text:p text:style-name="P7">111.1</text:p>
      <text:p text:style-name="P2">113.if 114.there 115.is 116.a 117.thing 118.in 119.front 120.of <text:span text:style-name="T9">121.it</text:span> 122., 123.what 124.is <text:span text:style-name="T11">125.its</text:span> 126.size 127.?</text:p>
      <text:p text:style-name="P2">129.small</text:p>
      <text:p text:style-name="P2">131.if 132.there 133.is 134.a 135.thing 136.in 137.front 138.of <text:span text:style-name="T1">139.the 140.previous 141.large 142.thing </text:span>143., 144.what 145.size 146.is <text:span text:style-name="T13">147.it</text:span> 148.?</text:p>
      <text:p text:style-name="P2">150.large</text:p>
      <text:p text:style-name="P2">152.what 153.is 154.the 155.number 156.of 157.other 158.things 159.in 160.the 161.image 162.?</text:p>
      <text:p text:style-name="P2">164.1</text:p>
      <text:p text:style-name="P2"/>
      <text:p text:style-name="P2">==================================================</text:p>
      <text:p text:style-name="P3">12</text:p>
      <text:p text:style-name="P2"><text:span text:style-name="T1">0.a 1.large 2.thing</text:span> 3.is 4.present 5.in 6.front 7.of <text:span text:style-name="T5">8.a 9.gray 10.thing</text:span> 11.in 12.the 13.scene 14..</text:p>
      <text:p text:style-name="P2">16.what 17.is 18.the 19.number 20.of 21.cy 22.##an 23.things 24.in 25.the 26.view 27., 28.if 29.present 30.?</text:p>
      <text:p text:style-name="P2">32.2</text:p>
      <text:p text:style-name="P2">34.if 35.there 36.is 37.a 38.thing 39.in 40.front 41.of <text:span text:style-name="T1">42.the 43.above 44.large 45.thing</text:span> 46., 47.what 48.shape 49.is <text:span text:style-name="T7">50.it</text:span> 51.?</text:p>
      <text:p text:style-name="P2">53.cube</text:p>
      <text:p text:style-name="P2">55.if 56.there 57.is 58.a 59.thing 60.on 61.the 62.right 63.side 64.of <text:span text:style-name="T7">65.it</text:span> 66., 67.what 68.color 69.is <text:span text:style-name="T15">70.it </text:span>71.?</text:p>
      <text:p text:style-name="P2">73.yellow</text:p>
      <text:p text:style-name="P2">75.how 76.about 77.shape 78.?</text:p>
      <text:p text:style-name="P2">80.cube</text:p>
      <text:p text:style-name="P2">82.and 83.that 84.of <text:span text:style-name="T1">85.the 86.aforementioned 87.big 88.thing</text:span> 89.?</text:p>
      <text:p text:style-name="P2">91.cylinder</text:p>
      <text:p text:style-name="P2">93.what 94.is 95.the 96.material 97.of <text:span text:style-name="T9">98.the 99.aforementioned 100.yellow 101.thing</text:span> 102.?</text:p>
      <text:p text:style-name="P2">104.metal</text:p>
      <text:p text:style-name="P2">106.how 107.many 108.things 109.right 110.of <text:span text:style-name="T1">111.the 112.earlier 113.cylinder</text:span> 114.?</text:p>
      <text:p text:style-name="P2">116.0</text:p>
      <text:p text:style-name="P2">118.does <text:span text:style-name="T5">119.the 120.above 121.gray 122.thing</text:span> 123.have 124.things 125.to <text:span text:style-name="T5">126.its</text:span> 127.right 128.?</text:p>
      <text:p text:style-name="P2">130.yes</text:p>
      <text:p text:style-name="P2">132.what 133.shape 134.is <text:span text:style-name="T5">135.the 136.earlier 137.gray 138.thing</text:span><text:span text:style-name="T17"> 139</text:span>.?</text:p>
      <text:p text:style-name="P2">141.cylinder</text:p>
      <text:p text:style-name="P2">143.what 144.is 145.the 146.count 147.of 148.things 149.to <text:span text:style-name="T5">150.its</text:span> 151.behind 152.in 153.the 154.picture 155.?</text:p>
      <text:p text:style-name="P2">157.3</text:p>
      <text:p text:style-name="P2"/>
      <text:p text:style-name="P2">==================================================</text:p>
      <text:p text:style-name="P3">13</text:p>
      <text:p text:style-name="P2"><text:span text:style-name="T1">0.a 1.large 2.thing</text:span> 3.is 4.present 5.in 6.front 7.of <text:span text:style-name="T5">8.a 9.gray 10.thing</text:span> 11.in 12.the 13.view 14..</text:p>
      <text:p text:style-name="P2">16.what 17.is 18.the 19.number 20.of 21.cy 22.##an 23.things 24.in 25.the 26.picture 27., 28.if 29.present 30.?</text:p>
      <text:p text:style-name="P2">32.2</text:p>
      <text:p text:style-name="P2">34.what 35.shape 36.is <text:span text:style-name="T1">37.the 38.previous 39.large 40.thing</text:span> 41.?</text:p>
      <text:p text:style-name="P2">43.cylinder</text:p>
      <text:p text:style-name="P2">45.if 46.there 47.is 48.a 49.thing 50.in 51.front 52.of <text:span text:style-name="T1">53.it</text:span> 54., 55.what 56.shape 57.is <text:span text:style-name="T7">58.it</text:span> 59.?</text:p>
      <text:p text:style-name="P2">61.cube</text:p>
      <text:p text:style-name="P2">63.and 64.color 65.?</text:p>
      <text:p text:style-name="P2">67.blue</text:p>
      <text:p text:style-name="P2">69.how 70.about <text:span text:style-name="T1">71.the 72.previous 73.cylinder</text:span> 74.?</text:p>
      <text:p text:style-name="P2">76.blue</text:p>
      <text:p text:style-name="P2">78.does 79.the 80.picture 81.have 82.other 83.things 84.that 85.share 86.the 87.same 88.color 89.with <text:span text:style-name="T7">90.that 91.cube</text:span> 92.?</text:p>
      <text:p text:style-name="P2">94.yes</text:p>
      <text:p text:style-name="P2">96.are 97.there 98.other 99.things 100.in 101.the 102.picture 103.that 104.are 105.of 106.same 107.shape 108.as <text:span text:style-name="T7">109.the 110.aforementioned 111.cube</text:span> 112.?</text:p>
      <text:p text:style-name="P2">114.yes</text:p>
      <text:p text:style-name="P2">116.what 117.is 118.the 119.material 120.of <text:span text:style-name="T1">121.the 122.above 123.cylinder</text:span> 124.?</text:p>
      <text:p text:style-name="P2">126.rubber</text:p>
      <text:p text:style-name="P2">128.if 129.there 130.is 131.a 132.thing 133.on 134.the 135.left 136.side 137.of <text:span text:style-name="T1">138.it</text:span> 139., 140.what 141.shape 142.is <text:span text:style-name="T9">143.it</text:span> 144.?</text:p>
      <text:p text:style-name="P2">146.sphere</text:p>
      <text:p text:style-name="P2">148.what 149.is 150.the 151.count 152.of 153.things <text:span text:style-name="T1">154.the 155.above 156.big 157.thing</text:span> 158.has 159.to <text:span text:style-name="T1">160.its</text:span> 161.right 162.?</text:p>
      <text:p text:style-name="P2">164.0</text:p>
      <text:p text:style-name="P2"/>
      <text:p text:style-name="P2">==================================================</text:p>
      <text:p text:style-name="P3">14</text:p>
      <text:p text:style-name="P2"><text:span text:style-name="T1">0.a 1.large 2.thing</text:span> 3.is 4.present 5.in 6.front 7.of <text:span text:style-name="T5">8.a 9.gray 10.thing</text:span> 11.in 12.the 13.view 14..</text:p>
      <text:p text:style-name="P2">16.what 17.is 18.the 19.number 20.of 21.cy 22.##an 23.things 24.in 25.the 26.image 27., 28.if 29.present 30.?</text:p>
      <text:p text:style-name="P2">32.2</text:p>
      <text:p text:style-name="P2">34.what 35.shape 36.is <text:span text:style-name="T1">37.the 38.above 39.big 40.thing</text:span> 41.?</text:p>
      <text:p text:style-name="P2">43.cylinder</text:p>
      <text:p text:style-name="P2">45.if 46.there 47.is 48.a 49.thing 50.in 51.front 52.of <text:span text:style-name="T1">53.it</text:span> 54., 55.what 56.shape 57.is <text:span text:style-name="T7">58.it</text:span> 59.?</text:p>
      <text:p text:style-name="P2">61.cube</text:p>
      <text:p text:style-name="P2">63.and 64.color 65.?</text:p>
      <text:p text:style-name="P2">67.blue</text:p>
      <text:p text:style-name="P2">69.how 70.about <text:span text:style-name="T1">71.that 72.cylinder</text:span> 73.?</text:p>
      <text:p text:style-name="P2">75.blue</text:p>
      <text:p text:style-name="P2">77.does 78.the 79.view 80.have 81.other 82.things 83.that 84.share 85.the 86.same 87.color 88.with <text:span text:style-name="T7">89.the 90.aforementioned 91.cube</text:span> 92.?</text:p>
      <text:p text:style-name="P2">94.yes</text:p>
      <text:p text:style-name="P2">96.does <text:span text:style-name="T5">97.the 98.previous 99.gray 100.thing</text:span> 101.have 102.things 103.to <text:span text:style-name="T5">104.its</text:span> 105.left 106.?</text:p>
      <text:p text:style-name="P2">108.no</text:p>
      <text:p text:style-name="P2">110.what 111.is 112.the 113.material 114.of <text:span text:style-name="T1">115.the 116.above 117.big 118.thing</text:span> 119.?</text:p>
      <text:p text:style-name="P2">121.rubber</text:p>
      <text:p text:style-name="P2">123.if 124.there 125.is 126.a 127.thing 128.to 129.the 130.right 131.of <text:span text:style-name="T7">132.the 133.above 134.block</text:span> 135., 136.what 137.is <text:span text:style-name="T9">138.its</text:span> 139.size 140.?</text:p>
      <text:p text:style-name="P2">142.small</text:p>
      <text:p text:style-name="P2">144.how 145.many 146.other 147.things 148.are 149.in 150.the 151.scene 152.?</text:p>
      <text:p text:style-name="P2">154.3</text:p>
      <text:p text:style-name="P2"/>
      <text:p text:style-name="P2">==================================================</text:p>
      <text:p text:style-name="P3">20</text:p>
      <text:p text:style-name="P2">0.there 1.is <text:span text:style-name="T1">2.a 3.cylinder</text:span> 4.sitting 5.at 6.the 7.extreme 8.front 9..</text:p>
      <text:p text:style-name="P2">11.if 12.there 13.is 14.a 15.thing 16.behind <text:span text:style-name="T1">17.it</text:span> 18., 19.what 20.shape 21.is <text:span text:style-name="T5">22.it</text:span> 23.?</text:p>
      <text:p text:style-name="P2">25.cube</text:p>
      <text:p text:style-name="P2">27.how 28.about 29.color 30.?</text:p>
      <text:p text:style-name="P2">32.yellow</text:p>
      <text:p text:style-name="P2">34.what 35.about 36.size 37.?</text:p>
      <text:p text:style-name="P2">39.large</text:p>
      <text:p text:style-name="P2">41.and 42.that 43.of <text:span text:style-name="T1">44.that 45.cylinder</text:span> 46.?</text:p>
      <text:p text:style-name="P2">48.large</text:p>
      <text:p text:style-name="P2">50.does 51.the 52.image 53.have 54.other 55.things 56.that 57.share 58.the 59.same 60.color 61.with <text:span text:style-name="T5">62.the 63.above 64.block</text:span> 65.?</text:p>
      <text:p text:style-name="P2">67.yes</text:p>
      <text:p text:style-name="P2">69.if 70.there 71.is 72.a 73.thing 74.right 75.of <text:span text:style-name="T1">76.the 77.above 78.cylinder</text:span> 79., 80.what 81.is <text:span text:style-name="T7">82.its</text:span> 83.color 84.?</text:p>
      <text:p text:style-name="P2">86.green</text:p>
      <text:p text:style-name="P2">88.are 89.there 90.things 91.present 92.right 93.of <text:span text:style-name="T1">94.the 95.earlier 96.cylinder</text:span> 97.?</text:p>
      <text:p text:style-name="P2">99.yes</text:p>
      <text:p text:style-name="P2">101.what 102.is 103.the 104.count 105.of 106.brown 107.things 108.in 109.the 110.view 111., 112.if 113.present 114.?</text:p>
      <text:p text:style-name="P2">116.1</text:p>
      <text:p text:style-name="P2">118.what 119.color 120.is <text:span text:style-name="T1">121.the 122.above 123.cylinder</text:span> 124.?</text:p>
      <text:p text:style-name="P2">126.gray</text:p>
      <text:p text:style-name="P2">128.how 129.many 130.other 131.things 132.in 133.the 134.view 135.have 136.the 137.same 138.size 139.as <text:span text:style-name="T5">140.that 141.cube</text:span> 142.?</text:p>
      <text:p text:style-name="P2">144.4</text:p>
      <text:p text:style-name="P2"/>
      <text:p text:style-name="P2">==================================================</text:p>
      <text:p text:style-name="P3">21</text:p>
      <text:p text:style-name="P2">0.there 1.is <text:span text:style-name="T1">2.a 3.gray 4.thing</text:span> 5.in 6.the 7.scene 8..</text:p>
      <text:p text:style-name="P2">10.if 11.there 12.is 13.a 14.thing 15.behind <text:span text:style-name="T1">16.it</text:span> 17., 18.what 19.is <text:span text:style-name="T5">20.its</text:span> 21.size 22.?</text:p>
      <text:p text:style-name="P2">24.large</text:p>
      <text:p text:style-name="P2">26.and 27.shape 28.?</text:p>
      <text:p text:style-name="P2">30.cube</text:p>
      <text:p text:style-name="P2">32.how 33.about 34.material 35.?</text:p>
      <text:p text:style-name="P2">37.rubber</text:p>
      <text:p text:style-name="P2">39.how 40.about <text:span text:style-name="T1">41.the 42.aforementioned 43.gray 44.thing</text:span> 45.?</text:p>
      <text:p text:style-name="P2">47.rubber</text:p>
      <text:p text:style-name="P2">49.are 50.there 51.things 52.present 53.on 54.the 55.right 56.side 57.of <text:span text:style-name="T5">58.the 59.aforementioned 60.large 61.thing</text:span> 62.?</text:p>
      <text:p text:style-name="P2">64.yes</text:p>
      <text:p text:style-name="P2">66.how 67.many 68.other 69.things 70.have 71.the 72.same 73.size 74.as <text:span text:style-name="T5">75.the 76.previous 77.big 78.thing</text:span> 79.?</text:p>
      <text:p text:style-name="P2">81.4</text:p>
      <text:p text:style-name="P2">83.what 84.is 85.the 86.color 87.of <text:span text:style-name="T5">88.that 89.cube</text:span> 90.?</text:p>
      <text:p text:style-name="P2">92.yellow</text:p>
      <text:p text:style-name="P2">94.does 95.the 96.scene 97.have 98.other 99.things 100.that 101.are 102.of 103.same 104.color 105.as <text:span text:style-name="T1">106.the 107.earlier 108.gray 109.thing</text:span> 110.?</text:p>
      <text:p text:style-name="P2">112.no</text:p>
      <text:p text:style-name="P2">114.if 115.there 116.is 117.a 118.thing 119.behind <text:span text:style-name="T5">120.that 121.yellow 122.thing</text:span> 123., 124.what 125.is <text:span text:style-name="T7">126.its</text:span> 127.color 128.?</text:p>
      <text:p text:style-name="P2">130.green</text:p>
      <text:p text:style-name="P2">132.are 133.there 134.other 135.things 136.that 137.share <text:span text:style-name="T7">138.its</text:span> 139.color 140.in 141.the 142.view 143.?</text:p>
      <text:p text:style-name="P2">145.no</text:p>
      <text:p text:style-name="P2"/>
      <text:p text:style-name="P2">==================================================</text:p>
      <text:p text:style-name="P3">22</text:p>
      <text:p text:style-name="P2">0.the 1.scene 2.has 3.many 4.yellow 5.things 6..</text:p>
      <text:p text:style-name="P2">8.does 9.the 10.picture 11.contain 12.any 13.cube 14.##s 15.?</text:p>
      <text:p text:style-name="P2">17.yes</text:p>
      <text:p text:style-name="P2">19.how 20.many <text:span text:style-name="T17">21.purple 22.things</text:span> 23.in 24.the 25.group 26.?</text:p>
      <text:p text:style-name="P7">28.1</text:p>
      <text:p text:style-name="P2">30.if 31.there 32.is 33.a 34.thing 35.to 36.the 37.right 38.of <text:span text:style-name="T9">39.it</text:span> 40., 41.what 42.is <text:span text:style-name="T1">43.its</text:span> 44.material 45.?</text:p>
      <text:p text:style-name="P2">47.metal</text:p>
      <text:p text:style-name="P2">49.if 50.there 51.is 52.a 53.thing 54.behind <text:span text:style-name="T1">55.it</text:span> 56., 57.what 58.is <text:span text:style-name="T18">59.its</text:span> 60.color 61.?</text:p>
      <text:p text:style-name="P2">63.blue</text:p>
      <text:p text:style-name="P2">65.what 66.about 67.size 68.?</text:p>
      <text:p text:style-name="P2">70.small</text:p>
      <text:p text:style-name="P2">72.what 73.about <text:span text:style-name="T9">74.the 75.earlier 76.purple 77.thing</text:span> 78.?</text:p>
      <text:p text:style-name="P2">80.large</text:p>
      <text:p text:style-name="P2">82.what 83.shape 84.is <text:span text:style-name="T1">85.the 86.above 87.metallic 88.thing</text:span> 89.?</text:p>
      <text:p text:style-name="P2">91.cylinder</text:p>
      <text:p text:style-name="P2">93.what 94.is 95.the 96.count 97.of 98.things <text:span text:style-name="T18">99.the 100.earlier 101.blue 102.thing</text:span> 103.has 104.to <text:span text:style-name="T16">105.its</text:span> 106.left 107.?</text:p>
      <text:p text:style-name="P2">109.0</text:p>
      <text:p text:style-name="P2">111.what 112.color 113.is <text:span text:style-name="T1">114.the 115.aforementioned 116.cylinder</text:span> 117.?</text:p>
      <text:p text:style-name="P2">119.purple</text:p>
      <text:p text:style-name="P2">121.does 122.the 123.view 124.contain 125.any 126.brown 127.things 128.?</text:p>
      <text:p text:style-name="P2">130.yes</text:p>
      <text:p text:style-name="P2"/>
      <text:p text:style-name="P2">==================================================</text:p>
      <text:p text:style-name="P3">23</text:p>
      <text:p text:style-name="P2"><text:span text:style-name="T1">0.a 1.big 2.thing</text:span> 3.stands 4.in 5.front 6.of <text:span text:style-name="T18">7.a 8.blue 9.thing</text:span> 10.in 11.the 12.picture 13..</text:p>
      <text:p text:style-name="P2">15.if 16.present 17., 18.how 19.many 20.cy 21.##an 22.things 23.are 24.in 25.the 26.scene 27.?</text:p>
      <text:p text:style-name="P2">29.0</text:p>
      <text:p text:style-name="P2">31.what 32.is 33.the 34.color 35.of <text:span text:style-name="T1">36.the 37.aforementioned 38.big 39.thing</text:span> 40.?</text:p>
      <text:p text:style-name="P2">42.purple</text:p>
      <text:p text:style-name="P2">44.what 45.is 46.the 47.shape 48.of <text:span text:style-name="T1">49.this 50.thing</text:span> 51.?</text:p>
      <text:p text:style-name="P2">53.cylinder</text:p>
      <text:p text:style-name="P2">55.how 56.about 57.material 58.?</text:p>
      <text:p text:style-name="P2">60.metal</text:p>
      <text:p text:style-name="P2">62.what 63.about <text:span text:style-name="T18">64.the 65.aforementioned 66.blue 67.thing</text:span> 68.?</text:p>
      <text:p text:style-name="P2">70.metal</text:p>
      <text:p text:style-name="P2">72.does <text:span text:style-name="T1">73.that 74.purple 75.thing</text:span> 76.have 77.things 78.to <text:span text:style-name="T1">79.its</text:span> 80.right 81.?</text:p>
      <text:p text:style-name="P2">83.no</text:p>
      <text:p text:style-name="P2">85.if 86.there 87.is 88.a 89.thing 90.to 91.the 92.left 93.of <text:span text:style-name="T1">94.the 95.above 96.purple 97.thing</text:span> 98., 99.what 100.size 101.is <text:span text:style-name="T5">102.it</text:span> 103.?</text:p>
      <text:p text:style-name="P2">105.large</text:p>
      <text:p text:style-name="P2">107.any 108.yellow 109.things 110.in 111.the 112.scene 113.?</text:p>
      <text:p text:style-name="P2">115.yes</text:p>
      <text:p text:style-name="P2">117.if 118.there 119.is 120.a 121.thing 122.in 123.front 124.of <text:span text:style-name="T1">125.the 126.earlier 127.cylinder</text:span> 128., 129.what 130.color 131.is <text:span text:style-name="T20">132.it</text:span> 133.?</text:p>
      <text:p text:style-name="P2">135.green</text:p>
      <text:p text:style-name="P2">137.are 138.there 139.things 140.left 141.of <text:span text:style-name="T18">142.that 143.blue 144.thing</text:span> 145.?</text:p>
      <text:p text:style-name="P2">147.no</text:p>
      <text:p text:style-name="P2"/>
      <text:p text:style-name="P2">==================================================</text:p>
      <text:p text:style-name="P3">24</text:p>
      <text:p text:style-name="P2"><text:span text:style-name="T1">0.a 1.large 2.thing</text:span> 3.stands 4.in 5.front 6.of <text:span text:style-name="T18">7.a 8.blue 9.thing</text:span> 10.in 11.the 12.picture 13..</text:p>
      <text:p text:style-name="P2">15.if 16.present 17., 18.how 19.many 20.cy 21.##an 22.things 23.are 24.in 25.the 26.picture 27.?</text:p>
      <text:p text:style-name="P2">29.0</text:p>
      <text:p text:style-name="P2">31.if 32.there 33.is 34.a 35.thing 36.in 37.front 38.of <text:span text:style-name="T1">39.that 40.large 41.thing</text:span> 42., 43.what 44.is <text:span text:style-name="T5">45.its</text:span> 46.material 47.?</text:p>
      <text:p text:style-name="P2">49.metal</text:p>
      <text:p text:style-name="P2">51.what 52.is <text:span text:style-name="T5">53.its</text:span> 54.color 55.?</text:p>
      <text:p text:style-name="P2">57.green</text:p>
      <text:p text:style-name="P2">59.what 60.about 61.size 62.?</text:p>
      <text:p text:style-name="P2">64.small</text:p>
      <text:p text:style-name="P2">66.and 67.that 68.of <text:span text:style-name="T18">69.that 70.blue 71.thing</text:span> 72.?</text:p>
      <text:p text:style-name="P2">74.small</text:p>
      <text:p text:style-name="P2">76.how 77.many 78.things 79.does <text:span text:style-name="T5">80.the 81.aforementioned 82.green 83.thing</text:span> 84.have 85.to <text:span text:style-name="T5">86.its </text:span>87.front 88.?</text:p>
      <text:p text:style-name="P2">90.2</text:p>
      <text:p text:style-name="P2">92.if 93.there 94.is 95.a 96.thing 97.in 98.front 99.of <text:span text:style-name="T5">100.that 101.shiny 102.thing</text:span> 103., 104.what 105.is <text:span text:style-name="T9">106.its</text:span> 107.color 108.?</text:p>
      <text:p text:style-name="P2">110.yellow</text:p>
      <text:p text:style-name="P2">112.are 113.there 114.things 115.behind <text:span text:style-name="T18">116.the 117.earlier 118.blue 119.thing</text:span> 120.?</text:p>
      <text:p text:style-name="P2">122.yes</text:p>
      <text:p text:style-name="P2">124.what 125.is 126.the 127.shape 128.of <text:span text:style-name="T9">129.the 130.aforementioned 131.yellow 132.thing</text:span> 133.?</text:p>
      <text:p text:style-name="P2">135.cube</text:p>
      <text:p text:style-name="P2">137.what 138.is 139.the 140.number 141.of 142.things 143.in 144.the 145.view 146.?</text:p>
      <text:p text:style-name="P2">148.8</text:p>
      <text:p text:style-name="P2"/>
      <text:p text:style-name="P2">==================================================</text:p>
      <text:p text:style-name="P3">30</text:p>
      <text:p text:style-name="P2">0.the 1.rear 2.##most 3.object 4.in 5.the 6.image 7.is <text:span text:style-name="T1">8.a 9.metallic 10.sphere</text:span> 11..</text:p>
      <text:p text:style-name="P2">13.if 14.there 15.is 16.an 17.object 18.on 19.the 20.right 21.side 22.of <text:span text:style-name="T1">23.it</text:span> 24., 25.what 26.is <text:span text:style-name="T9">27.its</text:span> 28.shape 29.?</text:p>
      <text:p text:style-name="P2">31.sphere</text:p>
      <text:p text:style-name="P2">33.how 34.about 35.size 36.?</text:p>
      <text:p text:style-name="P2">38.large</text:p>
      <text:p text:style-name="P2">40.what 41.about 42.color 43.?</text:p>
      <text:p text:style-name="P2">45.purple</text:p>
      <text:p text:style-name="P2">47.what 48.about <text:span text:style-name="T1">49.that 50.shiny 51.object</text:span> 52.?</text:p>
      <text:p text:style-name="P2">54.purple</text:p>
      <text:p text:style-name="P2">56.what 57.number 58.of 59.other 60.objects 61.in 62.the 63.image 64.are 65.of 66.same 67.color 68.with <text:span text:style-name="T9">69.that 70.big 71.object</text:span> 72.?</text:p>
      <text:p text:style-name="P5">74.1<text:span text:style-name="T3">(74.1)</text:span></text:p>
      <text:p text:style-name="P4">76.how 77.many 78.objects 79.does <text:span text:style-name="T13">80.it</text:span><text:span text:style-name="T2">(80.it)</text:span> 81.have 82.to <text:span text:style-name="T13">83.its</text:span><text:span text:style-name="T2">(83.its)</text:span> 84.front 85.?</text:p>
      <text:p text:style-name="P2">87.6</text:p>
      <text:p text:style-name="P2">89.does <text:span text:style-name="T1">90.the 91.earlier 92.metallic 93.object</text:span> 94.have 95.objects 96.to <text:span text:style-name="T1">97.its</text:span> 98.left 99.?</text:p>
      <text:p text:style-name="P2">101.yes</text:p>
      <text:p text:style-name="P2">103.if 104.there 105.is 106.an 107.object 108.in 109.front 110.of <text:span text:style-name="T9">111.the 112.above 113.large 114.object</text:span> 115., 116.what 117.color 118.is <text:span text:style-name="T5">119.it</text:span> 120.?</text:p>
      <text:p text:style-name="P2">122.brown</text:p>
      <text:p text:style-name="P2">124.what 125.material 126.is <text:span text:style-name="T9">127.the 128.previous 129.big 130.object</text:span> 131.?</text:p>
      <text:p text:style-name="P2">133.metal</text:p>
      <text:p text:style-name="P2">135.what 136.is 137.the 138.count 139.of 140.objects <text:span text:style-name="T5">141.the 142.above 143.brown 144.object</text:span> 145.has 146.to <text:span text:style-name="T5">147.its</text:span> 148.right 149.?</text:p>
      <text:p text:style-name="P2">151.5</text:p>
      <text:p text:style-name="P2"/>
      <text:p text:style-name="P2">==================================================</text:p>
      <text:p text:style-name="P3">31</text:p>
      <text:p text:style-name="P2">0.there 1.is <text:span text:style-name="T22">2.a 3.gray 4.object</text:span> 5.in 6.the 7.image 8..</text:p>
      <text:p text:style-name="P2">10.if 11.there 12.is 13.an 14.object 15.in 16.front 17.of <text:span text:style-name="T22">18.it </text:span>19., 20.what 21.shape 22.is <text:span text:style-name="T1">23.it</text:span> 24.?</text:p>
      <text:p text:style-name="P2">26.sphere</text:p>
      <text:p text:style-name="P2">28.and 29.material 30.?</text:p>
      <text:p text:style-name="P2">32.rubber</text:p>
      <text:p text:style-name="P2">34.how 35.about <text:span text:style-name="T22">36.the 37.earlier 38.gray 39.object</text:span> 40.?</text:p>
      <text:p text:style-name="P2">42.rubber</text:p>
      <text:p text:style-name="P2">44.if 45.there 46.is 47.an 48.object 49.left 50.of <text:span text:style-name="T1">51.the 52.above 53.sphere</text:span> 54., 55.what 56.color 57.is <text:span text:style-name="T5">58.it</text:span> 59.?</text:p>
      <text:p text:style-name="P2">61.brown</text:p>
      <text:p text:style-name="P2">63.what 64.number 65.of 66.other 67.objects 68.are 69.of 70.same 71.shape 72.with <text:span text:style-name="T1">73.the 74.earlier 75.round 76.object</text:span> 77.?</text:p>
      <text:p text:style-name="P2">79.2</text:p>
      <text:p text:style-name="P2">81.are 82.there <text:span text:style-name="T7">83.objects</text:span> 84.present 85.to 86.the 87.left 88.of <text:span text:style-name="T5">89.that 90.brown 91.object</text:span> 92.?</text:p>
      <text:p text:style-name="P2">94.yes</text:p>
      <text:p text:style-name="P2">96.how 97.many 98.tiny 99.objects 100.among <text:span text:style-name="T7">101.them</text:span> 102.?</text:p>
      <text:p text:style-name="P7">104.1</text:p>
      <text:p text:style-name="P2">106.if 107.there 108.is 109.an 110.object 111.on 112.the 113.left 114.side 115.of <text:span text:style-name="T5">116.the 117.above 118.brown 119.object</text:span> 120., 121.what 122.color 123.is <text:span text:style-name="T9">124.it</text:span> 125.?</text:p>
      <text:p text:style-name="P2">127.brown</text:p>
      <text:p text:style-name="P2">129.what 130.about <text:span text:style-name="T9">131.its</text:span> 132.material 133.?</text:p>
      <text:p text:style-name="P2">135.metal</text:p>
      <text:p text:style-name="P2">137.how 138.many 139.objects 140.are 141.in 142.the 143.picture 144.?</text:p>
      <text:p text:style-name="P2">146.7</text:p>
      <text:p text:style-name="P2"/>
      <text:p text:style-name="P2">==================================================</text:p>
      <text:p text:style-name="P3">32</text:p>
      <text:p text:style-name="P2">0.there 1.are <text:span text:style-name="T1">2.3 3.cylinders</text:span> 4.in 5.the 6.picture 7..</text:p>
      <text:p text:style-name="P2">9.any <text:span text:style-name="T5">10.matt 11.##e 12.objects</text:span> 13.among <text:span text:style-name="T1">14.them</text:span> 15.?</text:p>
      <text:p text:style-name="P2">17.yes</text:p>
      <text:p text:style-name="P2">19.what 20.is 21.the 22.number 23.of 24.green 25.objects 26.in <text:span text:style-name="T5">27.this 28.group</text:span> 29.?</text:p>
      <text:p text:style-name="P2">31.0</text:p>
      <text:p text:style-name="P2">33.if 34.there 35.is 36.an 37.object 38.to 39.the 40.right 41.of <text:span text:style-name="T5">42.the 43.previous 44.rubber 45.object</text:span> 46., 47.what 48.size 49.is <text:span text:style-name="T20">50.it</text:span> 51.?</text:p>
      <text:p text:style-name="P2">53.small</text:p>
      <text:p text:style-name="P2">55.if 56.there 57.is 58.an 59.object 60.behind <text:span text:style-name="T20">61.it</text:span> 62., 63.what 64.is <text:span text:style-name="T9">65.its</text:span> 66.size 67.?</text:p>
      <text:p text:style-name="P2">69.large</text:p>
      <text:p text:style-name="P2">71.what 72.about 73.color 74.?</text:p>
      <text:p text:style-name="P2">76.gray</text:p>
      <text:p text:style-name="P2">78.and 79.that 80.of <text:span text:style-name="T20">81.that 82.tiny 83.object</text:span> 84.?</text:p>
      <text:p text:style-name="P2">86.yellow</text:p>
      <text:p text:style-name="P2">88.what 89.color 90.is <text:span text:style-name="T5">91.the 92.above 93.matt 94.##e 95.object</text:span> 96.?</text:p>
      <text:p text:style-name="P2">98.brown</text:p>
      <text:p text:style-name="P2">100.how 101.many 102.objects 103.right 104.of <text:span text:style-name="T9">105.the 106.aforementioned 107.large 108.object</text:span> 109.?</text:p>
      <text:p text:style-name="P2">111.6</text:p>
      <text:p text:style-name="P2">113.what 114.is 115.the 116.material 117.of <text:span text:style-name="T9">118.the 119.previous 120.large 121.object</text:span> 122.?</text:p>
      <text:p text:style-name="P2">124.rubber</text:p>
      <text:p text:style-name="P2">126.are 127.there 128.other 129.objects 130.that 131.share <text:span text:style-name="T9">132.its</text:span> 133.color 134.in 135.the 136.picture 137.?</text:p>
      <text:p text:style-name="P2">139.no</text:p>
      <text:p text:style-name="P2"/>
      <text:p text:style-name="P2">=================================================</text:p>
      <text:p text:style-name="P3">33</text:p>
      <text:p text:style-name="P2">0.there 1.is <text:span text:style-name="T18">2.a 3.blue 4.object</text:span> 5.on 6.the 7.right 8.side 9.of <text:span text:style-name="T1">10.a 11.large 12.object</text:span> 13.in 14.the 15.view 16..</text:p>
      <text:p text:style-name="P2">18.are 19.there 20.red 21.objects 22.?</text:p>
      <text:p text:style-name="P2">24.no</text:p>
      <text:p text:style-name="P2">26.if 27.there 28.is 29.an 30.object 31.behind <text:span text:style-name="T1">32.the 33.previous 34.big 35.object</text:span> 36., 37.what 38.is <text:span text:style-name="T5">39.its</text:span> 40.color 41.?</text:p>
      <text:p text:style-name="P2">43.brown</text:p>
      <text:p text:style-name="P2">45.if 46.there 47.is 48.an 49.object 50.left 51.of <text:span text:style-name="T5">52.it</text:span> 53., 54.what 55.is <text:span text:style-name="T20">56.its</text:span> 57.material 58.?</text:p>
      <text:p text:style-name="P2">60.metal</text:p>
      <text:p text:style-name="P2">62.what 63.about 64.size 65.?</text:p>
      <text:p text:style-name="P2">67.small</text:p>
      <text:p text:style-name="P2">69.what 70.about <text:span text:style-name="T5">71.that 72.brown 73.object</text:span> 74.?</text:p>
      <text:p text:style-name="P2">76.small</text:p>
      <text:p text:style-name="P2">78.if 79.there 80.is 81.an 82.object 83.to 84.the 85.left 86.of <text:span text:style-name="T20">87.the 88.previous 89.metal 90.object</text:span> 91., 92.what 93.color 94.is <text:span text:style-name="T22">95.it</text:span> 96.?</text:p>
      <text:p text:style-name="P2">98.gray</text:p>
      <text:p text:style-name="P2">100.are 101.there 102.objects 103.behind <text:span text:style-name="T1">104.that 105.large 106.object</text:span> 107.?</text:p>
      <text:p text:style-name="P2">109.yes</text:p>
      <text:p text:style-name="P2">111.how 112.many 113.objects 114.right 115.of <text:span text:style-name="T1">116.the 117.previous 118.big 119.object</text:span> 120.?</text:p>
      <text:p text:style-name="P8">122.1</text:p>
      <text:p text:style-name="P2">124.if 125.there 126.is 127.an 128.object 129.behind <text:span text:style-name="T1">130.the 131.above 132.large 133.object</text:span> 134., 135.what 136.is <text:span text:style-name="T5">137.its</text:span> 138.shape 139.?</text:p>
      <text:p text:style-name="P2">141.cylinder</text:p>
      <text:p text:style-name="P2">143.are 144.there 145.objects 146.present 147.to 148.the 149.right 150.of <text:span text:style-name="T22">151.the 152.earlier 153.gray 154.object</text:span> 155.?</text:p>
      <text:p text:style-name="P2">157.yes</text:p>
      <text:p text:style-name="P2"/>
      <text:p text:style-name="P2">==================================================</text:p>
      <text:p text:style-name="P3">34</text:p>
      <text:p text:style-name="P2">0.there 1.is <text:span text:style-name="T18">2.a 3.blue 4.object</text:span> 5.on 6.the 7.right 8.side 9.of <text:span text:style-name="T1">10.a 11.big 12.object</text:span> 13.in 14.the 15.image 16..</text:p>
      <text:p text:style-name="P2">18.what 19.is 20.the 21.number 22.of 23.other 24.objects 25.in 26.the 27.picture 28.?</text:p>
      <text:p text:style-name="P2">30.5</text:p>
      <text:p text:style-name="P2">32.if 33.there 34.is 35.an 36.object 37.in 38.front 39.of <text:span text:style-name="T1">40.the 41.previous 42.large 43.object</text:span> 44., 45.what 46.shape 47.is <text:span text:style-name="T5">48.it </text:span>49.?</text:p>
      <text:p text:style-name="P2">51.cylinder</text:p>
      <text:p text:style-name="P2">53.if 54.there 55.is 56.an 57.object 58.left 59.of <text:span text:style-name="T5">60.it </text:span>61., 62.what 63.is <text:span text:style-name="T22">64.its</text:span> 65.color 66.?</text:p>
      <text:p text:style-name="P2">68.gray</text:p>
      <text:p text:style-name="P2">70.and 71.shape 72.?</text:p>
      <text:p text:style-name="P2">74.cube</text:p>
      <text:p text:style-name="P2">76.and 77.that 78.of <text:span text:style-name="T1">79.the 80.earlier 81.large 82.object</text:span> 83.?</text:p>
      <text:p text:style-name="P2">85.sphere</text:p>
      <text:p text:style-name="P2">87.how 88.many 89.objects 90.does <text:span text:style-name="T18">91.that 92.blue 93.object</text:span> 94.have 95.to <text:span text:style-name="T18">96.its</text:span> 97.right 98.?</text:p>
      <text:p text:style-name="P2">100.0</text:p>
      <text:p text:style-name="P2">102.what 103.is 104.the 105.material 106.of <text:span text:style-name="T1">107.the 108.above 109.large 110.object</text:span> 111.?</text:p>
      <text:p text:style-name="P2">113.metal</text:p>
      <text:p text:style-name="P2">115.are 116.there 117.objects 118.behind <text:span text:style-name="T22">119.that 120.gray 121.object</text:span> 122.?</text:p>
      <text:p text:style-name="P2">124.yes</text:p>
      <text:p text:style-name="P2">126.what 127.is 128.the 129.material 130.of <text:span text:style-name="T22">131.the 132.above 133.gray 134.object</text:span> 135.?</text:p>
      <text:p text:style-name="P2">137.rubber</text:p>
      <text:p text:style-name="P2">139.what 140.is 141.the 142.count 143.of 144.cylinders 145., 146.if 147.present 148.?</text:p>
      <text:p text:style-name="P2">150.3</text:p>
      <text:p text:style-name="P2"/>
      <text:p text:style-name="P2">==================================================</text:p>
      <text:p text:style-name="P3">40</text:p>
      <text:p text:style-name="P2">0.there 1.is <text:span text:style-name="T1">2.a 3.rubber 4.object</text:span> 5.to 6.the 7.back 8.of 9.all 10.objects 11..</text:p>
      <text:p text:style-name="P2">13.if 14.there 15.is 16.an 17.object 18.in 19.front 20.of <text:span text:style-name="T1">21.it</text:span> 22., 23.what 24.is <text:span text:style-name="T22">25.its</text:span> 26.material 27.?</text:p>
      <text:p text:style-name="P2">29.metal</text:p>
      <text:p text:style-name="P2">31.what 32.about 33.color 34.?</text:p>
      <text:p text:style-name="P2">36.gray</text:p>
      <text:p text:style-name="P2">38.and 39.size 40.?</text:p>
      <text:p text:style-name="P2">42.large</text:p>
      <text:p text:style-name="P2">44.what 45.about <text:span text:style-name="T1">46.the 47.above 48.matt 49.##e 50.object</text:span> 51.?</text:p>
      <text:p text:style-name="P2">53.small</text:p>
      <text:p text:style-name="P2">55.what 56.is 57.the 58.count 59.of 60.objects <text:span text:style-name="T22">61.the 62.aforementioned 63.big 64.object</text:span> 65.has 66.to <text:span text:style-name="T22">67.its</text:span> 68.right 69.?</text:p>
      <text:p text:style-name="P9">71.1</text:p>
      <text:p text:style-name="P2">73.if 74.there 75.is 76.an 77.object 78.on 79.the 80.left 81.side 82.of <text:span text:style-name="T1">83.the 84.aforementioned 85.tiny 86.object</text:span> 87., 88.what 89.size 90.is <text:span text:style-name="T5">91.it</text:span> 92.?</text:p>
      <text:p text:style-name="P2">94.large</text:p>
      <text:p text:style-name="P2">96.does <text:span text:style-name="T5">97.it</text:span> 98.have 99.objects 100.to <text:span text:style-name="T5">101.its</text:span> 102.front 103.in 104.the 105.scene 106.?</text:p>
      <text:p text:style-name="P2">108.no</text:p>
      <text:p text:style-name="P2">110.are 111.there 112.other 113.objects 114.that 115.are 116.of 117.same 118.size 119.as <text:span text:style-name="T1">120.the 121.previous 122.matt 123.##e 124.object</text:span> 125.?</text:p>
      <text:p text:style-name="P2">127.yes</text:p>
      <text:p text:style-name="P2">129.if 130.there 131.is 132.an 133.object 134.to 135.the 136.right 137.of <text:span text:style-name="T22">138.the 139.above 140.gray 141.object</text:span> 142., 143.what 144.is <text:span text:style-name="T20">145.its</text:span> 146.color 147.?</text:p>
      <text:p text:style-name="P2">149.gray</text:p>
      <text:p text:style-name="P2">151.how 152.many 153.objects 154.in 155.total 156.in 157.the 158.picture 159.?</text:p>
      <text:p text:style-name="P2">161.6</text:p>
      <text:p text:style-name="P2"/>
      <text:p text:style-name="P2">==================================================</text:p>
      <text:p text:style-name="P3">41</text:p>
      <text:p text:style-name="P2"><text:span text:style-name="T13">0.no 1.other 2.green 3.cylinder</text:span> 4.except 5.for 6.exactly 7.one 8..</text:p>
      <text:p text:style-name="P2">10.if 11.there 12.is 13.an 14.object 15.behind <text:span text:style-name="T13">16.it</text:span> 17., 18.what 19.is <text:span text:style-name="T1">20.its</text:span> 21.size 22.?</text:p>
      <text:p text:style-name="P2">24.large</text:p>
      <text:p text:style-name="P2">26.what 27.about 28.shape 29.?</text:p>
      <text:p text:style-name="P2">31.sphere</text:p>
      <text:p text:style-name="P2">33.what 34.about 35.material 36.?</text:p>
      <text:p text:style-name="P2">38.metal</text:p>
      <text:p text:style-name="P2">40.what 41.about <text:span text:style-name="T13">42.that 43.cylinder</text:span> 44.?</text:p>
      <text:p text:style-name="P2">46.rubber</text:p>
      <text:p text:style-name="P2">48.are 49.there 50.other 51.objects 52.in 53.the 54.view 55.that 56.are 57.of 58.same 59.material 60.as <text:span text:style-name="T1">61.the 62.earlier 63.round 64.object</text:span> 65.?</text:p>
      <text:p text:style-name="P2">67.no</text:p>
      <text:p text:style-name="P2">69.does <text:span text:style-name="T1">70.the 71.previous 72.big 73.object</text:span> 74.have 75.objects 76.to <text:span text:style-name="T1">77.its</text:span> 78.left 79.?</text:p>
      <text:p text:style-name="P2">81.yes</text:p>
      <text:p text:style-name="P2">83.what 84.is 85.the 86.count 87.of 88.cylinders 89.in 90.the 91.scene 92., 93.if 94.present 95.?</text:p>
      <text:p text:style-name="P2">97.3</text:p>
      <text:p text:style-name="P2">99.if 100.there 101.is 102.an 103.object 104.on 105.the 106.right 107.side 108.of <text:span text:style-name="T1">109.the 110.aforementioned 111.big 112.object</text:span> 113., 114.what 115.is <text:span text:style-name="T5">116.its</text:span> 117.size 118.?</text:p>
      <text:p text:style-name="P2">120.large</text:p>
      <text:p text:style-name="P2">122.what 123.about <text:span text:style-name="T5">124.its</text:span> 125.color 126.?</text:p>
      <text:p text:style-name="P2">128.gray</text:p>
      <text:p text:style-name="P2">130.how 131.many 132.other 133.objects 134.are 135.in 136.the 137.view 138.?</text:p>
      <text:p text:style-name="P2">140.0</text:p>
      <text:p text:style-name="P2"/>
      <text:p text:style-name="P2">==================================================</text:p>
      <text:p text:style-name="P3">42</text:p>
      <text:p text:style-name="P2">0.there 1.are 2.a 3.lot 4.of 5.rubber 6.objects 7..</text:p>
      <text:p text:style-name="P2">9.if 10.present 11., 12.how 13.many 14.red 15.objects 16.are 17.in 18.the 19.image 20.?</text:p>
      <text:p text:style-name="P9">22.1</text:p>
      <text:p text:style-name="P2">24.if 25.there 26.is 27.an 28.object 29.on 30.the 31.left 32.side 33.of <text:span text:style-name="T20">34.it</text:span> 35., 36.what 37.is <text:span text:style-name="T13">38.its </text:span>39.material 40.?</text:p>
      <text:p text:style-name="P2">42.rubber</text:p>
      <text:p text:style-name="P2">44.and 45.color 46.?</text:p>
      <text:p text:style-name="P2">48.green</text:p>
      <text:p text:style-name="P2">50.what 51.about 52.shape 53.?</text:p>
      <text:p text:style-name="P2">55.cylinder</text:p>
      <text:p text:style-name="P2">57.and 58.that 59.of <text:span text:style-name="T20">60.that 61.red 62.object</text:span> 63.?</text:p>
      <text:p text:style-name="P2">65.sphere</text:p>
      <text:p text:style-name="P2">67.does 68.the 69.view 70.have 71.other 72.objects 73.sharing <text:span text:style-name="T20">74.its</text:span> 75.shape 76.?</text:p>
      <text:p text:style-name="P2">78.yes</text:p>
      <text:p text:style-name="P2">80.does 81.the 82.image 83.have 84.other 85.objects 86.that 87.share 88.the 89.same 90.color 91.with <text:span text:style-name="T13">92.the 93.aforementioned 94.cylinder</text:span> 95.?</text:p>
      <text:p text:style-name="P2">97.no</text:p>
      <text:p text:style-name="P2">99.what 100.size 101.is <text:span text:style-name="T13">102.the 103.above 104.cylinder</text:span> 105.?</text:p>
      <text:p text:style-name="P2">107.large</text:p>
      <text:p text:style-name="P2">109.if 110.there 111.is 112.an 113.object 114.right 115.of <text:span text:style-name="T20">116.the 117.aforementioned 118.red 119.object</text:span> 120., 121.what 122.is <text:span text:style-name="T5">123.its</text:span> 124.material 125.?</text:p>
      <text:p text:style-name="P2">127.rubber</text:p>
      <text:p text:style-name="P2">129.what 130.is 131.the 132.count 133.of 134.other 135.objects 136.that 137.share <text:span text:style-name="T5">138.its</text:span> 139.shape 140.in 141.the 142.scene 143.?</text:p>
      <text:p text:style-name="P2">145.2</text:p>
      <text:p text:style-name="P2"/>
      <text:p text:style-name="P2">==================================================</text:p>
      <text:p text:style-name="P3">43</text:p>
      <text:p text:style-name="P2">0.there 1.is <text:span text:style-name="T22">2.a 3.cylinder</text:span> 4.in 5.front 6.of <text:span text:style-name="T20">7.a 8.red 9.object</text:span> 10..</text:p>
      <text:p text:style-name="P2">12.does 13.the 14.image 15.have 16.other 17.objects 18.?</text:p>
      <text:p text:style-name="P2">20.yes</text:p>
      <text:p text:style-name="P2">22.what 23.color 24.is <text:span text:style-name="T22">25.the 26.above 27.cylinder</text:span> 28.?</text:p>
      <text:p text:style-name="P2">30.gray</text:p>
      <text:p text:style-name="P2">32.if 33.there 34.is 35.an 36.object 37.on 38.the 39.left 40.side 41.of <text:span text:style-name="T22">42.it</text:span> 43., 44.what 45.is <text:span text:style-name="T5">46.its</text:span> 47.size 48.?</text:p>
      <text:p text:style-name="P2">50.large</text:p>
      <text:p text:style-name="P2">52.what 53.about 54.shape 55.?</text:p>
      <text:p text:style-name="P2">57.sphere</text:p>
      <text:p text:style-name="P2">59.what 60.about <text:span text:style-name="T20">61.the 62.aforementioned 63.red 64.object</text:span> 65.?</text:p>
      <text:p text:style-name="P2">67.sphere</text:p>
      <text:p text:style-name="P2">69.how 70.many 71.other 72.objects 73.are 74.of 75.same 76.color 77.as <text:span text:style-name="T22">78.the 79.previous 80.gray 81.object</text:span> 82.?</text:p>
      <text:p text:style-name="P10">84.1</text:p>
      <text:p text:style-name="P2">86.does 87.the 88.scene 89.have 90.other 91.objects 92.that 93.are 94.of 95.same 96.shape 97.as <text:span text:style-name="T22">98.the 99.above 100.cylinder</text:span> 101.?</text:p>
      <text:p text:style-name="P2">103.yes</text:p>
      <text:p text:style-name="P2">105.if 106.there 107.is 108.an 109.object 110.to 111.the 112.left 113.of <text:span text:style-name="T5">114.that 115.large 116.object</text:span> 117., 118.what 119.is <text:span text:style-name="T9">120.its</text:span> 121.material 122.?</text:p>
      <text:p text:style-name="P2">124.rubber</text:p>
      <text:p text:style-name="P2">126.what 127.material 128.is <text:span text:style-name="T5">129.the 130.above 131.big 132.object</text:span> 133.?</text:p>
      <text:p text:style-name="P2">135.metal</text:p>
      <text:p text:style-name="P2">137.how 138.many 139.objects 140.to <text:span text:style-name="T5">141.its</text:span> 142.front 143.?</text:p>
      <text:p text:style-name="P2">145.4</text:p>
      <text:p text:style-name="P2"/>
      <text:p text:style-name="P2">==================================================</text:p>
      <text:p text:style-name="P3">44</text:p>
      <text:p text:style-name="P2">0.there 1.is <text:span text:style-name="T22">2.a 3.cylinder</text:span> 4.in 5.front 6.of <text:span text:style-name="T20">7.a 8.red 9.object</text:span> 10..</text:p>
      <text:p text:style-name="P2">12.if 13.present 14., 15.how 16.many 17.blue 18.objects 19.are 20.in 21.the 22.picture 23.?</text:p>
      <text:p text:style-name="P2">25.0</text:p>
      <text:p text:style-name="P2">27.if 28.there 29.is 30.an 31.object 32.in 33.front 34.of <text:span text:style-name="T22">35.the 36.above 37.cylinder</text:span> 38., 39.what 40.is <text:span text:style-name="T5">41.its</text:span> 42.size 43.?</text:p>
      <text:p text:style-name="P2">45.large</text:p>
      <text:p text:style-name="P2">47.what 48.color 49.is <text:span text:style-name="T5">50.it </text:span>51.?</text:p>
      <text:p text:style-name="P2">53.brown</text:p>
      <text:p text:style-name="P2">55.how 56.about 57.shape 58.?</text:p>
      <text:p text:style-name="P2">60.sphere</text:p>
      <text:p text:style-name="P2">62.and 63.that 64.of <text:span text:style-name="T20">65.that 66.red 67.object</text:span> 68.?</text:p>
      <text:p text:style-name="P2">70.sphere</text:p>
      <text:p text:style-name="P2">72.how 73.many 74.other 75.objects 76.in 77.the 78.image 79.have 80.the 81.same 82.shape 83.as <text:span text:style-name="T22">84.the 85.aforementioned 86.cylinder</text:span> 87.?</text:p>
      <text:p text:style-name="P2">89.2</text:p>
      <text:p text:style-name="P2">91.what 92.material 93.is <text:span text:style-name="T5">94.the 95.aforementioned 96.large 97.object</text:span> 98.?</text:p>
      <text:p text:style-name="P2">100.rubber</text:p>
      <text:p text:style-name="P2">102.are 103.there 104.other 105.objects 106.that 107.share <text:span text:style-name="T5">108.its</text:span> 109.size 110.in 111.the 112.picture 113.?</text:p>
      <text:p text:style-name="P2">115.yes</text:p>
      <text:p text:style-name="P2">117.if 118.there 119.is 120.an 121.object 122.on 123.the 124.right 125.side 126.of <text:span text:style-name="T5">127.that 128.matt 129.##e 130.object</text:span> 131., 132.what 133.color 134.is <text:span text:style-name="T9">135.it</text:span> 136.?</text:p>
      <text:p text:style-name="P2">138.purple</text:p>
      <text:p text:style-name="P2">140.what 141.is 142.the 143.number 144.of 145.other 146.objects 147.?</text:p>
      <text:p text:style-name="P2">149.0</text:p>
      <text:p text:style-name="P2"/>
      <text:p text:style-name="P2">==================================================</text:p>
      <text:p text:style-name="P25">Dialog 0,0, objects:</text:p>
      <text:p text:style-name="P24"><text:span text:style-name="T1">0<text:tab/>sphere small rubber</text:span> </text:p>
      <text:p text:style-name="P12">1<text:tab/>sphere <text:s/>rubber green</text:p>
      <text:p text:style-name="P13">2<text:tab/>sphere large metal </text:p>
      <text:p text:style-name="P24"><text:span text:style-name="T20">3<text:tab/>cube</text:span> <text:s text:c="2"/></text:p>
      <text:p text:style-name="P24">C: 0.there 1.is <text:span text:style-name="T1">2.a 3.tiny 4.object</text:span> 5.sitting 6.in 7.the 8.center 9.of 10.the 11.view 12..</text:p>
      <text:p text:style-name="P24">Q1: 14.if 15.there 16.is <text:span text:style-name="T14">17.an 18.object </text:span>19.to 20.the 21.right 22.of <text:span text:style-name="T1">23.it</text:span> 24., 25.what 26.is <text:span text:style-name="T13">27.its</text:span> 28.material 29.?</text:p>
      <text:p text:style-name="P24">A: 31.rubber</text:p>
      <text:p text:style-name="P24">Q2: 33.and 34.color 35.?</text:p>
      <text:p text:style-name="P24">A: 37.green</text:p>
      <text:p text:style-name="P24">Q3: 39.and 40.shape 41.?</text:p>
      <text:p text:style-name="P24">A: 43.sphere</text:p>
      <text:p text:style-name="P24">Q4: 45.what 46.about <text:span text:style-name="T1">47.that 48.small 49.object</text:span> 50.?</text:p>
      <text:p text:style-name="P24">A: 52.sphere</text:p>
      <text:p text:style-name="P24">Q5: 54.how 55.many <text:span text:style-name="T4">56.other 57.objects</text:span> 58.in 59.the 60.picture 61.are 62.of 63.same 64.material 65.as <text:span text:style-name="T13">66.that 67.green 68.object</text:span> 69.?</text:p>
      <text:p text:style-name="P24">A: <text:span text:style-name="T4">71.1</text:span></text:p>
      <text:p text:style-name="P24">Q6: 73.how 74.many <text:span text:style-name="T10">75.other 76.objects</text:span> 77.in 78.the 79.picture 80.have 81.the 82.same 83.shape 84.as <text:span text:style-name="T13">85.the 86.previous 87.green 88.object</text:span> 89.?</text:p>
      <text:p text:style-name="P24">A: <text:span text:style-name="T9">91.2</text:span></text:p>
      <text:p text:style-name="P24">Q7: 93.are 94.there <text:span text:style-name="T18">95.any 96.metallic 97.objects</text:span> 98.among <text:span text:style-name="T9">99.them</text:span> 100.?</text:p>
      <text:p text:style-name="P24">A: 102.yes</text:p>
      <text:p text:style-name="P24">Q8: 104.if 105.there 106.is <text:span text:style-name="T21">107.an 108.object </text:span>109.right 110.of <text:span text:style-name="T13">111.the 112.earlier 113.green 114.object</text:span> 115., 116.what 117.is <text:span text:style-name="T20">118.its</text:span> 119.shape 120.?</text:p>
      <text:p text:style-name="P24">A: 122.cube</text:p>
      <text:p text:style-name="P24">Q9: 124.what 125.size 126.is <text:span text:style-name="T18">127.that 128.metal 129.object</text:span> 130.?</text:p>
      <text:p text:style-name="P24">A: 132.large</text:p>
      <text:p text:style-name="P24">Q10: 134.what 135.is 136.the 137.count 138.of <text:span text:style-name="T24">139.objects</text:span> <text:span text:style-name="T20">140.the 141.previous 142.cube</text:span> 143.has 144.to <text:span text:style-name="T20">145.its </text:span>146.front 147.?</text:p>
      <text:p text:style-name="P24">A: <text:span text:style-name="T24">149.3</text:span></text:p>
      <text:p text:style-name="P24"/>
      <text:p text:style-name="P24">==================================================</text:p>
      <text:p text:style-name="P24"/>
      <text:p text:style-name="P24">Dialog 0,1, objects:</text:p>
      <text:p text:style-name="P14">3<text:tab/>cube <text:s/>metal red</text:p>
      <text:p text:style-name="P12">1<text:tab/>sphere small rubber green</text:p>
      <text:p text:style-name="P24">2<text:tab/> <text:s/>metal green</text:p>
      <text:p text:style-name="P24">C: 0.there 1.is 2.exactly <text:span text:style-name="T17">3.one </text:span><text:span text:style-name="T20">4.red 5.object</text:span> 6.in 7.the 8.image 9..</text:p>
      <text:p text:style-name="P24">Q1: 11.if 12.there 13.is 14.an 15.object 16.to 17.the 18.right 19.of <text:span text:style-name="T20">20.it</text:span> 21., 22.what 23.size 24.is <text:span text:style-name="T22">25.it</text:span> 26.?</text:p>
      <text:p text:style-name="P24">A: 28.none</text:p>
      <text:p text:style-name="P24">Q2: 30.if 31.there 32.is <text:span text:style-name="T14">33.an 34.object </text:span>35.to 36.the 37.left 38.of <text:span text:style-name="T20">39.the 40.aforementioned 41.red 42.object </text:span>43., 44.what 45.color 46.is <text:span text:style-name="T13">47.it</text:span> 48.?</text:p>
      <text:p text:style-name="P24">A: 50.green</text:p>
      <text:p text:style-name="P24">Q3: 52.what 53.shape 54.is <text:span text:style-name="T13">55.it</text:span> 56.?</text:p>
      <text:p text:style-name="P24">A: 58.sphere</text:p>
      <text:p text:style-name="P24">Q4: 60.and 61.that 62.of <text:span text:style-name="T20">63.the 64.aforementioned 65.red 66.object</text:span> 67.?</text:p>
      <text:p text:style-name="P24">A: 69.cube</text:p>
      <text:p text:style-name="P24">Q5: 71.what 72.number 73.of <text:span text:style-name="T6">74.other 75.objects</text:span> 76.are 77.of 78.same 79.color 80.with <text:span text:style-name="T13">81.the 82.aforementioned 83.green 84.object</text:span> 85.?</text:p>
      <text:p text:style-name="P24">A: <text:span text:style-name="T6">87.1</text:span></text:p>
      <text:p text:style-name="P24">Q6: 89.what 90.is 91.the 92.material 93.of <text:span text:style-name="T13">94.that 95.ball</text:span> 96.?</text:p>
      <text:p text:style-name="P24">A: 98.rubber</text:p>
      <text:p text:style-name="P24">Q7: 100.any 101.other 102.objects 103.in 104.the 105.view 106.?</text:p>
      <text:p text:style-name="P24">A: 108.yes</text:p>
      <text:p text:style-name="P24">Q8: 110.if 111.present 112., 113.how 114.many <text:span text:style-name="T19">115.shiny 116.objects</text:span> 117.are 118.in 119.the 120.picture 121.?</text:p>
      <text:p text:style-name="P24">A: <text:span text:style-name="T19">123.2</text:span></text:p>
      <text:p text:style-name="P24">Q9: 125.what 126.size 127.is <text:span text:style-name="T13">128.the 129.previous 130.rubber 131.object</text:span> 132.?</text:p>
      <text:p text:style-name="P24">A: 134.small</text:p>
      <text:p text:style-name="P24">Q10: 136.does 137.the 138.scene 139.have 140.other 141.objects 142.that 143.share 144.the 145.same 146.color 147.with <text:span text:style-name="T20">148.that 149.red 150.object</text:span> 151.?</text:p>
      <text:p text:style-name="P24">A: 153.no</text:p>
      <text:p text:style-name="P24"/>
      <text:p text:style-name="P24">==================================================</text:p>
      <text:p text:style-name="P24"/>
      <text:p text:style-name="P24">Dialog 0,2, objects:</text:p>
      <text:p text:style-name="P14">3<text:tab/>cube small metal red</text:p>
      <text:p text:style-name="P12">1<text:tab/> <text:s/>rubber green</text:p>
      <text:p text:style-name="P13">0<text:tab/> <text:s/>rubber cyan</text:p>
      <text:p text:style-name="P24">2<text:tab/> <text:s text:c="2"/>green</text:p>
      <text:p text:style-name="P24">C: 0.there 1.is <text:span text:style-name="T20">2.a 3.block</text:span> 4.behind <text:span text:style-name="T13">5.a 6.green 7.object</text:span> 8..</text:p>
      <text:p text:style-name="P24">Q1: 10.if 11.present 12., 13.how 14.many 15.gray 16.objects 17.are 18.in 19.the 20.scene 21.?</text:p>
      <text:p text:style-name="P24">A: 23.0</text:p>
      <text:p text:style-name="P24">Q2: 25.what 26.is 27.the 28.material 29.of <text:span text:style-name="T13">30.that 31.green 32.object</text:span> 33.?</text:p>
      <text:p text:style-name="P24">A: 35.rubber</text:p>
      <text:p text:style-name="P24">Q3: 37.if 38.there 39.is <text:span text:style-name="T19">40.an 41.object</text:span> 42.in 43.front 44.of <text:span text:style-name="T13">45.it</text:span> 46., 47.what 48.is <text:span text:style-name="T18">49.its</text:span> 50.material 51.?</text:p>
      <text:p text:style-name="P24">A: 53.rubber</text:p>
      <text:p text:style-name="P24">Q4: 55.what 56.about 57.color 58.?</text:p>
      <text:p text:style-name="P24">A: 60.cy 61.##an</text:p>
      <text:p text:style-name="P24">Q5: 63.how 64.about <text:span text:style-name="T20">65.the 66.above 67.block</text:span> 68.?</text:p>
      <text:p text:style-name="P24">A: 70.red</text:p>
      <text:p text:style-name="P24">Q6: 72.does 73.the 74.scene 75.have 76.other 77.objects 78.that 79.share 80.the 81.same 82.color 83.with <text:span text:style-name="T13">84.the 85.above 86.green 87.object</text:span> 88.?</text:p>
      <text:p text:style-name="P24">A: 90.yes</text:p>
      <text:p text:style-name="P24">Q7: 92.what 93.material 94.is <text:span text:style-name="T20">95.that 96.block</text:span> 97.?</text:p>
      <text:p text:style-name="P24">A: 99.metal</text:p>
      <text:p text:style-name="P24">Q8: 101.are 102.there 103.other 104.objects 105.that 106.share 107.the 108.same 109.color 110.with <text:span text:style-name="T18">111.the 112.previous 113.cy 114.##an 115.object</text:span> 116.?</text:p>
      <text:p text:style-name="P24">A: 118.no</text:p>
      <text:p text:style-name="P24">Q9: 120.what 121.is 122.the 123.size 124.of <text:span text:style-name="T20">125.that 126.metallic 127.object</text:span> 128.?</text:p>
      <text:p text:style-name="P24">A: 130.small</text:p>
      <text:p text:style-name="P24">Q10: 132.what 133.is 134.the 135.number 136.of <text:span text:style-name="T4">137.objects </text:span>138.in 139.the 140.view 141.?</text:p>
      <text:p text:style-name="P24">A: <text:span text:style-name="T4">143.4</text:span></text:p>
      <text:p text:style-name="P24"/>
      <text:p text:style-name="P24">==================================================</text:p>
      <text:p text:style-name="P24"/>
      <text:p text:style-name="P24">Dialog 0,3, objects:</text:p>
      <text:p text:style-name="P14">3<text:tab/>cube small <text:s/></text:p>
      <text:p text:style-name="P12">1<text:tab/> small rubber green</text:p>
      <text:p text:style-name="P15">0<text:tab/>sphere small rubber cyan</text:p>
      <text:p text:style-name="P24"><text:span text:style-name="T1">2<text:tab/>sphere</text:span> <text:s text:c="2"/></text:p>
      <text:p text:style-name="P24">C: 0.there 1.is <text:span text:style-name="T20">2.a 3.cube</text:span> 4.behind <text:span text:style-name="T13">5.a 6.green 7.object</text:span> 8.in 9.the 10.image 11..</text:p>
      <text:p text:style-name="P24">Q1: 13.does 14.the 15.picture 16.have 17.other 18.objects 19.?</text:p>
      <text:p text:style-name="P24">A: 21.yes</text:p>
      <text:p text:style-name="P24">Q2: 23.if 24.there 25.is <text:span text:style-name="T24">26.an 27.object</text:span> 28.on 29.the 30.left 31.side 32.of <text:span text:style-name="T13">33.the 34.previous 35.green 36.object</text:span> 37., 38.what 39.color 40.is <text:span text:style-name="T23">41.it</text:span> 42.?</text:p>
      <text:p text:style-name="P24">A: 44.cy 45.##an</text:p>
      <text:p text:style-name="P24">Q3: 47.what 48.about <text:span text:style-name="T23">49.its </text:span>50.shape 51.?</text:p>
      <text:p text:style-name="P24">A: 53.sphere</text:p>
      <text:p text:style-name="P24">Q4: 55.what 56.about 57.material 58.?</text:p>
      <text:p text:style-name="P24">A: 60.rubber</text:p>
      <text:p text:style-name="P24">Q5: 62.what 63.about <text:span text:style-name="T13">64.the 65.previous 66.green 67.object</text:span> 68.?</text:p>
      <text:p text:style-name="P24">A: 70.rubber</text:p>
      <text:p text:style-name="P24">Q6: 72.what 73.is 74.the 75.size 76.of <text:span text:style-name="T23">77.the 78.aforementioned 79.sphere</text:span> 80.?</text:p>
      <text:p text:style-name="P24">A: 82.small</text:p>
      <text:p text:style-name="P24">Q7: 84.what 85.number 86.of <text:span text:style-name="T24">87.other 88.objects</text:span> 89.are 90.of 91.same 92.material 93.with <text:span text:style-name="T13">94.that 95.green 96.object</text:span> 97.?</text:p>
      <text:p text:style-name="P24">A: <text:span text:style-name="T24">99.1</text:span></text:p>
      <text:p text:style-name="P24">Q8: 101.does 102.the 103.view 104.contain 105.any 106.purple 107.objects 108.?</text:p>
      <text:p text:style-name="P24">A: 110.no</text:p>
      <text:p text:style-name="P24">Q9: 112.if 113.there 114.is<text:span text:style-name="T4"> 115.an 116.object </text:span>117.in 118.front 119.of <text:span text:style-name="T23">120.that 121.sphere</text:span> 122., 123.what 124.is <text:span text:style-name="T1">125.its</text:span> 126.shape 127.?</text:p>
      <text:p text:style-name="P24">A: 129.sphere</text:p>
      <text:p text:style-name="P24">Q10: 131.what 132.number 133.of <text:span text:style-name="T30">134.other 135.objects </text:span>136.in 137.the 138.view 139.share 140.similar 141.size 142.with <text:span text:style-name="T23">143.the 144.previous 145.tiny 146.object</text:span> 147.?</text:p>
      <text:p text:style-name="P24">A: <text:span text:style-name="T30">149.2</text:span></text:p>
      <text:p text:style-name="P24"/>
      <text:p text:style-name="P24">==================================================</text:p>
      <text:p text:style-name="P24"/>
      <text:p text:style-name="P24">Dialog 0,4, objects:</text:p>
      <text:p text:style-name="P16">3<text:tab/>cube <text:s text:c="2"/></text:p>
      <text:p text:style-name="P12">1<text:tab/>sphere small <text:s/>green</text:p>
      <text:p text:style-name="P15">0<text:tab/>sphere <text:s/>rubber cyan</text:p>
      <text:p text:style-name="P17">2<text:tab/>sphere <text:s/>metal green</text:p>
      <text:p text:style-name="P24">C: 0.there 1.is <text:span text:style-name="T7">2.a 3.cube </text:span>4.behind <text:span text:style-name="T13">5.a 6.green 7.object</text:span> 8..</text:p>
      <text:p text:style-name="P24">Q1: 10.does 11.the 12.picture 13.have 14.other 15.objects 16.?</text:p>
      <text:p text:style-name="P24">A: 18.yes</text:p>
      <text:p text:style-name="P24">Q2: 20.if 21.there 22.is <text:span text:style-name="T24">23.an 24.object </text:span>25.on 26.the 27.left 28.side 29.of <text:span text:style-name="T13">30.the 31.above 32.green 33.object</text:span> 34., 35.what 36.color 37.is <text:span text:style-name="T23">38.it </text:span>39.?</text:p>
      <text:p text:style-name="P24">A: 41.cy 42.##an</text:p>
      <text:p text:style-name="P24">Q3: 44.if 45.there 46.is <text:span text:style-name="T12">47.an 48.object</text:span> 49.in 50.front 51.of <text:span text:style-name="T23">52.it</text:span> 53., 54.what 55.color 56.is <text:span text:style-name="T11">57.it </text:span>58.?</text:p>
      <text:p text:style-name="P24">A: 60.green</text:p>
      <text:p text:style-name="P24">Q4: 62.what 63.about 64.material 65.?</text:p>
      <text:p text:style-name="P24">A: 67.metal</text:p>
      <text:p text:style-name="P24">Q5: 69.how 70.about <text:span text:style-name="T23">71.the 72.aforementioned 73.cy 74.##an 75.object</text:span> 76.?</text:p>
      <text:p text:style-name="P24">A: 78.rubber</text:p>
      <text:p text:style-name="P24">Q6: 80.if 81.there 82.is <text:span text:style-name="T24">83.an 84.object</text:span> 85.behind <text:span text:style-name="T11">86.that 87.metallic 88.object</text:span> 89., 90.what 91.shape 92.is <text:span text:style-name="T23">93.it</text:span> 94.?</text:p>
      <text:p text:style-name="P24">A: 96.sphere</text:p>
      <text:p text:style-name="P24">Q7: 98.how 99.many <text:span text:style-name="T14">100.other 101.objects</text:span> 102.in 103.the 104.image 105.are 106.of 107.same 108.color 109.as <text:span text:style-name="T11">110.the 111.earlier 112.shiny 113.object</text:span> 114.?</text:p>
      <text:p text:style-name="P24">A: <text:span text:style-name="T14">116.1</text:span></text:p>
      <text:p text:style-name="P24">Q8: 118.what 119.number 120.of <text:span text:style-name="T4">121.other 122.objects </text:span>123.share 124.similar 125.shape 126.with <text:span text:style-name="T23">127.the 128.previous 129.rubber 130.object</text:span> 131.?</text:p>
      <text:p text:style-name="P24">A: <text:span text:style-name="T4">133.2</text:span></text:p>
      <text:p text:style-name="P24">Q9: 135.if 136.there 137.is <text:span text:style-name="T14">138.an 139.object</text:span> 140.behind <text:span text:style-name="T23">141.the 142.aforementioned 143.rubber 144.object</text:span> 145., 146.what 147.size 148.is <text:span text:style-name="T13">149.it</text:span> 150.?</text:p>
      <text:p text:style-name="P24">A: 152.small</text:p>
      <text:p text:style-name="P24">Q10: 154.does <text:span text:style-name="T13">155.it</text:span> 156.have <text:span text:style-name="T8">157.objects</text:span> 158.to <text:span text:style-name="T13">159.its </text:span>160.right 161.in 162.the 163.image 164.?</text:p>
      <text:p text:style-name="P24">A: 166.yes</text:p>
      <text:p text:style-name="P24"/>
      <text:p text:style-name="P24">==================================================</text:p>
      <text:p text:style-name="P24"/>
      <text:p text:style-name="P24">Dialog 1,0, objects:</text:p>
      <text:p text:style-name="P16">3<text:tab/>cube large rubber </text:p>
      <text:p text:style-name="P18">0<text:tab/>sphere small rubber yellow</text:p>
      <text:p text:style-name="P24">1<text:tab/> small <text:s/></text:p>
      <text:p text:style-name="P24">2<text:tab/>sphere small <text:s/></text:p>
      <text:p text:style-name="P24">C: 0.the 1.foremost 2.object 3.in 4.the 5.picture 6.is <text:span text:style-name="T7">7.a 8.block</text:span> 9..</text:p>
      <text:p text:style-name="P24">Q1: 11.if 12.there 13.is 14.an 15.object 16.to 17.the 18.left 19.of <text:span text:style-name="T7">20.it</text:span> 21., 22.what 23.shape 24.is <text:span text:style-name="T1">25.it</text:span> 26.?</text:p>
      <text:p text:style-name="P24">A: 28.sphere</text:p>
      <text:p text:style-name="P24">Q2: 30.how 31.about 32.size 33.?</text:p>
      <text:p text:style-name="P24">A: 35.small</text:p>
      <text:p text:style-name="P24">Q3: 37.what 38.about 39.material 40.?</text:p>
      <text:p text:style-name="P24">A: 42.rubber</text:p>
      <text:p text:style-name="P24">Q4: 44.what 45.about <text:span text:style-name="T7">46.the 47.previous 48.cube</text:span> 49.?</text:p>
      <text:p text:style-name="P24">A: 51.rubber</text:p>
      <text:p text:style-name="P24">Q5: 53.does <text:span text:style-name="T1">54.the 55.aforementioned 56.ball</text:span> 57.have 58.objects 59.to <text:span text:style-name="T1">60.its</text:span> 61.front 62.?</text:p>
      <text:p text:style-name="P24">A: 64.yes</text:p>
      <text:p text:style-name="P24">Q6: 66.does 67.the 68.view 69.have 70.other 71.objects 72.that 73.share 74.the 75.same 76.size 77.with <text:span text:style-name="T1">78.the 79.above 80.round 81.object</text:span> 82.?</text:p>
      <text:p text:style-name="P24">A: 84.yes</text:p>
      <text:p text:style-name="P24">Q7: 86.what 87.number 88.of 89.objects 90.behind <text:span text:style-name="T1">91.the 92.earlier 93.round 94.object</text:span> 95.?</text:p>
      <text:p text:style-name="P24">A: 97.1</text:p>
      <text:p text:style-name="P24">Q8: 99.what 100.size 101.is <text:span text:style-name="T7">102.that 103.block</text:span> 104.?</text:p>
      <text:p text:style-name="P24">A: 106.large</text:p>
      <text:p text:style-name="P24">Q9: 108.what 109.color 110.is <text:span text:style-name="T1">111.the 112.earlier 113.ball</text:span> 114.?</text:p>
      <text:p text:style-name="P24">A: 116.yellow</text:p>
      <text:p text:style-name="P24">Q10: 118.does 119.the 120.picture 121.have 122.other 123.objects 124.sharing <text:span text:style-name="T1">125.its</text:span> 126.shape 127.?</text:p>
      <text:p text:style-name="P24">A: 129.yes</text:p>
      <text:p text:style-name="P24"/>
      <text:p text:style-name="P24">==================================================</text:p>
      <text:p text:style-name="P24"/>
      <text:p text:style-name="P24">Dialog 1,1, objects:</text:p>
      <text:p text:style-name="P24"><text:span text:style-name="T7">3<text:tab/>cube large </text:span><text:s/></text:p>
      <text:p text:style-name="P18">0<text:tab/> small <text:s/>yellow</text:p>
      <text:p text:style-name="P15">1<text:tab/>cube <text:s/>metal cyan</text:p>
      <text:p text:style-name="P24">2<text:tab/> <text:s text:c="2"/></text:p>
      <text:p text:style-name="P24">C: 0.no 1.other 2.large 3.object 4.except 5.for <text:span text:style-name="T7">6.one</text:span> 7..</text:p>
      <text:p text:style-name="P24">Q1: 9.what 10.is 11.the 12.count 13.of 14.other 15.objects 16.?</text:p>
      <text:p text:style-name="P24">A: 18.3</text:p>
      <text:p text:style-name="P24">Q2: 20.if 21.there 22.is 23.an 24.object 25.behind <text:span text:style-name="T7">26.the 27.earlier 28.big 29.object</text:span> 30., 31.what 32.is <text:span text:style-name="T23">33.its</text:span> 34.material 35.?</text:p>
      <text:p text:style-name="P24">A: 37.metal</text:p>
      <text:p text:style-name="P24">Q3: 39.what 40.about <text:span text:style-name="T23">41.its </text:span>42.shape 43.?</text:p>
      <text:p text:style-name="P24">A: 45.cube</text:p>
      <text:p text:style-name="P24">Q4: 47.what 48.about <text:span text:style-name="T7">49.the 50.aforementioned 51.big 52.object</text:span> 53.?</text:p>
      <text:p text:style-name="P24">A: 55.cube</text:p>
      <text:p text:style-name="P24">Q5: 57.if 58.there 59.is 60.an 61.object 62.on 63.the 64.right 65.side 66.of <text:span text:style-name="T23">67.the 68.previous 69.metal 70.object</text:span> 71., 72.what 73.color 74.is <text:span text:style-name="T1">75.it</text:span> 76.?</text:p>
      <text:p text:style-name="P24">A: 78.yellow</text:p>
      <text:p text:style-name="P24">Q6: 80.what 81.is 82.the 83.count 84.of 85.objects <text:span text:style-name="T7">86.the 87.earlier 88.large 89.object</text:span> 90.has 91.to <text:span text:style-name="T7">92.its</text:span> 93.right 94.?</text:p>
      <text:p text:style-name="P24">A: 96.0</text:p>
      <text:p text:style-name="P24">Q7: 98.what 99.size 100.is <text:span text:style-name="T1">101.the 102.aforementioned 103.yellow 104.object</text:span> 105.?</text:p>
      <text:p text:style-name="P24">A: 107.small</text:p>
      <text:p text:style-name="P24">Q8: 109.are 110.there 111.objects 112.left 113.of <text:span text:style-name="T23">114.that 115.metal 116.object</text:span> 117.?</text:p>
      <text:p text:style-name="P24">A: 119.yes</text:p>
      <text:p text:style-name="P24">Q9: 121.if 122.there 123.is 124.an 125.object 126.to 127.the 128.left 129.of <text:span text:style-name="T1">130.the 131.aforementioned 132.small 133.object</text:span> 134., 135.what 136.color 137.is <text:span text:style-name="T23">138.it</text:span> 139.?</text:p>
      <text:p text:style-name="P24">A: 141.cy 142.##an</text:p>
      <text:p text:style-name="P24">Q10: 144.what 145.number 146.of 147.purple 148.objects 149.are 150.present 151.in 152.the 153.scene 154.?</text:p>
      <text:p text:style-name="P24">A: 156.0</text:p>
      <text:p text:style-name="P24"/>
      <text:p text:style-name="P24">==================================================</text:p>
      <text:p text:style-name="P24"/>
      <text:p text:style-name="P24">Dialog 1,2, objects:</text:p>
      <text:p text:style-name="P15">1<text:tab/>cube small metal cyan</text:p>
      <text:p text:style-name="P16">3<text:tab/>cube <text:s text:c="2"/></text:p>
      <text:p text:style-name="P18">0<text:tab/>sphere small rubber yellow</text:p>
      <text:p text:style-name="P24">2<text:tab/> <text:s text:c="2"/></text:p>
      <text:p text:style-name="P24">C: 0.the 1.view 2.has <text:span text:style-name="T25">3.2 4.cube 5.##s</text:span> 6..</text:p>
      <text:p text:style-name="P24">Q1: 8.what 9.is 10.the 11.count 12.of 13.small 14.objects 15.in<office:annotation office:name="__Annotation__4401_2167170065" loext:resolved="false"><dc:creator>Unknown Author</dc:creator><dc:date>2023-01-10T19:50:39.755263649</dc:date><text:p text:style-name="P26"><text:span text:style-name="T31">Make an exception for group templates</text:span></text:p><text:p text:style-name="P26"><text:span text:style-name="T31"/></text:p></office:annotation> <text:span text:style-name="T25">16.this 17.group</text:span> <office:annotation-end office:name="__Annotation__4401_2167170065"/>18.?</text:p>
      <text:p text:style-name="P24">A: <text:span text:style-name="T23">20.1</text:span></text:p>
      <text:p text:style-name="P24">Q2: 22.if 23.there 24.is 25.an 26.object 27.to 28.the 29.right 30.of <text:span text:style-name="T23">31.it</text:span> 32., 33.what 34.shape 35.is <text:span text:style-name="T1">36.it</text:span> 37.?</text:p>
      <text:p text:style-name="P24">A: 39.sphere</text:p>
      <text:p text:style-name="P24">Q3: 41.and 42.color 43.?</text:p>
      <text:p text:style-name="P24">A: 45.yellow</text:p>
      <text:p text:style-name="P24">Q4: 47.and 48.material 49.?</text:p>
      <text:p text:style-name="P24">A: 51.rubber</text:p>
      <text:p text:style-name="P24">Q5: 53.how 54.about <text:span text:style-name="T23">55.the 56.aforementioned 57.small 58.object</text:span> 59.?</text:p>
      <text:p text:style-name="P24">A: 61.metal</text:p>
      <text:p text:style-name="P24">Q6: 63.what 64.is 65.the 66.count 67.of 68.objects <text:span text:style-name="T1">69.that 70.round 71.object</text:span> 72.has 73.to <text:span text:style-name="T1">74.its</text:span> 75.left 76.?</text:p>
      <text:p text:style-name="P24">A: 78.2</text:p>
      <text:p text:style-name="P24">Q7: 80.does 81.the 82.image 83.have 84.other 85.objects 86.that 87.are 88.of 89.same 90.color 91.as <text:span text:style-name="T1">92.the 93.aforementioned 94.rubber 95.object</text:span> 96.?</text:p>
      <text:p text:style-name="P24">A: 98.no</text:p>
      <text:p text:style-name="P24">Q8: 100.what 101.color 102.is <text:span text:style-name="T23">103.the 104.above 105.tiny 106.object</text:span> 107.?</text:p>
      <text:p text:style-name="P24">A: 109.cy 110.##an</text:p>
      <text:p text:style-name="P24">Q9: 112.what 113.is 114.the 115.size 116.of <text:span text:style-name="T1">117.that 118.round 119.object</text:span> 120.?</text:p>
      <text:p text:style-name="P24">A: 122.small</text:p>
      <text:p text:style-name="P24">Q10: 124.what 125.is 126.the 127.count 128.of 129.other 130.objects 131.that 132.share <text:span text:style-name="T1">133.its</text:span> 134.color 135.in 136.the 137.view 138.?</text:p>
      <text:p text:style-name="P24">A: 140.0</text:p>
      <text:p text:style-name="P24"/>
      <text:p text:style-name="P24">==================================================</text:p>
      <text:p text:style-name="P24"/>
      <text:p text:style-name="P24">Dialog 1,3, objects:</text:p>
      <text:p text:style-name="P15">3<text:tab/>cube large rubber cyan</text:p>
      <text:p text:style-name="P18">0<text:tab/>sphere <text:s/>rubber yellow</text:p>
      <text:p text:style-name="P24"><text:span text:style-name="T7">1<text:tab/>cube </text:span><text:s text:c="2"/></text:p>
      <text:p text:style-name="P24">2<text:tab/> <text:s text:c="2"/></text:p>
      <text:p text:style-name="P24">C: <text:span text:style-name="T23">0.a 1.block</text:span> 2.stands 3.right 4.of <text:span text:style-name="T1">5.a 6.yellow 7.object</text:span> 8..</text:p>
      <text:p text:style-name="P24">Q1: 10.how 11.many 12.other 13.objects 14.are 15.in 16.the 17.view 18.?</text:p>
      <text:p text:style-name="P24">A: 20.2</text:p>
      <text:p text:style-name="P24">Q2: 22.if 23.there 24.is 25.an 26.object 27.behind <text:span text:style-name="T23">28.the 29.earlier 30.cube</text:span> 31., 32.what 33.shape 34.is <text:span text:style-name="T7">35.it</text:span> 36.?</text:p>
      <text:p text:style-name="P24">A: 38.cube</text:p>
      <text:p text:style-name="P24">Q3: 40.if 41.there 42.is 43.an 44.object 45.in 46.front 47.of <text:span text:style-name="T7">48.it</text:span> 49., 50.what 51.color 52.is <text:span text:style-name="T23">53.it </text:span>54.?</text:p>
      <text:p text:style-name="P24">A: 56.cy 57.##an</text:p>
      <text:p text:style-name="P24">Q4: 59.and 60.material 61.?</text:p>
      <text:p text:style-name="P24">A: 63.rubber</text:p>
      <text:p text:style-name="P24">Q5: 65.and 66.that 67.of <text:span text:style-name="T1">68.the 69.above 70.yellow 71.object </text:span>72.?</text:p>
      <text:p text:style-name="P24">A: 74.rubber</text:p>
      <text:p text:style-name="P24">Q6: 76.what 77.size 78.is <text:span text:style-name="T23">79.the 80.earlier 81.cy 82.##an 83.object</text:span> 84.?</text:p>
      <text:p text:style-name="P24">A: 86.large</text:p>
      <text:p text:style-name="P24">Q7: 88.does <text:span text:style-name="T1">89.the 90.previous 91.yellow 92.object</text:span> 93.have 94.objects 95.to <text:span text:style-name="T1">96.its</text:span> 97.right 98.?</text:p>
      <text:p text:style-name="P24">A: 100.yes</text:p>
      <text:p text:style-name="P24">Q8: 102.does <text:span text:style-name="T1">103.the 104.earlier 105.yellow 106.object</text:span> 107.have 108.objects 109.to <text:span text:style-name="T1">110.its</text:span> 111.behind 112.?</text:p>
      <text:p text:style-name="P24">A: 114.yes</text:p>
      <text:p text:style-name="P24">Q9: 116.if 117.there 118.is 119.an 120.object 121.left 122.of <text:span text:style-name="T23">123.the 124.aforementioned 125.cy 126.##an 127.object</text:span> 128., 129.what 130.is <text:span text:style-name="T1">131.its</text:span> 132.shape 133.?</text:p>
      <text:p text:style-name="P24">A: 135.sphere</text:p>
      <text:p text:style-name="P24">Q10: 137.how 138.many 139.objects 140.to <text:span text:style-name="T1">141.its</text:span> 142.right 143.?</text:p>
      <text:p text:style-name="P24">A: 145.1</text:p>
      <text:p text:style-name="P24"/>
      <text:p text:style-name="P24">==================================================</text:p>
      <text:p text:style-name="P24"/>
      <text:p text:style-name="P24">Dialog 1,4, objects:</text:p>
      <text:p text:style-name="P15">3<text:tab/>cube large rubber cyan</text:p>
      <text:p text:style-name="P18">0<text:tab/>sphere <text:s/>rubber yellow</text:p>
      <text:p text:style-name="P19">1<text:tab/>cube <text:s text:c="2"/>cyan</text:p>
      <text:p text:style-name="P24">2<text:tab/> <text:s text:c="2"/></text:p>
      <text:p text:style-name="P24">C: <text:span text:style-name="T23">0.a 1.cube</text:span> 2.stands 3.right 4.of <text:span text:style-name="T1">5.a 6.yellow 7.object</text:span> 8..</text:p>
      <text:p text:style-name="P24">Q1: 10.how 11.many 12.other 13.objects 14.are 15.in 16.the 17.image 18.?</text:p>
      <text:p text:style-name="P24">A: 20.2</text:p>
      <text:p text:style-name="P24">Q2: 22.if 23.there 24.is 25.an 26.object 27.behind <text:span text:style-name="T23">28.the 29.previous 30.block</text:span> 31., 32.what 33.shape 34.is <text:span text:style-name="T18">35.it</text:span> 36.?</text:p>
      <text:p text:style-name="P24">A: 38.cube</text:p>
      <text:p text:style-name="P24">Q3: 40.if 41.there 42.is 43.an 44.object 45.in 46.front 47.of <text:span text:style-name="T18">48.it</text:span> 49., 50.what 51.color 52.is <text:span text:style-name="T23">53.it</text:span> 54.?</text:p>
      <text:p text:style-name="P24">A: 56.cy 57.##an</text:p>
      <text:p text:style-name="P24">Q4: 59.and 60.material 61.?</text:p>
      <text:p text:style-name="P24">A: 63.rubber</text:p>
      <text:p text:style-name="P24">Q5: 65.and 66.that 67.of <text:span text:style-name="T1">68.the 69.previous 70.yellow 71.object</text:span> 72.?</text:p>
      <text:p text:style-name="P24">A: 74.rubber</text:p>
      <text:p text:style-name="P24">Q6: 76.does <text:span text:style-name="T23">77.the 78.earlier 79.cy 80.##an 81.object</text:span> 82.have 83.objects 84.to <text:span text:style-name="T23">85.its</text:span> 86.front 87.?</text:p>
      <text:p text:style-name="P24">A: 89.no</text:p>
      <text:p text:style-name="P24">Q7: 91.are 92.there 93.objects 94.on 95.the 96.left 97.side 98.of <text:span text:style-name="T23">99.the 100.earlier 101.cy 102.##an 103.object</text:span> 104.?</text:p>
      <text:p text:style-name="P24">A: 106.yes</text:p>
      <text:p text:style-name="P24">Q8: 108.what 109.is 110.the 111.size 112.of <text:span text:style-name="T23">113.the 114.above 115.cy 116.##an 117.object</text:span> 118.?</text:p>
      <text:p text:style-name="P24">A: 120.large</text:p>
      <text:p text:style-name="P24">Q9: 122.what 123.shape 124.is <text:span text:style-name="T1">125.the 126.earlier 127.yellow 128.object</text:span> 129.?</text:p>
      <text:p text:style-name="P24">A: 131.sphere</text:p>
      <text:p text:style-name="P24">Q10: 133.how 134.many 135.other 136.objects 137.in 138.the 139.scene 140.share 141.similar 142.color 143.with <text:span text:style-name="T23">144.the 145.above 146.cy 147.##an 148.object</text:span> 149.?</text:p>
      <text:p text:style-name="P24">A: 151.1</text:p>
      <text:p text:style-name="P24"/>
      <text:p text:style-name="P24">==================================================</text:p>
      <text:p text:style-name="P24"/>
      <text:p text:style-name="P24">Dialog 2,0, objects:</text:p>
      <text:p text:style-name="P18">7<text:tab/>cube <text:s/>metal </text:p>
      <text:p text:style-name="P15">5<text:tab/> <text:s/>metal cyan</text:p>
      <text:p text:style-name="P12">3<text:tab/>cylinder <text:s text:c="2"/>green</text:p>
      <text:p text:style-name="P20">2<text:tab/> <text:s/>metal </text:p>
      <text:p text:style-name="P14">8<text:tab/> large <text:s/></text:p>
      <text:p text:style-name="P24">0<text:tab/>cylinder <text:s/>metal </text:p>
      <text:p text:style-name="P24">6<text:tab/>cylinder <text:s text:c="2"/></text:p>
      <text:p text:style-name="P24">1<text:tab/> large metal </text:p>
      <text:p text:style-name="P24">C: 0.there 1.is <text:span text:style-name="T1">2.a 3.metal 4.thing</text:span> 5.sitting 6.at 7.the 8.extreme 9.right 10.of 11.the 12.image 13..</text:p>
      <text:p text:style-name="P24">Q1: 15.if 16.there 17.is 18.a 19.thing 20.behind <text:span text:style-name="T1">21.it</text:span> 22., 23.what 24.color 25.is <text:span text:style-name="T23">26.it</text:span> 27.?</text:p>
      <text:p text:style-name="P24">A: 29.cy 30.##an</text:p>
      <text:p text:style-name="P24">Q2: 32.if 33.there 34.is 35.a 36.thing 37.behind <text:span text:style-name="T23">38.it</text:span> 39., 40.what 41.color 42.is <text:span text:style-name="T13">43.it</text:span> 44.?</text:p>
      <text:p text:style-name="P24">A: 46.green</text:p>
      <text:p text:style-name="P24">Q3: 48.and 49.shape 50.?</text:p>
      <text:p text:style-name="P24">A: 52.cylinder</text:p>
      <text:p text:style-name="P24">Q4: 54.and 55.that 56.of <text:span text:style-name="T1">57.that 58.metal 59.thing</text:span> 60.?</text:p>
      <text:p text:style-name="P24">A: 62.cube</text:p>
      <text:p text:style-name="P24">Q5: 64.how 65.many 66.things 67.does <text:span text:style-name="T13">68.the 69.aforementioned 70.green 71.thing</text:span> 72.have 73.to <text:span text:style-name="T13">74.its</text:span> 75.left 76.?</text:p>
      <text:p text:style-name="P24">A: 78.3</text:p>
      <text:p text:style-name="P24">Q6: 80.are 81.there 82.other 83.things 84.that 85.share 86.the 87.same 88.shape 89.with <text:span text:style-name="T13">90.that 91.cylinder</text:span> 92.?</text:p>
      <text:p text:style-name="P24">A: 94.yes</text:p>
      <text:p text:style-name="P24">Q7: 96.if 97.there 98.is 99.a 100.thing 101.in 102.front 103.of <text:span text:style-name="T1">104.the 105.aforementioned 106.metal 107.thing</text:span> 108., 109.what 110.material 111.is <text:span text:style-name="T9">112.it</text:span> 113.?</text:p>
      <text:p text:style-name="P24">A: 115.metal</text:p>
      <text:p text:style-name="P24">Q8: 117.how 118.many 119.other 120.things 121.share <text:span text:style-name="T9">122.its</text:span> 123.material 124.?</text:p>
      <text:p text:style-name="P24">A: 126.4</text:p>
      <text:p text:style-name="P24">Q9: 128.if 129.there 130.is 131.a 132.thing 133.on 134.the 135.right 136.side 137.of <text:span text:style-name="T13">138.the 139.previous 140.green 141.thing</text:span> 142., 143.what 144.size 145.is <text:span text:style-name="T20">146.it</text:span> 147.?</text:p>
      <text:p text:style-name="P24">A: 149.large</text:p>
      <text:p text:style-name="P24">Q10: 151.does 152.the 153.image 154.have 155.other 156.things 157.that 158.share <text:span text:style-name="T20">159.its </text:span>160.size 161.?</text:p>
      <text:p text:style-name="P24">A: 163.yes</text:p>
      <text:p text:style-name="P24"/>
      <text:p text:style-name="P24">==================================================</text:p>
      <text:p text:style-name="P24"/>
      <text:p text:style-name="P24">Dialog 2,1, objects:</text:p>
      <text:p text:style-name="P12">3<text:tab/> small <text:s/>green</text:p>
      <text:p text:style-name="P16">4<text:tab/>cube small <text:s/>red</text:p>
      <text:p text:style-name="P24">0<text:tab/> small <text:s/></text:p>
      <text:p text:style-name="P24">2<text:tab/> small <text:s/></text:p>
      <text:p text:style-name="P24">5<text:tab/> small <text:s/></text:p>
      <text:p text:style-name="P18">6<text:tab/>cylinder small <text:s/></text:p>
      <text:p text:style-name="P24">7<text:tab/> small <text:s/></text:p>
      <text:p text:style-name="P24">C: <text:span text:style-name="T13">0.no 1.other 2.green 3.thing</text:span> 4.except 5.for 6.exactly<text:span text:style-name="T17"> 7.one </text:span>8..</text:p>
      <text:p text:style-name="P24">Q1: 10.if 11.there 12.is 13.a 14.thing 15.behind <text:span text:style-name="T13">16.it</text:span> 17., 18.what 19.is <text:span text:style-name="T7">20.its </text:span>21.color 22.?</text:p>
      <text:p text:style-name="P24">A: 24.red</text:p>
      <text:p text:style-name="P24">Q2: 26.how 27.about 28.shape 29.?</text:p>
      <text:p text:style-name="P24">A: 31.cube</text:p>
      <text:p text:style-name="P24">Q3: 33.how 34.about 35.size 36.?</text:p>
      <text:p text:style-name="P24">A: 38.small</text:p>
      <text:p text:style-name="P24">Q4: 40.how 41.about <text:span text:style-name="T13">42.the 43.previous 44.green 45.thing</text:span> 46.?</text:p>
      <text:p text:style-name="P24">A: 48.small</text:p>
      <text:p text:style-name="P24">Q5: 50.how 51.many 52.things 53.are 54.present 55.in 56.front 57.of <text:span text:style-name="T7">58.the 59.previous 60.cube</text:span> 61.?</text:p>
      <text:p text:style-name="P24">A: 63.6</text:p>
      <text:p text:style-name="P24">Q6: 65.what 66.number 67.of 68.other 69.things 70.in 71.the 72.scene 73.share 74.similar 75.color 76.with <text:span text:style-name="T7">77.the 78.previous 79.block</text:span> 80.?</text:p>
      <text:p text:style-name="P24">A: 82.0</text:p>
      <text:p text:style-name="P24">Q7: 84.if 85.there 86.is 87.a 88.thing 89.right 90.of <text:span text:style-name="T7">91.the 92.previous 93.block</text:span> 94., 95.what 96.is <text:span text:style-name="T1">97.its</text:span> 98.shape 99.?</text:p>
      <text:p text:style-name="P24">A: 101.cylinder</text:p>
      <text:p text:style-name="P24">Q8: 103.does<text:span text:style-name="T1"> 104.it</text:span> 105.have 106.things 107.to <text:span text:style-name="T1">108.its</text:span> 109.right 110.in 111.the 112.picture 113.?</text:p>
      <text:p text:style-name="P24">A: 115.yes</text:p>
      <text:p text:style-name="P24">Q9: 117.if 118.there 119.is 120.a 121.thing 122.on 123.the 124.right 125.side 126.of <text:span text:style-name="T1">127.the 128.aforementioned 129.cylinder</text:span> 130., 131.what 132.is <text:span text:style-name="T18">133.its</text:span> 134.size 135.?</text:p>
      <text:p text:style-name="P24">A: 137.small</text:p>
      <text:p text:style-name="P24">Q10: 139.how 140.many 141.other 142.things 143.have <text:span text:style-name="T18">144.its</text:span> 145.size 146.?</text:p>
      <text:p text:style-name="P24">A: 148.6</text:p>
      <text:p text:style-name="P24"/>
      <text:p text:style-name="P24">==================================================</text:p>
      <text:p text:style-name="P24"/>
      <text:p text:style-name="P24">Dialog 2,2, objects:</text:p>
      <text:p text:style-name="P12">3<text:tab/>cylinder <text:s text:c="2"/>green</text:p>
      <text:p text:style-name="P16">4<text:tab/>cube <text:s text:c="2"/>red</text:p>
      <text:p text:style-name="P24">5<text:tab/>cube <text:s text:c="2"/></text:p>
      <text:p text:style-name="P21">8<text:tab/> large rubber brown</text:p>
      <text:p text:style-name="P24">7<text:tab/>cube <text:s/>metal </text:p>
      <text:p text:style-name="P18">1<text:tab/> <text:s text:c="2"/>yellow</text:p>
      <text:p text:style-name="P24">0<text:tab/> <text:s text:c="2"/>yellow</text:p>
      <text:p text:style-name="P24">C: 0.there 1.is <text:span text:style-name="T13">2.a 3.cylinder</text:span> 4.in 5.front 6.of <text:span text:style-name="T7">7.a 8.red 9.thing</text:span> 10.in 11.the 12.image 13..</text:p>
      <text:p text:style-name="P24">Q1: 15.what 16.number 17.of 18.purple 19.things 20.are 21.present 22.?</text:p>
      <text:p text:style-name="P24">A: 24.0</text:p>
      <text:p text:style-name="P24">Q2: 26.if 27.there 28.is 29.a 30.thing 31.in 32.front 33.of <text:span text:style-name="T13">34.the 35.earlier 36.cylinder</text:span> 37., 38.what 39.is <text:span text:style-name="T7">40.its</text:span> 41.shape 42.?</text:p>
      <text:p text:style-name="P24">A: 44.cube</text:p>
      <text:p text:style-name="P24">Q3: 46.if 47.there 48.is 49.a 50.thing 51.right 52.of <text:span text:style-name="T7">53.it</text:span> 54., 55.what 56.material 57.is <text:span text:style-name="T5">58.it</text:span> 59.?</text:p>
      <text:p text:style-name="P24">A: 61.rubber</text:p>
      <text:p text:style-name="P24">Q4: 63.what 64.about 65.size 66.?</text:p>
      <text:p text:style-name="P24">A: 68.large</text:p>
      <text:p text:style-name="P24">Q5: 70.how 71.about 72.color 73.?</text:p>
      <text:p text:style-name="P24">A: 75.brown</text:p>
      <text:p text:style-name="P24">Q6: 77.and 78.that 79.of <text:span text:style-name="T13">80.the 81.above 82.cylinder</text:span> 83.?</text:p>
      <text:p text:style-name="P24">A: 85.green</text:p>
      <text:p text:style-name="P24">Q7: 87.are 88.there 89.other 90.things 91.in 92.the 93.picture 94.that 95.share 96.the 97.same 98.shape 99.with <text:span text:style-name="T7">100.the 101.earlier 102.block</text:span> 103.?</text:p>
      <text:p text:style-name="P24">A: 105.yes</text:p>
      <text:p text:style-name="P24">Q8: 107.do 108.they 109.have 110.any 111.metallic 112.things 113.?</text:p>
      <text:p text:style-name="P24">A: 115.yes</text:p>
      <text:p text:style-name="P24">Q9: 117.if 118.there 119.is 120.a 121.thing 122.behind <text:span text:style-name="T5">123.the 124.above 125.large 126.thing</text:span> 127., 128.what 129.is <text:span text:style-name="T1">130.its </text:span>131.color 132.?</text:p>
      <text:p text:style-name="P24">A: 134.yellow</text:p>
      <text:p text:style-name="P24">Q10: 136.what 137.number 138.of 139.other 140.things 141.share <text:span text:style-name="T1">142.its </text:span>143.color 144.in 145.the 146.image 147.?</text:p>
      <text:p text:style-name="P24">A: 149.1</text:p>
      <text:p text:style-name="P24"/>
      <text:p text:style-name="P24">==================================================</text:p>
      <text:p text:style-name="P24"/>
      <text:p text:style-name="P24">Dialog 2,3, objects:</text:p>
      <text:p text:style-name="P12">3<text:tab/>cylinder small <text:s/>green</text:p>
      <text:p text:style-name="P16">4<text:tab/> <text:s text:c="2"/>red</text:p>
      <text:p text:style-name="P15">5<text:tab/>cube small metal cyan</text:p>
      <text:p text:style-name="P24">0<text:tab/> <text:s text:c="2"/></text:p>
      <text:p text:style-name="P24">1<text:tab/> <text:s text:c="2"/></text:p>
      <text:p text:style-name="P24">2<text:tab/> <text:s text:c="2"/></text:p>
      <text:p text:style-name="P24">6<text:tab/> <text:s text:c="2"/></text:p>
      <text:p text:style-name="P24">7<text:tab/> <text:s text:c="2"/></text:p>
      <text:p text:style-name="P24">8<text:tab/> <text:s text:c="2"/></text:p>
      <text:p text:style-name="P24">C: 0.there 1.is <text:span text:style-name="T13">2.a 3.cylinder</text:span> 4.in 5.front 6.of <text:span text:style-name="T7">7.a 8.red 9.thing</text:span> 10..</text:p>
      <text:p text:style-name="P24">Q1: 12.what 13.number 14.of 15.purple 16.things 17.are 18.present 19.?</text:p>
      <text:p text:style-name="P24">A: 21.0</text:p>
      <text:p text:style-name="P24">Q2: 23.if 24.there 25.is 26.a 27.thing 28.in 29.front 30.of <text:span text:style-name="T13">31.the 32.aforementioned 33.cylinder</text:span> 34., 35.what 36.is <text:span text:style-name="T23">37.its </text:span>38.shape 39.?</text:p>
      <text:p text:style-name="P24">A: 41.cube</text:p>
      <text:p text:style-name="P24">Q3: 43.what 44.is 45.the 46.material 47.of <text:span text:style-name="T23">48.this 49.thing</text:span> 50.?</text:p>
      <text:p text:style-name="P24">A: 52.metal</text:p>
      <text:p text:style-name="P24">Q4: 54.and 55.color 56.?</text:p>
      <text:p text:style-name="P24">A: 58.cy 59.##an</text:p>
      <text:p text:style-name="P24">Q5: 61.how 62.about 63.size 64.?</text:p>
      <text:p text:style-name="P24">A: 66.small</text:p>
      <text:p text:style-name="P24">Q6: 68.what 69.about <text:span text:style-name="T13">70.the 71.aforementioned 72.cylinder</text:span> 73.?</text:p>
      <text:p text:style-name="P24">A: 75.small</text:p>
      <text:p text:style-name="P24">Q7: 77.does <text:span text:style-name="T7">78.the 79.earlier 80.cube</text:span> 81.have 82.things 83.to <text:span text:style-name="T7">84.its </text:span>85.right 86.?</text:p>
      <text:p text:style-name="P24">A: 88.yes</text:p>
      <text:p text:style-name="P24">Q8: 90.does <text:span text:style-name="T7">91.the 92.previous 93.cube</text:span> 94.have 95.things 96.to <text:span text:style-name="T7">97.its</text:span> 98.left 99.?</text:p>
      <text:p text:style-name="P24">A: 101.no</text:p>
      <text:p text:style-name="P24">Q9: 103.what 104.is 105.the 106.color 107.of <text:span text:style-name="T13">108.the 109.above 110.cylinder</text:span> 111.?</text:p>
      <text:p text:style-name="P24">A: 113.green</text:p>
      <text:p text:style-name="P24">Q10: 115.how 116.many 117.things 118.does <text:span text:style-name="T13">119.it</text:span> 120.have 121.to <text:span text:style-name="T13">122.its</text:span> 123.right 124.?</text:p>
      <text:p text:style-name="P24">A: 126.5</text:p>
      <text:p text:style-name="P24"/>
      <text:p text:style-name="P24">==================================================</text:p>
      <text:p text:style-name="P24"/>
      <text:p text:style-name="P24">Dialog 2,4, objects:</text:p>
      <text:p text:style-name="P12">3<text:tab/>cylinder small <text:s/>green</text:p>
      <text:p text:style-name="P16">4<text:tab/> <text:s text:c="2"/>red</text:p>
      <text:p text:style-name="P15">5<text:tab/>cube small metal cyan</text:p>
      <text:p text:style-name="P24">0<text:tab/> <text:s text:c="2"/></text:p>
      <text:p text:style-name="P24">1<text:tab/> <text:s text:c="2"/></text:p>
      <text:p text:style-name="P24">2<text:tab/> <text:s text:c="2"/></text:p>
      <text:p text:style-name="P24">6<text:tab/> <text:s text:c="2"/></text:p>
      <text:p text:style-name="P24">7<text:tab/> <text:s text:c="2"/></text:p>
      <text:p text:style-name="P24">8<text:tab/> <text:s text:c="2"/></text:p>
      <text:p text:style-name="P24">C: 0.there 1.is <text:span text:style-name="T13">2.a 3.cylinder</text:span> 4.in 5.front 6.of <text:span text:style-name="T7">7.a 8.red 9.thing</text:span> 10.in 11.the 12.image 13..</text:p>
      <text:p text:style-name="P24">Q1: 15.what 16.number 17.of 18.purple 19.things 20.are 21.present 22.in 23.the 24.image 25.?</text:p>
      <text:p text:style-name="P24">A: 27.0</text:p>
      <text:p text:style-name="P24">Q2: 29.if 30.there 31.is 32.a 33.thing 34.in 35.front 36.of <text:span text:style-name="T13">37.that 38.cylinder</text:span> 39., 40.what 41.is<text:span text:style-name="T23"> 42.its</text:span> 43.shape 44.?</text:p>
      <text:p text:style-name="P24">A: 46.cube</text:p>
      <text:p text:style-name="P24">Q3: 48.what 49.is 50.the 51.material 52.of <text:span text:style-name="T23">53.this 54.thing</text:span> 55.?</text:p>
      <text:p text:style-name="P24">A: 57.metal</text:p>
      <text:p text:style-name="P24">Q4: 59.and 60.color 61.?</text:p>
      <text:p text:style-name="P24">A: 63.cy 64.##an</text:p>
      <text:p text:style-name="P24">Q5: 66.how 67.about 68.size 69.?</text:p>
      <text:p text:style-name="P24">A: 71.small</text:p>
      <text:p text:style-name="P24">Q6: 73.what 74.about <text:span text:style-name="T13">75.that 76.cylinder </text:span>77.?</text:p>
      <text:p text:style-name="P24">A: 79.small</text:p>
      <text:p text:style-name="P24">Q7: 81.does <text:span text:style-name="T7">82.the 83.earlier 84.block</text:span> 85.have 86.things 87.to <text:span text:style-name="T7">88.its</text:span> 89.right 90.?</text:p>
      <text:p text:style-name="P24">A: 92.yes</text:p>
      <text:p text:style-name="P24">Q8: 94.does <text:span text:style-name="T7">95.the 96.previous 97.block</text:span> 98.have 99.things 100.to <text:span text:style-name="T7">101.its</text:span> 102.left 103.?</text:p>
      <text:p text:style-name="P24">A: 105.no</text:p>
      <text:p text:style-name="P24">Q9: 107.what 108.is 109.the 110.color 111.of <text:span text:style-name="T13">112.the 113.above 114.cylinder</text:span> 115.?</text:p>
      <text:p text:style-name="P24">A: 117.green</text:p>
      <text:p text:style-name="P24">Q10: 119.does <text:span text:style-name="T23">120.the 121.above 122.cy 123.##an 124.thing</text:span> 125.have 126.things 127.to <text:span text:style-name="T23">128.its </text:span>129.behind 130.?</text:p>
      <text:p text:style-name="P24">A: 132.yes</text:p>
      <text:p text:style-name="P24"/>
      <text:p text:style-name="P24">==================================================</text:p>
      <text:p text:style-name="P24"/>
      <text:p text:style-name="P24">Dialog 3,0, objects:</text:p>
      <text:p text:style-name="P24"><text:span text:style-name="T7">0<text:tab/>cylinder large </text:span><text:s/></text:p>
      <text:p text:style-name="P24"><text:span text:style-name="T23">1<text:tab/>cylinder small metal</text:span> </text:p>
      <text:p text:style-name="P18">2<text:tab/>cylinder large metal yellow</text:p>
      <text:p text:style-name="P24">C: <text:span text:style-name="T7">0.a 1.big 2.thing</text:span> 3.is 4.to 5.the 6.front 7.of 8.all 9.things 10..</text:p>
      <text:p text:style-name="P24">Q1: 12.if 13.there 14.is 15.a 16.thing 17.on 18.the 19.left 20.side 21.of <text:span text:style-name="T7">22.it</text:span> 23., 24.what 25.is <text:span text:style-name="T23">26.its</text:span> 27.shape 28.?</text:p>
      <text:p text:style-name="P24">A: 30.cylinder</text:p>
      <text:p text:style-name="P24">Q2: 32.and 33.material 34.?</text:p>
      <text:p text:style-name="P24">A: 36.metal</text:p>
      <text:p text:style-name="P24">Q3: 38.and 39.size 40.?</text:p>
      <text:p text:style-name="P24">A: 42.small</text:p>
      <text:p text:style-name="P24">Q4: 44.are 45.there 46.things 47.present 48.to 49.the 50.right 51.of <text:span text:style-name="T7">52.the 53.above 54.big 55.thing</text:span> 56.?</text:p>
      <text:p text:style-name="P24">A: 58.no</text:p>
      <text:p text:style-name="P24">Q5: 60.if 61.there 62.is 63.a 64.thing 65.in 66.front 67.of <text:span text:style-name="T23">68.the 69.previous 70.cylinder</text:span> 71., 72.what 73.is <text:span text:style-name="T1">74.its</text:span> 75.shape 76.?</text:p>
      <text:p text:style-name="P24">A: 78.cylinder</text:p>
      <text:p text:style-name="P24">Q6: 80.how 81.many 82.other 83.things 84.share 85.similar 86.size 87.with <text:span text:style-name="T7">88.the 89.previous 90.big 91.thing</text:span> 92.?</text:p>
      <text:p text:style-name="P24">A: <text:span text:style-name="T1">94.1</text:span></text:p>
      <text:p text:style-name="P24">Q7: 96.what 97.number 98.of 99.other 100.things 101.are 102.of 103.same 104.material 105.with <text:span text:style-name="T23">106.the 107.earlier 108.metallic 109.thing</text:span> 110.?</text:p>
      <text:p text:style-name="P24">A: <text:span text:style-name="T1">112.1</text:span></text:p>
      <text:p text:style-name="P24">Q8: 114.if 115.there 116.is 117.a 118.thing 119.in 120.front 121.of <text:span text:style-name="T1">122.it </text:span>123., 124.what 125.is <text:span text:style-name="T7">126.its</text:span> 127.shape 128.?</text:p>
      <text:p text:style-name="P24">A: 130.cylinder</text:p>
      <text:p text:style-name="P24">Q9: 132.if 133.there 134.is 135.a 136.thing 137.behind <text:span text:style-name="T7">138.it</text:span> 139., 140.what 141.is <text:span text:style-name="T1">142.its</text:span> 143.color 144.?</text:p>
      <text:p text:style-name="P24">A: 146.yellow</text:p>
      <text:p text:style-name="P24">Q10: 148.what 149.is 150.the 151.count 152.of 153.other 154.things 155.in 156.the 157.picture 158.?</text:p>
      <text:p text:style-name="P24">A: 160.0</text:p>
      <text:p text:style-name="P24"/>
      <text:p text:style-name="P24">==================================================</text:p>
      <text:p text:style-name="P24"/>
      <text:p text:style-name="P24">Dialog 3,1, objects:</text:p>
      <text:p text:style-name="P18">2<text:tab/>cylinder <text:s/>metal yellow</text:p>
      <text:p text:style-name="P16">1<text:tab/>cylinder small metal red</text:p>
      <text:p text:style-name="P22">0<text:tab/> <text:s text:c="2"/>gray</text:p>
      <text:p text:style-name="P24"><text:span text:style-name="T1">C: 0.no 1.other 2.yellow 3.cylinder</text:span> 4.except 5.for 6.exactly <text:span text:style-name="T17">7.one</text:span> 8..</text:p>
      <text:p text:style-name="P24">Q1: 10.if 11.there 12.is 13.a 14.thing 15.behind <text:span text:style-name="T1">16.it </text:span>17., 18.what 19.size 20.is <text:span text:style-name="T7">21.it</text:span> 22.?</text:p>
      <text:p text:style-name="P24">A: 24.small</text:p>
      <text:p text:style-name="P24">Q2: 26.and 27.material 28.?</text:p>
      <text:p text:style-name="P24">A: 30.metal</text:p>
      <text:p text:style-name="P24">Q3: 32.what 33.about <text:span text:style-name="T1">34.the 35.aforementioned 36.cylinder</text:span> 37.?</text:p>
      <text:p text:style-name="P24">A: 39.metal</text:p>
      <text:p text:style-name="P24">Q4: 41.does 42.the 43.view 44.have 45.other 46.things 47.that 48.share 49.the 50.same 51.size 52.with <text:span text:style-name="T7">53.the 54.earlier 55.small 56.thing</text:span> 57.?</text:p>
      <text:p text:style-name="P24">A: 59.no</text:p>
      <text:p text:style-name="P24">Q5: 61.if 62.there 63.is 64.a 65.thing 66.on 67.the 68.right 69.side 70.of <text:span text:style-name="T1">71.that 72.cylinder</text:span> 73., 74.what 75.color 76.is <text:span text:style-name="T7">77.it </text:span>78.?</text:p>
      <text:p text:style-name="P24">A: 80.red</text:p>
      <text:p text:style-name="P24">Q6: 82.what 83.is 84.the 85.count 86.of 87.things <text:span text:style-name="T1">88.the 89.above 90.cylinder</text:span> 91.has 92.to <text:span text:style-name="T1">93.its</text:span> 94.right 95.?</text:p>
      <text:p text:style-name="P24">A: <text:span text:style-name="T18">97.2</text:span></text:p>
      <text:p text:style-name="P24">Q7: 99.do <text:span text:style-name="T18">100.they</text:span> 101.have <text:span text:style-name="T22">102.any 103.gray 104.things</text:span> 105.?</text:p>
      <text:p text:style-name="P24">A: 107.yes</text:p>
      <text:p text:style-name="P24">Q8: 109.if 110.there 111.is 112.a 113.thing 114.right 115.of <text:span text:style-name="T1">116.the 117.aforementioned 118.cylinder</text:span> 119., 120.what 121.is <text:span text:style-name="T7">122.its</text:span> 123.shape 124.?</text:p>
      <text:p text:style-name="P24">A: 126.cylinder</text:p>
      <text:p text:style-name="P24">Q9: 128.if 129.there 130.is 131.a 132.thing 133.to 134.the 135.right 136.of <text:span text:style-name="T22">137.the 138.previous 139.gray 140.thing</text:span> 141., 142.what 143.color 144.is <text:span text:style-name="T9">145.it</text:span> 146.?</text:p>
      <text:p text:style-name="P24">A: 148.none</text:p>
      <text:p text:style-name="P24">Q10: 150.what 151.is 152.the 153.number 154.of 155.things 156.?</text:p>
      <text:p text:style-name="P24">A: 158.3</text:p>
      <text:p text:style-name="P24"/>
      <text:p text:style-name="P24">==================================================</text:p>
      <text:p text:style-name="P24"/>
      <text:p text:style-name="P24">Dialog 3,2, objects:</text:p>
      <text:p text:style-name="P16">1<text:tab/> small metal red</text:p>
      <text:p text:style-name="P18">2<text:tab/>cylinder large metal yellow</text:p>
      <text:p text:style-name="P22">0<text:tab/>cylinder <text:s text:c="2"/>gray</text:p>
      <text:p text:style-name="P24">C: 0.the 1.scene 2.has <text:span text:style-name="T9">3.2 4.metallic 5.things</text:span> 6..</text:p>
      <text:p text:style-name="P24">Q1: 8.what 9.is 10.the 11.count 12.of <office:annotation office:name="__Annotation__4411_2167170065" loext:resolved="false"><dc:creator>Unknown Author</dc:creator><dc:date>2023-01-10T20:42:59.960578419</dc:date><text:p text:style-name="P26"><text:span text:style-name="T31">Np?</text:span></text:p></office:annotation>13.tiny 14.things<office:annotation-end office:name="__Annotation__4411_2167170065"/> 15.in <text:span text:style-name="T9">16.this 17.group</text:span> 18.?</text:p>
      <text:p text:style-name="P24">A: <text:span text:style-name="T20">20.1</text:span></text:p>
      <text:p text:style-name="P24">Q2: 22.are 23.there 24.things 25.behind <text:span text:style-name="T20">26.itself</text:span> 27.in 28.the 29.view 30.?</text:p>
      <text:p text:style-name="P24">A: 32.no</text:p>
      <text:p text:style-name="P24">Q3: 34.if 35.there 36.is 37.a 38.thing 39.in 40.front 41.of <text:span text:style-name="T20">42.the 43.earlier 44.small 45.thing</text:span> 46., 47.what 48.size 49.is <text:span text:style-name="T1">50.it</text:span> 51.?</text:p>
      <text:p text:style-name="P24">A: 53.large</text:p>
      <text:p text:style-name="P24">Q4: 55.what 56.shape 57.is <text:span text:style-name="T1">58.it</text:span> 59.?</text:p>
      <text:p text:style-name="P24">A: 61.cylinder</text:p>
      <text:p text:style-name="P24">Q5: 63.and 64.color 65.?</text:p>
      <text:p text:style-name="P24">A: 67.yellow</text:p>
      <text:p text:style-name="P24">Q6: 69.what 70.about <text:span text:style-name="T7">71.the 72.aforementioned 73.tiny 74.thing</text:span> 75.?</text:p>
      <text:p text:style-name="P24">A: 77.red</text:p>
      <text:p text:style-name="P24">Q7: 79.are 80.there 81.other 82.things 83.in 84.the 85.image 86.that 87.share 88.the 89.same 90.color 91.with <text:span text:style-name="T1">92.the 93.previous 94.large 95.thing</text:span> 96.?</text:p>
      <text:p text:style-name="P24">A: 98.no</text:p>
      <text:p text:style-name="P24">Q8: 100.if 101.there 102.is 103.a 104.thing 105.in 106.front 107.of <text:span text:style-name="T1">108.the 109.above 110.cylinder</text:span> 111., 112.what 113.shape 114.is <text:span text:style-name="T22">115.it</text:span> 116.?</text:p>
      <text:p text:style-name="P24">A: 118.cylinder</text:p>
      <text:p text:style-name="P24">Q9: 120.if 121.there 122.is 123.a 124.thing 125.in 126.front 127.of <text:span text:style-name="T1">128.the 129.above 130.large 131.thing</text:span> 132., 133.what 134.color 135.is <text:span text:style-name="T22">136.it </text:span>137.?</text:p>
      <text:p text:style-name="P24">A: 139.gray</text:p>
      <text:p text:style-name="P24">Q10: 141.how 142.many 143.other 144.things 145.in 146.the 147.view 148.share 149.similar 150.material 151.with <text:span text:style-name="T1">152.the 153.earlier 154.large 155.thing</text:span> 156.?</text:p>
      <text:p text:style-name="P24">A: <text:span text:style-name="T7">158.1</text:span></text:p>
      <text:p text:style-name="P24"/>
      <text:p text:style-name="P24">==================================================</text:p>
      <text:p text:style-name="P24"/>
      <text:p text:style-name="P24">Dialog 3,3, objects:</text:p>
      <text:p text:style-name="P22">0<text:tab/>cylinder large <text:s/>gray</text:p>
      <text:p text:style-name="P18">2<text:tab/> large <text:s/>yellow</text:p>
      <text:p text:style-name="P16">1<text:tab/>cylinder small metal </text:p>
      <text:p text:style-name="P24">C: 0.the 1.image 2.has <text:span text:style-name="T22">3.a 4.large 5.thing</text:span> 6.in 7.front 8.of <text:span text:style-name="T1">9.a 10.yellow 11.thing</text:span> 12..</text:p>
      <text:p text:style-name="P24">Q1: 14.how 15.many 16.other 17.things 18.are 19.in 20.the 21.image 22.?</text:p>
      <text:p text:style-name="P24">A: <text:span text:style-name="T7">24.1</text:span></text:p>
      <text:p text:style-name="P24">Q2: 26.what 27.material 28.is <text:span text:style-name="T7">29.it</text:span> 30.?</text:p>
      <text:p text:style-name="P24">A: 32.metal</text:p>
      <text:p text:style-name="P24">Q3: 34.what 35.about 36.shape 37.?</text:p>
      <text:p text:style-name="P24">A: 39.cylinder</text:p>
      <text:p text:style-name="P24">Q4: 41.how 42.about <text:span text:style-name="T22">43.the 44.previous 45.large 46.thing</text:span> 47.?</text:p>
      <text:p text:style-name="P24">A: 49.cylinder</text:p>
      <text:p text:style-name="P24">Q5: 51.if 52.there 53.is 54.a 55.thing 56.in 57.front 58.of <text:span text:style-name="T7">59.the 60.above 61.shiny 62.thing</text:span> 63., 64.what 65.is <text:span text:style-name="T1">66.its</text:span> 67.size 68.?</text:p>
      <text:p text:style-name="P24">A: 70.large</text:p>
      <text:p text:style-name="P24">Q6: 72.are 73.there 74.things 75.behind <text:span text:style-name="T7">76.the 77.aforementioned 78.metallic 79.thing</text:span> 80.?</text:p>
      <text:p text:style-name="P24">A: 82.no</text:p>
      <text:p text:style-name="P24">Q7: 84.does <text:span text:style-name="T1">85.the 86.previous 87.yellow 88.thing</text:span> 89.have 90.things 91.to <text:span text:style-name="T1">92.its </text:span>93.left 94.?</text:p>
      <text:p text:style-name="P24">A: 96.no</text:p>
      <text:p text:style-name="P24">Q8: 98.if 99.there 100.is 101.a 102.thing 103.right 104.of <text:span text:style-name="T7">105.the 106.aforementioned 107.shiny 108.thing</text:span> 109., 110.what 111.color 112.is <text:span text:style-name="T22">113.it</text:span> 114.?</text:p>
      <text:p text:style-name="P24">A: 116.gray</text:p>
      <text:p text:style-name="P24">Q9: 118.what 119.is 120.the 121.size 122.of <text:span text:style-name="T7">123.the 124.earlier 125.metal 126.thing</text:span> 127.?</text:p>
      <text:p text:style-name="P24">A: 129.small</text:p>
      <text:p text:style-name="P24">Q10: 131.are 132.there 133.other 134.things 135.present 136.in 137.the 138.scene 139.sharing <text:span text:style-name="T7">140.its </text:span>141.size 142.?</text:p>
      <text:p text:style-name="P24">A: 144.no</text:p>
      <text:p text:style-name="P24"/>
      <text:p text:style-name="P24">==================================================</text:p>
      <text:p text:style-name="P24"/>
      <text:p text:style-name="P24">Dialog 3,4, objects:</text:p>
      <text:p text:style-name="P22">0<text:tab/> large <text:s/>gray</text:p>
      <text:p text:style-name="P18">2<text:tab/>cylinder large metal yellow</text:p>
      <text:p text:style-name="P16">1<text:tab/>cylinder <text:s text:c="2"/>red</text:p>
      <text:p text:style-name="P24">C: 0.the 1.picture 2.has <text:span text:style-name="T22">3.a 4.large 5.thing</text:span> 6.in 7.front 8.of <text:span text:style-name="T1">9.a 10.yellow 11.thing</text:span> 12..</text:p>
      <text:p text:style-name="P24">Q1: 14.how 15.many 16.other 17.things 18.are 19.in 20.the 21.scene 22.?</text:p>
      <text:p text:style-name="P24">A: <text:span text:style-name="T7">24.1</text:span></text:p>
      <text:p text:style-name="P24">Q2: 26.if 27.there 28.is 29.a 30.thing 31.behind <text:span text:style-name="T22">32.the 33.above 34.big 35.thing</text:span> 36., 37.what 38.is <text:span text:style-name="T1">39.its</text:span> 40.shape 41.?</text:p>
      <text:p text:style-name="P24">A: 43.cylinder</text:p>
      <text:p text:style-name="P24">Q3: 45.if 46.there 47.is 48.a 49.thing 50.behind <text:span text:style-name="T1">51.it</text:span> 52., 53.what 54.shape 55.is <text:span text:style-name="T7">56.it</text:span> 57.?</text:p>
      <text:p text:style-name="P24">A: 59.cylinder</text:p>
      <text:p text:style-name="P24">Q4: 61.how 62.about 63.color 64.?</text:p>
      <text:p text:style-name="P24">A: 66.red</text:p>
      <text:p text:style-name="P24">Q5: 68.how 69.about <text:span text:style-name="T22">70.the 71.aforementioned 72.large 73.thing</text:span> 74.?</text:p>
      <text:p text:style-name="P24">A: 76.gray</text:p>
      <text:p text:style-name="P24">Q6: 78.what 79.number 80.of 81.things 82.on 83.the 84.left 85.side 86.of <text:span text:style-name="T7">87.the 88.earlier 89.red 90.thing</text:span> 91.?</text:p>
      <text:p text:style-name="P24">A: <text:span text:style-name="T1">93.1</text:span></text:p>
      <text:p text:style-name="P24">Q7: 95.what 96.about <text:span text:style-name="T1">97.its</text:span> 98.material 99.?</text:p>
      <text:p text:style-name="P24">A: 101.metal</text:p>
      <text:p text:style-name="P24">Q8: 103.are 104.there 105.other 106.things 107.that 108.are 109.of 110.same 111.color 112.as <text:span text:style-name="T22">113.that 114.large 115.thing</text:span> 116.?</text:p>
      <text:p text:style-name="P24">A: 118.no</text:p>
      <text:p text:style-name="P24">Q9: 120.what 121.is 122.the 123.size 124.of <text:span text:style-name="T1">125.the 126.previous 127.shiny 128.thing</text:span> 129.?</text:p>
      <text:p text:style-name="P24">A: 131.large</text:p>
      <text:p text:style-name="P24">Q10: 133.what 134.number 135.of 136.things 137.are 138.present 139.to <text:span text:style-name="T1">140.its</text:span> 141.left 142.in 143.the 144.view 145.?</text:p>
      <text:p text:style-name="P24">A: 147.0</text:p>
      <text:p text:style-name="P24"/>
      <text:p text:style-name="P24">==================================================</text:p>
      <text:p text:style-name="P24"/>
      <text:p text:style-name="P24">Dialog 4,0, objects:</text:p>
      <text:p text:style-name="P18">7<text:tab/>sphere <text:s/>metal </text:p>
      <text:p text:style-name="P20">3<text:tab/>sphere <text:s text:c="2"/>purple</text:p>
      <text:p text:style-name="P16">6<text:tab/> large metal </text:p>
      <text:p text:style-name="P24">5<text:tab/> <text:s text:c="2"/></text:p>
      <text:p text:style-name="P24">2<text:tab/>sphere <text:s text:c="2"/></text:p>
      <text:p text:style-name="P24">8<text:tab/>sphere <text:s text:c="2"/></text:p>
      <text:p text:style-name="P13">4<text:tab/>cube <text:s text:c="2"/></text:p>
      <text:p text:style-name="P24">C: 0.the 1.foremost 2.object 3.in 4.the 5.image 6.is <text:span text:style-name="T1">7.a 8.metal 9.object</text:span> 10..</text:p>
      <text:p text:style-name="P24">Q1: 12.if 13.there 14.is 15.an 16.object 17.on 18.the 19.left 20.side 21.of <text:span text:style-name="T1">22.it </text:span>23., 24.what 25.color 26.is <text:span text:style-name="T9">27.it</text:span> 28.?</text:p>
      <text:p text:style-name="P24">A: 30.purple</text:p>
      <text:p text:style-name="P24">Q2: 32.what 33.about 34.shape 35.?</text:p>
      <text:p text:style-name="P24">A: 37.sphere</text:p>
      <text:p text:style-name="P24">Q3: 39.how 40.about <text:span text:style-name="T1">41.the 42.previous 43.metallic 44.object</text:span> 45.?</text:p>
      <text:p text:style-name="P24">A: 47.sphere</text:p>
      <text:p text:style-name="P24">Q4: 49.if 50.there 51.is 52.an 53.object 54.behind <text:span text:style-name="T9">55.the 56.above 57.purple 58.object</text:span> 59., 60.what 61.is <text:span text:style-name="T7">62.its</text:span> 63.material 64.?</text:p>
      <text:p text:style-name="P24">A: 66.metal</text:p>
      <text:p text:style-name="P24">Q5: 68.what 69.is 70.the 71.count 72.of 73.objects <text:span text:style-name="T9">74.the 75.aforementioned 76.purple 77.object </text:span>78.has 79.to<text:span text:style-name="T9"> 80.its</text:span> 81.behind 82.?</text:p>
      <text:p text:style-name="P24">A: 84.2</text:p>
      <text:p text:style-name="P24">Q6: 86.does 87.the 88.picture 89.have 90.other 91.objects 92.that 93.are 94.of 95.same 96.shape 97.as <text:span text:style-name="T9">98.the 99.above 100.purple 101.object</text:span> 102.?</text:p>
      <text:p text:style-name="P24">A: 104.yes</text:p>
      <text:p text:style-name="P24">Q7: 106.how 107.many 108.other 109.objects 110.are 111.of 112.same 113.shape 114.as <text:span text:style-name="T9">115.the 116.above 117.purple 118.object </text:span>119.?</text:p>
      <text:p text:style-name="P24">A: 121.3</text:p>
      <text:p text:style-name="P24">Q8: 123.if 124.there 125.is 126.an 127.object 128.left 129.of <text:span text:style-name="T9">130.the 131.above 132.purple 133.object</text:span> 134., 135.what 136.is <text:span text:style-name="T18">137.its</text:span> 138.shape 139.?</text:p>
      <text:p text:style-name="P24">A: 141.cube</text:p>
      <text:p text:style-name="P24">Q9: 143.if 144.there 145.is 146.an 147.object 148.behind <text:span text:style-name="T9">149.the 150.previous 151.purple 152.object</text:span> 153., 154.what 155.is <text:span text:style-name="T7">156.its</text:span> 157.size 158.?</text:p>
      <text:p text:style-name="P24">A: 160.large</text:p>
      <text:p text:style-name="P24">Q10: 162.what 163.number 164.of 165.green 166.objects 167.are 168.present 169.?</text:p>
      <text:p text:style-name="P24">A: 171.0</text:p>
      <text:p text:style-name="P24"/>
      <text:p text:style-name="P24">==================================================</text:p>
      <text:p text:style-name="P24"/>
      <text:p text:style-name="P24">Dialog 4,1, objects:</text:p>
      <text:p text:style-name="P18">0<text:tab/> <text:s/>metal yellow</text:p>
      <text:p text:style-name="P22">8<text:tab/>sphere small metal gray</text:p>
      <text:p text:style-name="P24">3<text:tab/>sphere <text:s/>metal </text:p>
      <text:p text:style-name="P24">5<text:tab/> <text:s/>metal </text:p>
      <text:p text:style-name="P24">6<text:tab/> <text:s/>metal </text:p>
      <text:p text:style-name="P24">7<text:tab/>sphere <text:s/>metal </text:p>
      <text:p text:style-name="P24">2<text:tab/>sphere <text:s/>rubber </text:p>
      <text:p text:style-name="P24">1<text:tab/> <text:s/>rubber </text:p>
      <text:p text:style-name="P24">4<text:tab/> <text:s/>rubber </text:p>
      <text:p text:style-name="P24">C: 0.the 1.scene 2.has <text:span text:style-name="T1">3.a 4.yellow 5.object</text:span> 6..</text:p>
      <text:p text:style-name="P24">Q1: 8.if 9.there 10.is 11.an 12.object 13.in 14.front 15.of <text:span text:style-name="T1">16.it</text:span> 17., 18.what 19.is <text:span text:style-name="T22">20.its</text:span> 21.color 22.?</text:p>
      <text:p text:style-name="P24">A: 24.gray</text:p>
      <text:p text:style-name="P24">Q2: 26.how 27.about 28.shape 29.?</text:p>
      <text:p text:style-name="P24">A: 31.sphere</text:p>
      <text:p text:style-name="P24">Q3: 33.what 34.about 35.material 36.?</text:p>
      <text:p text:style-name="P24">A: 38.metal</text:p>
      <text:p text:style-name="P24">Q4: 40.how 41.about <text:span text:style-name="T1">42.that 43.yellow 44.object</text:span> 45.?</text:p>
      <text:p text:style-name="P24">A: 47.metal</text:p>
      <text:p text:style-name="P24">Q5: 49.how 50.many 51.other 52.objects 53.in 54.the 55.view 56.have 57.the 58.same 59.material 60.as <text:span text:style-name="T22">61.that 62.gray 63.object</text:span> 64.?</text:p>
      <text:p text:style-name="P24">A: 66.5</text:p>
      <text:p text:style-name="P24">Q6: 68.are 69.there 70.other 71.objects 72.in 73.the 74.image 75.that 76.share 77.the 78.same 79.shape 80.with <text:span text:style-name="T22">81.the 82.aforementioned 83.gray 84.object</text:span> 85.?</text:p>
      <text:p text:style-name="P24">A: 87.yes</text:p>
      <text:p text:style-name="P24">Q7: 89.what 90.size 91.is <text:span text:style-name="T22">92.the 93.above 94.gray 95.object</text:span> 96.?</text:p>
      <text:p text:style-name="P24">A: 98.small</text:p>
      <text:p text:style-name="P24">Q8: 100.does <text:span text:style-name="T22">101.it </text:span>102.have 103.objects 104.to <text:span text:style-name="T22">105.its</text:span> 106.right 107.in 108.the 109.image 110.?</text:p>
      <text:p text:style-name="P24">A: 112.no</text:p>
      <text:p text:style-name="P24">Q9: 114.if 115.there 116.is 117.an 118.object 119.left 120.of <text:span text:style-name="T22">121.the 122.previous 123.gray 124.object</text:span> 125., 126.what 127.material 128.is <text:span text:style-name="T7">129.it</text:span> 130.?</text:p>
      <text:p text:style-name="P24">A: 132.rubber</text:p>
      <text:p text:style-name="P24">Q10: 134.are 135.there 136.other 137.objects 138.present 139.sharing <text:span text:style-name="T7">140.its</text:span> 141.material 142.?</text:p>
      <text:p text:style-name="P24">A: 144.yes</text:p>
      <text:p text:style-name="P24"/>
      <text:p text:style-name="P24">==================================================</text:p>
      <text:p text:style-name="P24"/>
      <text:p text:style-name="P24">Dialog 4,2, objects:</text:p>
      <text:p text:style-name="P22">8<text:tab/>sphere small metal gray</text:p>
      <text:p text:style-name="P18">0<text:tab/>cube <text:s text:c="2"/>yellow</text:p>
      <text:p text:style-name="P24">1<text:tab/> <text:s text:c="2"/></text:p>
      <text:p text:style-name="P16">2<text:tab/>sphere <text:s/>rubber </text:p>
      <text:p text:style-name="P24">3<text:tab/>sphere <text:s text:c="2"/></text:p>
      <text:p text:style-name="P20">4<text:tab/> <text:s/>rubber </text:p>
      <text:p text:style-name="P24">5<text:tab/> <text:s text:c="2"/></text:p>
      <text:p text:style-name="P24">6<text:tab/> <text:s text:c="2"/></text:p>
      <text:p text:style-name="P24">7<text:tab/>sphere <text:s text:c="2"/></text:p>
      <text:p text:style-name="P24">C: 0.the 1.scene 2.has <text:span text:style-name="T22">3.a 4.gray 5.object </text:span>6.in 7.front 8.of <text:span text:style-name="T1">9.a 10.yellow 11.object</text:span> 12..</text:p>
      <text:p text:style-name="P24">Q1: 14.how 15.many 16.other 17.objects 18.are 19.in 20.the 21.view 22.?</text:p>
      <text:p text:style-name="P24">A: 24.7</text:p>
      <text:p text:style-name="P24">Q2: 26.what 27.size 28.is <text:span text:style-name="T22">29.that 30.gray 31.object</text:span> 32.?</text:p>
      <text:p text:style-name="P24">A: 34.small</text:p>
      <text:p text:style-name="P24">Q3: 36.what 37.about <text:span text:style-name="T22">38.its </text:span>39.material 40.?</text:p>
      <text:p text:style-name="P24">A: 42.metal</text:p>
      <text:p text:style-name="P24">Q4: 44.what 45.about 46.shape 47.?</text:p>
      <text:p text:style-name="P24">A: 49.sphere</text:p>
      <text:p text:style-name="P24">Q5: 51.what 52.about <text:span text:style-name="T1">53.the 54.earlier 55.yellow 56.object</text:span> 57.?</text:p>
      <text:p text:style-name="P24">A: 59.cube</text:p>
      <text:p text:style-name="P24">Q6: 61.does 62.the 63.view 64.have 65.other 66.objects 67.that 68.are 69.of 70.same 71.shape 72.as <text:span text:style-name="T22">73.the 74.above 75.gray 76.object</text:span> 77.?</text:p>
      <text:p text:style-name="P24">A: 79.yes</text:p>
      <text:p text:style-name="P24">Q7: 81.how 82.many 83.objects 84.does <text:span text:style-name="T1">85.the 86.aforementioned 87.yellow 88.object</text:span> 89.have 90.to <text:span text:style-name="T1">91.its </text:span>92.left 93.?</text:p>
      <text:p text:style-name="P24">A: 95.6</text:p>
      <text:p text:style-name="P24">Q8: 97.if 98.there 99.is 100.an 101.object 102.in 103.front 104.of <text:span text:style-name="T22">105.the 106.aforementioned 107.gray 108.object</text:span> 109., 110.what 111.material 112.is <text:span text:style-name="T7">113.it</text:span> 114.?</text:p>
      <text:p text:style-name="P24">A: 116.rubber</text:p>
      <text:p text:style-name="P24">Q9: 118.if 119.there 120.is 121.an 122.object 123.right 124.of <text:span text:style-name="T7">125.it </text:span>126., 127.what 128.is <text:span text:style-name="T9">129.its </text:span>130.material 131.?</text:p>
      <text:p text:style-name="P24">A: 133.rubber</text:p>
      <text:p text:style-name="P24">Q10: 135.does <text:span text:style-name="T9">136.it</text:span> 137.have 138.objects 139.to 140.in 141.front 142.of <text:span text:style-name="T9">143.itself</text:span> 144.in 145.the 146.image 147.?</text:p>
      <text:p text:style-name="P24">A: 149.yes</text:p>
      <text:p text:style-name="P24"/>
      <text:p text:style-name="P24">==================================================</text:p>
      <text:p text:style-name="P24"/>
      <text:p text:style-name="P24">Dialog 4,3, objects:</text:p>
      <text:p text:style-name="P22">8<text:tab/>sphere <text:s/>metal gray</text:p>
      <text:p text:style-name="P18">0<text:tab/>cube large metal yellow</text:p>
      <text:p text:style-name="P14">1<text:tab/> <text:s/>rubber </text:p>
      <text:p text:style-name="P24">C: 0.the 1.image 2.has <text:span text:style-name="T22">3.a 4.gray 5.object</text:span> 6.in 7.front 8.of <text:span text:style-name="T1">9.a 10.yellow 11.object</text:span> 12..</text:p>
      <text:p text:style-name="P24"><text:bookmark-start text:name="__DdeLink__6184_4180524219"/>Q1: 14.what 15.is 16.the 17.number 18.of 19.yellow 20.objects 21.in 22.the 23.image 24., 25.if 26.present 27.?</text:p>
      <text:p text:style-name="P24">A: <text:span text:style-name="T1">29.1</text:span></text:p>
      <text:p text:style-name="P24">Q2: 31.what 32.about <text:span text:style-name="T1">33.its</text:span> 34.shape 35.?</text:p>
      <text:p text:style-name="P24">A: 37.cube<text:bookmark-end text:name="__DdeLink__6184_4180524219"/></text:p>
      <text:p text:style-name="P24">Q3: 39.how 40.about 41.material 42.?</text:p>
      <text:p text:style-name="P24">A: 44.metal</text:p>
      <text:p text:style-name="P24">Q4: 46.and 47.that 48.of <text:span text:style-name="T26">49.that 50.gray 51.object</text:span> 52.?</text:p>
      <text:p text:style-name="P24">A: 54.metal</text:p>
      <text:p text:style-name="P24">Q5: 56.what 57.size 58.is <text:span text:style-name="T1">59.the 60.above 61.cube</text:span> 62.?</text:p>
      <text:p text:style-name="P24">A: 64.large</text:p>
      <text:p text:style-name="P24">Q6: 66.what 67.shape 68.is <text:span text:style-name="T22">69.the 70.earlier 71.gray 72.object </text:span>73.?</text:p>
      <text:p text:style-name="P24">A: 75.sphere</text:p>
      <text:p text:style-name="P24">Q7: 77.how 78.many 79.objects 80.are 81.present 82.right 83.of <text:span text:style-name="T1">84.the 85.aforementioned 86.yellow 87.object</text:span> 88.?</text:p>
      <text:p text:style-name="P24">A: 90.2</text:p>
      <text:p text:style-name="P24">Q8: 92.does 93.the 94.view 95.have 96.other 97.objects 98.?</text:p>
      <text:p text:style-name="P24">A: 100.yes</text:p>
      <text:p text:style-name="P24">Q9: 102.if 103.there 104.is 105.an 106.object 107.on 108.the 109.left 110.side 111.of <text:span text:style-name="T22">112.the 113.earlier 114.ball</text:span> 115., 116.what 117.is <text:span text:style-name="T20">118.its</text:span> 119.material 120.?</text:p>
      <text:p text:style-name="P24">A: 122.rubber</text:p>
      <text:p text:style-name="P24">Q10: 124.are 125.there 126.other 127.objects 128.that 129.are 130.of 131.same 132.color 133.as <text:span text:style-name="T1">134.that 135.big 136.object</text:span> 137.?</text:p>
      <text:p text:style-name="P24">A: 139.no</text:p>
      <text:p text:style-name="P24"/>
      <text:p text:style-name="P24">==================================================</text:p>
      <text:p text:style-name="P24"/>
      <text:p text:style-name="P24">Dialog 4,4, objects:</text:p>
      <text:p text:style-name="P22">8<text:tab/>sphere small metal gray</text:p>
      <text:p text:style-name="P18">0<text:tab/>cube large <text:s/>yellow</text:p>
      <text:p text:style-name="P24">1<text:tab/> small <text:s/></text:p>
      <text:p text:style-name="P16">2<text:tab/>sphere large rubber </text:p>
      <text:p text:style-name="P24">3<text:tab/>sphere large <text:s/></text:p>
      <text:p text:style-name="P24">4<text:tab/> small <text:s/></text:p>
      <text:p text:style-name="P24">5<text:tab/> small <text:s/></text:p>
      <text:p text:style-name="P24">6<text:tab/> large <text:s/></text:p>
      <text:p text:style-name="P24">7<text:tab/>sphere large <text:s/></text:p>
      <text:p text:style-name="P24">C: 0.the 1.view 2.has <text:span text:style-name="T22">3.a 4.gray 5.object</text:span> 6.in 7.front 8.of <text:span text:style-name="T1">9.a 10.yellow 11.object</text:span> 12..</text:p>
      <text:p text:style-name="P24">Q1: 14.how 15.many 16.other 17.objects 18.are 19.in 20.the 21.view 22.?</text:p>
      <text:p text:style-name="P24">A: 24.7</text:p>
      <text:p text:style-name="P24">Q2: 26.what 27.size 28.is <text:span text:style-name="T22">29.the 30.aforementioned 31.gray 32.object</text:span> 33.?</text:p>
      <text:p text:style-name="P24">A: 35.small</text:p>
      <text:p text:style-name="P24">Q3: 37.what 38.about <text:span text:style-name="T22">39.its</text:span> 40.material 41.?</text:p>
      <text:p text:style-name="P24">A: 43.metal</text:p>
      <text:p text:style-name="P24">Q4: 45.what 46.about 47.shape 48.?</text:p>
      <text:p text:style-name="P24">A: 50.sphere</text:p>
      <text:p text:style-name="P24">Q5: 52.what 53.about <text:span text:style-name="T1">54.the 55.earlier 56.yellow 57.object</text:span> 58.?</text:p>
      <text:p text:style-name="P24">A: 60.cube</text:p>
      <text:p text:style-name="P24">Q6: 62.does 63.the 64.image 65.have 66.other 67.objects 68.that 69.are 70.of 71.same 72.shape 73.as <text:span text:style-name="T22">74.the 75.aforementioned 76.gray 77.object</text:span> 78.?</text:p>
      <text:p text:style-name="P24">A: 80.yes</text:p>
      <text:p text:style-name="P24">Q7: 82.if 83.there 84.is 85.an 86.object 87.behind <text:span text:style-name="T22">88.the 89.aforementioned 90.shiny 91.object</text:span> 92., 93.what 94.size 95.is <text:span text:style-name="T1">96.it</text:span> 97.?</text:p>
      <text:p text:style-name="P24">A: 99.large</text:p>
      <text:p text:style-name="P24">Q8: 101.does 102.the 103.view 104.have 105.other 106.objects 107.sharing <text:span text:style-name="T1">108.its </text:span>109.size 110.?</text:p>
      <text:p text:style-name="P24">A: 112.yes</text:p>
      <text:p text:style-name="P24">Q9: 114.if 115.there 116.is 117.an 118.object 119.in 120.front 121.of <text:span text:style-name="T22">122.the 123.aforementioned 124.small 125.object</text:span> 126., 127.what 128.is <text:span text:style-name="T20">129.its</text:span> 130.material 131.?</text:p>
      <text:p text:style-name="P24">A: 133.rubber</text:p>
      <text:p text:style-name="P24">Q10: 135.how 136.many 137.other 138.objects 139.are 140.of 141.same 142.size 143.as <text:span text:style-name="T22">144.that 145.tiny 146.object</text:span> 147.?</text:p>
      <text:p text:style-name="P24">A: 149.3</text:p>
      <text:p text:style-name="P24"/>
      <text:p text:style-name="P24">==================================================</text:p>
      <text:p text:style-name="P24"/>
      <text:p text:style-name="P24">Dialog 5,0, objects:</text:p>
      <text:p text:style-name="P13">0<text:tab/>cube <text:s text:c="2"/>blue</text:p>
      <text:p text:style-name="P20">5<text:tab/>sphere large rubber purple</text:p>
      <text:p text:style-name="P24">2<text:tab/> <text:s text:c="2"/></text:p>
      <text:p text:style-name="P16">3<text:tab/> large <text:s/></text:p>
      <text:p text:style-name="P24">6<text:tab/> <text:s text:c="2"/></text:p>
      <text:p text:style-name="P24">1<text:tab/> <text:s text:c="2"/></text:p>
      <text:p text:style-name="P24">4<text:tab/> <text:s text:c="2"/></text:p>
      <text:p text:style-name="P24">C: <text:span text:style-name="T18">0.a 1.block</text:span> 2.is 3.at 4.the 5.extreme 6.front 7.of 8.the 9.view 10..</text:p>
      <text:p text:style-name="P24">Q1: 12.if 13.there 14.is 15.an 16.object 17.to 18.the 19.left 20.of <text:span text:style-name="T18">21.it</text:span> 22., 23.what 24.shape 25.is <text:span text:style-name="T9">26.it</text:span> 27.?</text:p>
      <text:p text:style-name="P24">A: 29.sphere</text:p>
      <text:p text:style-name="P24">Q2: 31.and 32.material 33.?</text:p>
      <text:p text:style-name="P24">A: 35.rubber</text:p>
      <text:p text:style-name="P24">Q3: 37.and 38.color 39.?</text:p>
      <text:p text:style-name="P24">A: 41.purple</text:p>
      <text:p text:style-name="P24">Q4: 43.how 44.about <text:span text:style-name="T18">45.the 46.above 47.block</text:span> 48.?</text:p>
      <text:p text:style-name="P24">A: 50.blue</text:p>
      <text:p text:style-name="P24">Q5: 52.how 53.many 54.objects 55.does <text:span text:style-name="T9">56.the 57.earlier 58.purple 59.object</text:span> 60.have 61.to <text:span text:style-name="T9">62.its</text:span> 63.right 64.?</text:p>
      <text:p text:style-name="P24">A: 66.4</text:p>
      <text:p text:style-name="P24">Q6: 68.are 69.there 70.objects 71.present 72.behind <text:span text:style-name="T9">73.the 74.aforementioned 75.round 76.object</text:span> 77.?</text:p>
      <text:p text:style-name="P24">A: 79.no</text:p>
      <text:p text:style-name="P24">Q7: 81.what 82.size 83.is <text:span text:style-name="T9">84.the 85.previous 86.rubber 87.object</text:span> 88.?</text:p>
      <text:p text:style-name="P24">A: 90.large</text:p>
      <text:p text:style-name="P24">Q8: 92.how 93.many 94.objects 95.are 96.present 97.to <text:span text:style-name="T9">98.its</text:span> 99.behind 100.?</text:p>
      <text:p text:style-name="P24">A: 102.0</text:p>
      <text:p text:style-name="P24">Q9: 104.if 105.there 106.is 107.an 108.object 109.right 110.of <text:span text:style-name="T18">111.the 112.previous 113.cube</text:span> 114., 115.what 116.is <text:span text:style-name="T7">117.its</text:span> 118.size 119.?</text:p>
      <text:p text:style-name="P24">A: 121.large</text:p>
      <text:p text:style-name="P24">Q10: 123.how 124.many 125.objects 126.are 127.in 128.the 129.picture 130.?</text:p>
      <text:p text:style-name="P24">A: 132.7</text:p>
      <text:p text:style-name="P24"/>
      <text:p text:style-name="P24">==================================================</text:p>
      <text:p text:style-name="P24"/>
      <text:p text:style-name="P24">Dialog 5,1, objects:</text:p>
      <text:p text:style-name="P21">1<text:tab/>cube <text:s/>rubber brown</text:p>
      <text:p text:style-name="P16">6<text:tab/>cylinder large rubber red</text:p>
      <text:p text:style-name="P24">2<text:tab/> <text:s/>rubber </text:p>
      <text:p text:style-name="P24">5<text:tab/> <text:s/>rubber </text:p>
      <text:p text:style-name="P24">C: 0.there 1.is <text:span text:style-name="T5">2.one 3.brown 4.object</text:span> 5..</text:p>
      <text:p text:style-name="P24">Q1: 7.if 8.there 9.is 10.an 11.object 12.behind <text:span text:style-name="T5">13.it</text:span> 14., 15.what 16.shape 17.is <text:span text:style-name="T7">18.it</text:span> 19.?</text:p>
      <text:p text:style-name="P24">A: 21.cylinder</text:p>
      <text:p text:style-name="P24">Q2: 23.how 24.about 25.material 26.?</text:p>
      <text:p text:style-name="P24">A: 28.rubber</text:p>
      <text:p text:style-name="P24">Q3: 30.how 31.about <text:span text:style-name="T5">32.the 33.above 34.brown 35.object</text:span> 36.?</text:p>
      <text:p text:style-name="P24">A: 38.rubber</text:p>
      <text:p text:style-name="P24">Q4: 40.does 41.the 42.view 43.have 44.other 45.objects 46.that 47.are 48.of 49.same 50.shape 51.as <text:span text:style-name="T7">52.the 53.above 54.cylinder</text:span> 55.?</text:p>
      <text:p text:style-name="P24">A: 57.no</text:p>
      <text:p text:style-name="P24">Q5: 59.what 60.size 61.is <text:span text:style-name="T7">62.the 63.aforementioned 64.cylinder</text:span> 65.?</text:p>
      <text:p text:style-name="P24">A: 67.large</text:p>
      <text:p text:style-name="P24">Q6: 69.how 70.many 71.other 72.objects 73.share 74.similar 75.material 76.with <text:span text:style-name="T5">77.the 78.earlier 79.brown 80.object</text:span> 81.?</text:p>
      <text:p text:style-name="P24">A: 83.3</text:p>
      <text:p text:style-name="P24">Q7: 85.are 86.there 87.other 88.objects 89.in 90.the 91.view 92.that 93.share 94.the 95.same 96.color 97.with <text:span text:style-name="T5">98.the 99.aforementioned 100.brown 101.object</text:span> 102.?</text:p>
      <text:p text:style-name="P24">A: 104.no</text:p>
      <text:p text:style-name="P24">Q8: 106.what 107.color 108.is <text:span text:style-name="T7">109.that 110.big 111.object</text:span> 112.?</text:p>
      <text:p text:style-name="P24">A: 114.red</text:p>
      <text:p text:style-name="P24">Q9: 116.if 117.there 118.is 119.an 120.object 121.in 122.front 123.of <text:span text:style-name="T7">124.it</text:span> 125., 126.what 127.is <text:span text:style-name="T5">128.its</text:span> 129.shape 130.?</text:p>
      <text:p text:style-name="P24">A: 132.cube</text:p>
      <text:p text:style-name="P24">Q10: 134.how 135.many 136.other 137.objects 138.are 139.of 140.same 141.shape 142.as <text:span text:style-name="T7">143.the 144.earlier 145.big 146.object</text:span> 147.?</text:p>
      <text:p text:style-name="P24">A: 149.0</text:p>
      <text:p text:style-name="P24"/>
      <text:p text:style-name="P24">==================================================</text:p>
      <text:p text:style-name="P24"/>
      <text:p text:style-name="P24">Dialog 5,2, objects:</text:p>
      <text:p text:style-name="P21">1<text:tab/>cube large rubber brown</text:p>
      <text:p text:style-name="P18">2<text:tab/>cube small rubber yellow</text:p>
      <text:p text:style-name="P24"><text:span text:style-name="T9">4<text:tab/>sphere <text:s/></text:span><text:s/></text:p>
      <text:p text:style-name="P24">3<text:tab/> large <text:s/></text:p>
      <text:p text:style-name="P24">5<text:tab/> large <text:s/></text:p>
      <text:p text:style-name="P24">6<text:tab/> large <text:s/></text:p>
      <text:p text:style-name="P24">C: 0.a 1.number 2.of 3.tiny 4.objects 5.are 6.present 7..</text:p>
      <text:p text:style-name="P24">Q1: <text:span text:style-name="T5">9.any 10.brown 11.objects</text:span> 12.in 13.the 14.view 15.?</text:p>
      <text:p text:style-name="P24">A: 17.yes</text:p>
      <text:p text:style-name="P24">Q2: 19.how 20.many 21.blocks 22.among <text:span text:style-name="T5">23.them</text:span> 24.?</text:p>
      <text:p text:style-name="P24">A: <text:span text:style-name="T5">26.1</text:span></text:p>
      <text:p text:style-name="P24">Q3: 28.if 29.there 30.is 31.an 32.object 33.in 34.front 35.of <text:span text:style-name="T5">36.it</text:span> 37., 38.what 39.is <text:span text:style-name="T1">40.its </text:span>41.size 42.?</text:p>
      <text:p text:style-name="P24">A: 44.small</text:p>
      <text:p text:style-name="P24">Q4: 46.what 47.about 48.shape 49.?</text:p>
      <text:p text:style-name="P24">A: 51.cube</text:p>
      <text:p text:style-name="P24">Q5: 53.what 54.about 55.material 56.?</text:p>
      <text:p text:style-name="P24">A: 58.rubber</text:p>
      <text:p text:style-name="P24">Q6: 60.and 61.that 62.of <text:span text:style-name="T5">63.the 64.previous 65.brown 66.object </text:span>67.?</text:p>
      <text:p text:style-name="P24">A: 69.rubber</text:p>
      <text:p text:style-name="P24">Q7: 71.does <text:span text:style-name="T1">72.the 73.earlier 74.small 75.object</text:span> 76.have 77.objects 78.to <text:span text:style-name="T1">79.its</text:span> 80.right 81.?</text:p>
      <text:p text:style-name="P24">A: 83.no</text:p>
      <text:p text:style-name="P24">Q8: 85.if 86.there 87.is 88.an 89.object 90.in 91.front 92.of <text:span text:style-name="T1">93.the 94.previous 95.small 96.object</text:span> 97., 98.what 99.shape 100.is <text:span text:style-name="T9">101.it</text:span> 102.?</text:p>
      <text:p text:style-name="P24">A: 104.sphere</text:p>
      <text:p text:style-name="P24">Q9: 106.what 107.is 108.the 109.color 110.of <text:span text:style-name="T1">111.the 112.aforementioned 113.small 114.object </text:span>115.?</text:p>
      <text:p text:style-name="P24">A: 117.yellow</text:p>
      <text:p text:style-name="P24">Q10: 119.any 120.big 121.objects 122.?</text:p>
      <text:p text:style-name="P24">A: 124.yes</text:p>
      <text:p text:style-name="P24"/>
      <text:p text:style-name="P24">==================================================</text:p>
      <text:p text:style-name="P24"/>
      <text:p text:style-name="P24">Dialog 5,3, objects:</text:p>
      <text:p text:style-name="P18">2<text:tab/> small <text:s/>yellow</text:p>
      <text:p text:style-name="P15">4<text:tab/> <text:s text:c="2"/>cyan</text:p>
      <text:p text:style-name="P13">0<text:tab/> <text:s text:c="2"/>blue</text:p>
      <text:p text:style-name="P20">5<text:tab/>sphere large rubber purple</text:p>
      <text:p text:style-name="P12">1<text:tab/> large <text:s/></text:p>
      <text:p text:style-name="P24">3<text:tab/> <text:s text:c="2"/></text:p>
      <text:p text:style-name="P24">6<text:tab/> <text:s text:c="2"/></text:p>
      <text:p text:style-name="P24">C: 0.there 1.is <text:span text:style-name="T1">2.a 3.small 4.object</text:span> 5.behind <text:span text:style-name="T23">6.a 7.cy 8.##an 9.object</text:span> 10..</text:p>
      <text:p text:style-name="P24">Q1: 12.what 13.is 14.the 15.count 16.of 17.blue 18.objects 19., 20.if 21.present 22.?</text:p>
      <text:p text:style-name="P24">A:<text:span text:style-name="T18"> 24.1</text:span></text:p>
      <text:p text:style-name="P24">Q2: 26.if 27.there 28.is 29.an 30.object 31.to 32.the 33.left 34.of <text:span text:style-name="T18">35.it</text:span> 36., 37.what 38.shape 39.is <text:span text:style-name="T9">40.it</text:span> 41.?</text:p>
      <text:p text:style-name="P24">A: 43.sphere</text:p>
      <text:p text:style-name="P24">Q3: 45.and 46.material 47.?</text:p>
      <text:p text:style-name="P24">A: 49.rubber</text:p>
      <text:p text:style-name="P24">Q4: 51.how 52.about 53.color 54.?</text:p>
      <text:p text:style-name="P24">A: 56.purple</text:p>
      <text:p text:style-name="P24">Q5: 58.and 59.that 60.of <text:span text:style-name="T1">61.the 62.previous 63.tiny 64.object</text:span> 65.?</text:p>
      <text:p text:style-name="P24">A: 67.yellow</text:p>
      <text:p text:style-name="P24">Q6: 69.does <text:span text:style-name="T9">70.the 71.aforementioned 72.sphere</text:span> 73.have 74.objects 75.to <text:span text:style-name="T9">76.its</text:span> 77.left 78.?</text:p>
      <text:p text:style-name="P24">A: 80.yes</text:p>
      <text:p text:style-name="P24">Q7: 82.how 83.many 84.objects 85.are 86.present 87.right 88.of <text:span text:style-name="T9">89.the 90.previous 91.sphere </text:span>92.?</text:p>
      <text:p text:style-name="P24">A: 94.4</text:p>
      <text:p text:style-name="P24">Q8: 96.what 97.is 98.the 99.size 100.of <text:span text:style-name="T9">101.the 102.earlier 103.ball</text:span> 104.?</text:p>
      <text:p text:style-name="P24">A: 106.large</text:p>
      <text:p text:style-name="P24">Q9: 108.if 109.there 110.is 111.an 112.object 113.to 114.the 115.left 116.of <text:span text:style-name="T9">117.it</text:span> 118., 119.what 120.is <text:span text:style-name="T13">121.its </text:span>122.size 123.?</text:p>
      <text:p text:style-name="P24">A: 125.large</text:p>
      <text:p text:style-name="P24">Q10: 127.what 128.number 129.of 130.objects 131.to <text:span text:style-name="T13">132.its</text:span> 133.right 134.?</text:p>
      <text:p text:style-name="P24">A: 136.5</text:p>
      <text:p text:style-name="P24"/>
      <text:p text:style-name="P24">==================================================</text:p>
      <text:p text:style-name="P24"/>
      <text:p text:style-name="P24">Dialog 5,4, objects:</text:p>
      <text:p text:style-name="P24"><text:span text:style-name="T13">2<text:tab/> small </text:span><text:s/></text:p>
      <text:p text:style-name="P15">4<text:tab/> small metal cyan</text:p>
      <text:p text:style-name="P13">0<text:tab/>cube small metal blue</text:p>
      <text:p text:style-name="P16">3<text:tab/> <text:s/>metal </text:p>
      <text:p text:style-name="P24">6<text:tab/> <text:s text:c="2"/></text:p>
      <text:p text:style-name="P20">5<text:tab/> <text:s text:c="2"/>purple</text:p>
      <text:p text:style-name="P24">1<text:tab/> <text:s text:c="2"/></text:p>
      <text:p text:style-name="P24">C: 0.there 1.is <text:span text:style-name="T13">2.a 3.small 4.object</text:span> 5.behind <text:span text:style-name="T23">6.a 7.cy 8.##an 9.object</text:span> 10..</text:p>
      <text:p text:style-name="P24">Q1: 12.what 13.is 14.the 15.count 16.of 17.blue 18.objects 19., 20.if 21.present 22.?</text:p>
      <text:p text:style-name="P24">A: <text:span text:style-name="T18">24.1</text:span></text:p>
      <text:p text:style-name="P24">Q2: 26.what 27.shape 28.is <text:span text:style-name="T18">29.it</text:span> 30.?</text:p>
      <text:p text:style-name="P24">A: 32.cube</text:p>
      <text:p text:style-name="P24">Q3: 34.what 35.about 36.size 37.?</text:p>
      <text:p text:style-name="P24">A: 39.small</text:p>
      <text:p text:style-name="P24">Q4: 41.and 42.material 43.?</text:p>
      <text:p text:style-name="P24">A: 45.metal</text:p>
      <text:p text:style-name="P24">Q5: 47.and 48.that 49.of <text:span text:style-name="T23">50.the 51.earlier 52.cy 53.##an 54.object</text:span> 55.?</text:p>
      <text:p text:style-name="P24">A: 57.metal</text:p>
      <text:p text:style-name="P24">Q6: 59.does 60.the 61.picture 62.have 63.other 64.objects 65.that 66.are 67.of 68.same 69.size 70.as <text:span text:style-name="T18">71.the 72.previous 73.cube</text:span> 74.?</text:p>
      <text:p text:style-name="P24">A: 76.yes</text:p>
      <text:p text:style-name="P24">Q7: 78.does <text:span text:style-name="T18">79.the 80.above 81.blue 82.object</text:span> 83.have 84.objects 85.to <text:span text:style-name="T18">86.its</text:span> 87.right 88.?</text:p>
      <text:p text:style-name="P24">A: 90.yes</text:p>
      <text:p text:style-name="P24">Q8: 92.if 93.there 94.is 95.an 96.object 97.left 98.of <text:span text:style-name="T18">99.the 100.above 101.cube</text:span> 102., 103.what 104.color 105.is <text:span text:style-name="T9">106.it</text:span> 107.?</text:p>
      <text:p text:style-name="P24">A: 109.purple</text:p>
      <text:p text:style-name="P24">Q9: 111.if 112.there 113.is 114.an 115.object 116.in 117.front 118.of <text:span text:style-name="T9">119.it</text:span> 120., 121.what 122.is <text:span text:style-name="T7">123.its </text:span>124.material 125.?</text:p>
      <text:p text:style-name="P24">A: 127.metal</text:p>
      <text:p text:style-name="P24">Q10: 129.what 130.is 131.the 132.count 133.of 134.objects <text:span text:style-name="T23">135.the 136.previous 137.cy 138.##an 139.object</text:span> 140.has 141.to <text:span text:style-name="T23">142.its </text:span>143.behind 144.?</text:p>
      <text:p text:style-name="P24">A: 146.5</text:p>
      <text:p text:style-name="P24"/>
      <text:p text:style-name="P24">==================================================</text:p>
      <text:p text:style-name="P24"/>
      <text:p text:style-name="P24">Dialog 6,0, objects:</text:p>
      <text:p text:style-name="P13">8<text:tab/>sphere large metal blue</text:p>
      <text:p text:style-name="P12">5<text:tab/>cube large rubber green</text:p>
      <text:p text:style-name="P24">1<text:tab/> large <text:s/></text:p>
      <text:p text:style-name="P24">6<text:tab/> large metal </text:p>
      <text:p text:style-name="P24">0<text:tab/> large <text:s/></text:p>
      <text:p text:style-name="P24">3<text:tab/> large metal </text:p>
      <text:p text:style-name="P24">7<text:tab/> large <text:s/></text:p>
      <text:p text:style-name="P24">4<text:tab/> <text:s/>metal </text:p>
      <text:p text:style-name="P24">C: 0.there 1.is <text:span text:style-name="T18">2.a 3.big 4.object</text:span> 5.sitting 6.at 7.the 8.extreme 9.front 10.of 11.the 12.image 13..</text:p>
      <text:p text:style-name="P24">Q1: 15.if 16.there 17.is 18.an 19.object 20.behind <text:span text:style-name="T18">21.it</text:span> 22., 23.what 24.shape 25.is <text:span text:style-name="T13">26.it </text:span>27.?</text:p>
      <text:p text:style-name="P24">A: 29.cube</text:p>
      <text:p text:style-name="P24">Q2: 31.what 32.about 33.color 34.?</text:p>
      <text:p text:style-name="P24">A: 36.green</text:p>
      <text:p text:style-name="P24">Q3: 38.and 39.material 40.?</text:p>
      <text:p text:style-name="P24">A: 42.rubber</text:p>
      <text:p text:style-name="P24">Q4: 44.what 45.about <text:span text:style-name="T18">46.that 47.big 48.object</text:span> 49.?</text:p>
      <text:p text:style-name="P24">A: 51.metal</text:p>
      <text:p text:style-name="P24">Q5: 53.what 54.number 55.of 56.objects 57.in 58.front 59.of <text:span text:style-name="T13">60.the 61.aforementioned 62.cube</text:span> 63.?</text:p>
      <text:p text:style-name="P24">A: <text:span text:style-name="T18">65.1</text:span></text:p>
      <text:p text:style-name="P24">Q6: 67.are 68.there 69.objects 70.present 71.on 72.the 73.right 74.side 75.of <text:span text:style-name="T13">76.that 77.cube</text:span> 78.?</text:p>
      <text:p text:style-name="P24">A: 80.yes</text:p>
      <text:p text:style-name="P24">Q7: 82.if 83.there 84.is 85.an 86.object 87.in 88.front 89.of <text:span text:style-name="T13">90.that 91.green 92.object </text:span>93., 94.what 95.is <text:span text:style-name="T18">96.its</text:span> 97.color 98.?</text:p>
      <text:p text:style-name="P24">A: 100.blue</text:p>
      <text:p text:style-name="P24">Q8: 102.does 103.the 104.picture 105.have 106.other 107.objects 108.that 109.share <text:span text:style-name="T18">110.its</text:span> 111.size 112.?</text:p>
      <text:p text:style-name="P24">A: 114.yes</text:p>
      <text:p text:style-name="P24">Q9: 116.what 117.is 118.the 119.shape 120.of <text:span text:style-name="T18">121.the 122.previous 123.shiny 124.object</text:span> 125.?</text:p>
      <text:p text:style-name="P24">A: 127.sphere</text:p>
      <text:p text:style-name="P24">Q10: 129.are 130.there 131.other 132.objects 133.present 134.in 135.the 136.picture 137.sharing <text:span text:style-name="T18">138.its</text:span> 139.material 140.?</text:p>
      <text:p text:style-name="P24">A: 142.yes</text:p>
      <text:p text:style-name="P24"/>
      <text:p text:style-name="P24">==================================================</text:p>
      <text:p text:style-name="P24"/>
      <text:p text:style-name="P24">Dialog 6,1, objects:</text:p>
      <text:p text:style-name="P13">2<text:tab/>sphere <text:s text:c="2"/>cyan</text:p>
      <text:p text:style-name="P12">5<text:tab/>cube <text:s/>rubber green</text:p>
      <text:p text:style-name="P24">0<text:tab/>sphere <text:s text:c="2"/></text:p>
      <text:p text:style-name="P24">1<text:tab/> large rubber </text:p>
      <text:p text:style-name="P24">3<text:tab/>cube <text:s text:c="2"/></text:p>
      <text:p text:style-name="P24">4<text:tab/> <text:s text:c="2"/></text:p>
      <text:p text:style-name="P24">6<text:tab/>cube <text:s text:c="2"/></text:p>
      <text:p text:style-name="P24">7<text:tab/> <text:s text:c="2"/></text:p>
      <text:p text:style-name="P24">8<text:tab/>sphere <text:s text:c="2"/></text:p>
      <text:p text:style-name="P24">C: 0.the 1.view 2.has 3.exactly 4.one <text:span text:style-name="T18">5.cy 6.##an 7.object</text:span> 8..</text:p>
      <text:p text:style-name="P24">Q1: 10.if 11.there 12.is 13.an 14.object 15.on 16.the 17.right 18.side 19.of<text:span text:style-name="T18"> 20.it </text:span>21., 22.what 23.is <text:span text:style-name="T13">24.its</text:span> 25.color 26.?</text:p>
      <text:p text:style-name="P24">A: 28.green</text:p>
      <text:p text:style-name="P24">Q2: 30.what 31.about 32.material 33.?</text:p>
      <text:p text:style-name="P24">A: 35.rubber</text:p>
      <text:p text:style-name="P24">Q3: 37.what 38.about 39.shape 40.?</text:p>
      <text:p text:style-name="P24">A: 42.cube</text:p>
      <text:p text:style-name="P24">Q4: 44.how 45.about <text:span text:style-name="T18">46.the 47.above 48.cy 49.##an 50.object</text:span> 51.?</text:p>
      <text:p text:style-name="P24">A: 53.sphere</text:p>
      <text:p text:style-name="P24">Q5: 55.does <text:span text:style-name="T18">56.it</text:span> 57.have 58.objects 59.to 60.in 61.front 62.of <text:span text:style-name="T18">63.itself</text:span> 64.?</text:p>
      <text:p text:style-name="P24">A: 66.yes</text:p>
      <text:p text:style-name="P24">Q6: 68.are 69.there 70.other 71.objects 72.that 73.are 74.of 75.same 76.shape 77.as <text:span text:style-name="T18">78.that 79.ball </text:span>80.?</text:p>
      <text:p text:style-name="P24">A: 82.yes</text:p>
      <text:p text:style-name="P24">Q7: 84.what 85.number 86.of 87.objects 88.are 89.present 90.in 91.front 92.of <text:span text:style-name="T13">93.the 94.earlier 95.rubber 96.object</text:span> 97.?</text:p>
      <text:p text:style-name="P24">A: 99.1</text:p>
      <text:p text:style-name="P24">Q8: 101.if 102.there 103.is 104.an 105.object 106.right 107.of <text:span text:style-name="T13">108.the 109.above 110.green 111.object</text:span> 112., 113.what 114.size 115.is <text:span text:style-name="T7">116.it</text:span> 117.?</text:p>
      <text:p text:style-name="P24">A: 119.large</text:p>
      <text:p text:style-name="P24">Q9: 121.what 122.is 123.the 124.material 125.of <text:span text:style-name="T7">126.this 127.object</text:span> 128.?</text:p>
      <text:p text:style-name="P24">A: 130.rubber</text:p>
      <text:p text:style-name="P24">Q10: 132.what 133.is 134.the 135.count 136.of 137.cube 138.##s 139., 140.if 141.present 142.?</text:p>
      <text:p text:style-name="P24">A: 144.3</text:p>
      <text:p text:style-name="P24"/>
      <text:p text:style-name="P24">==================================================</text:p>
      <text:p text:style-name="P24"/>
      <text:p text:style-name="P24">Dialog 6,2, objects:</text:p>
      <text:p text:style-name="P12">5<text:tab/>cube <text:s text:c="2"/>green</text:p>
      <text:p text:style-name="P13">2<text:tab/> <text:s text:c="2"/>cyan</text:p>
      <text:p text:style-name="P24">0<text:tab/> <text:s text:c="2"/>green</text:p>
      <text:p text:style-name="P23">1<text:tab/>cylinder <text:s/>rubber gray</text:p>
      <text:p text:style-name="P24">3<text:tab/> <text:s text:c="2"/></text:p>
      <text:p text:style-name="P24">4<text:tab/>cylinder <text:s text:c="2"/></text:p>
      <text:p text:style-name="P24">6<text:tab/> <text:s text:c="2"/></text:p>
      <text:p text:style-name="P24">7<text:tab/> <text:s text:c="2"/>gray</text:p>
      <text:p text:style-name="P24">8<text:tab/> <text:s text:c="2"/></text:p>
      <text:p text:style-name="P24">C: <text:span text:style-name="T13">0.a 1.cube</text:span> 2.is 3.present 4.right 5.of <text:span text:style-name="T18">6.a 7.cy 8.##an 9.object</text:span> 10.in 11.the 12.image 13..</text:p>
      <text:p text:style-name="P24">Q1: 15.what 16.is 17.the 18.number 19.of 20.other 21.objects 22.?</text:p>
      <text:p text:style-name="P24">A: 24.7</text:p>
      <text:p text:style-name="P24">Q2: 26.if 27.there 28.is 29.an 30.object 31.right 32.of <text:span text:style-name="T13">33.the 34.above 35.cube</text:span> 36., 37.what 38.is <text:span text:style-name="T26">39.its</text:span> 40.material 41.?</text:p>
      <text:p text:style-name="P24">A: 43.rubber</text:p>
      <text:p text:style-name="P24">Q3: 45.what 46.is <text:span text:style-name="T26">47.its</text:span> 48.shape 49.?</text:p>
      <text:p text:style-name="P24">A: 51.cylinder</text:p>
      <text:p text:style-name="P24">Q4: 53.how 54.about 55.color 56.?</text:p>
      <text:p text:style-name="P24">A: 58.gray</text:p>
      <text:p text:style-name="P24">Q5: 60.and 61.that 62.of <text:span text:style-name="T13">63.the 64.above 65.cube </text:span>66.?</text:p>
      <text:p text:style-name="P24">A: 68.green</text:p>
      <text:p text:style-name="P24">Q6: 70.if 71.there 72.is 73.an 74.object 75.behind <text:span text:style-name="T22">76.that 77.matt 78.##e 79.object</text:span> 80., 81.what 82.shape 83.is <text:span text:style-name="T20">84.it</text:span> 85.?</text:p>
      <text:p text:style-name="P24">A: 87.cylinder</text:p>
      <text:p text:style-name="P24">Q7: 89.are 90.there 91.objects 92.present 93.to 94.the 95.right 96.of <text:span text:style-name="T22">97.the 98.above 99.gray 100.object</text:span> 101.?</text:p>
      <text:p text:style-name="P24">A: 103.yes</text:p>
      <text:p text:style-name="P24">Q8: 105.how 106.many 107.other 108.objects 109.have 110.the 111.same 112.color 113.as <text:span text:style-name="T22">114.the 115.above 116.matt 117.##e 118.object</text:span> 119.?</text:p>
      <text:p text:style-name="P24">A: 121.1</text:p>
      <text:p text:style-name="P24">Q9: 123.if 124.there 125.is 126.an 127.object 128.in 129.front 130.of <text:span text:style-name="T22">131.that 132.rubber 133.object</text:span> 134., 135.what 136.color 137.is <text:span text:style-name="T13">138.it</text:span> 139.?</text:p>
      <text:p text:style-name="P24">A: 141.green</text:p>
      <text:p text:style-name="P24">Q10: 143.are 144.there 145.objects 146.present 147.on 148.the 149.left 150.side 151.of <text:span text:style-name="T13">152.the 153.previous 154.block</text:span> 155.?</text:p>
      <text:p text:style-name="P24">A: 157.yes</text:p>
      <text:p text:style-name="P24"/>
      <text:p text:style-name="P24">==================================================</text:p>
      <text:p text:style-name="P24"/>
      <text:p text:style-name="P24">Dialog 6,3, objects:</text:p>
      <text:p text:style-name="P12">5<text:tab/>cube large <text:s/></text:p>
      <text:p text:style-name="P13">2<text:tab/> <text:s text:c="2"/>cyan</text:p>
      <text:p text:style-name="P24">0<text:tab/> <text:s text:c="2"/></text:p>
      <text:p text:style-name="P16">1<text:tab/> <text:s/>rubber </text:p>
      <text:p text:style-name="P24">3<text:tab/> <text:s text:c="2"/></text:p>
      <text:p text:style-name="P24">4<text:tab/> <text:s text:c="2"/></text:p>
      <text:p text:style-name="P15">6<text:tab/> large metal blue</text:p>
      <text:p text:style-name="P24">7<text:tab/> <text:s text:c="2"/></text:p>
      <text:p text:style-name="P18">8<text:tab/> <text:s/>metal blue</text:p>
      <text:p text:style-name="P24">C: <text:span text:style-name="T13">0.a 1.cube</text:span> 2.is 3.present 4.right 5.of <text:span text:style-name="T18">6.a 7.cy 8.##an 9.object </text:span>10.in 11.the 12.image 13..</text:p>
      <text:p text:style-name="P24">Q1: 15.what 16.is 17.the 18.number 19.of 20.other 21.objects 22.in 23.the 24.view 25.?</text:p>
      <text:p text:style-name="P24">A: 27.7</text:p>
      <text:p text:style-name="P24">Q2: 29.if 30.there 31.is 32.an 33.object 34.right 35.of <text:span text:style-name="T13">36.the 37.previous 38.cube</text:span> 39., 40.what 41.is <text:span text:style-name="T7">42.its</text:span> 43.material 44.?</text:p>
      <text:p text:style-name="P24">A: 46.rubber</text:p>
      <text:p text:style-name="P24">Q3: 48.if 49.there 50.is 51.an 52.object 53.right 54.of <text:span text:style-name="T7">55.it</text:span> 56., 57.what 58.is <text:span text:style-name="T23">59.its</text:span> 60.material 61.?</text:p>
      <text:p text:style-name="P24">A: 63.metal</text:p>
      <text:p text:style-name="P24">Q4: 65.what 66.about 67.size 68.?</text:p>
      <text:p text:style-name="P24">A: 70.large</text:p>
      <text:p text:style-name="P24">Q5: 72.how 73.about <text:span text:style-name="T13">74.that 75.cube</text:span> 76.?</text:p>
      <text:p text:style-name="P24">A: 78.large</text:p>
      <text:p text:style-name="P24">Q6: 80.what 81.is 82.the 83.color 84.of <text:span text:style-name="T23">85.the 86.above 87.shiny 88.object</text:span> 89.?</text:p>
      <text:p text:style-name="P24">A: 91.blue</text:p>
      <text:p text:style-name="P24">Q7: 93.does <text:span text:style-name="T23">94.it</text:span> 95.have 96.objects 97.to 98.on 99.the 100.left 101.side 102.of <text:span text:style-name="T23">103.itself </text:span>104.?</text:p>
      <text:p text:style-name="P24">A: 106.yes</text:p>
      <text:p text:style-name="P24">Q8: 108.what 109.number 110.of 111.other 112.objects 113.in 114.the 115.view 116.are 117.of 118.same 119.color 120.with <text:span text:style-name="T23">121.that 122.blue 123.object</text:span> 124.?</text:p>
      <text:p text:style-name="P24">A: <text:span text:style-name="T1">126.1</text:span></text:p>
      <text:p text:style-name="P24">Q9: 128.what 129.is <text:span text:style-name="T1">130.its</text:span> 131.material 132.?</text:p>
      <text:p text:style-name="P24">A: 134.metal</text:p>
      <text:p text:style-name="P24">Q10: 136.does <text:span text:style-name="T13">137.the 138.earlier 139.cube</text:span> 140.have 141.objects 142.to <text:span text:style-name="T13">143.its</text:span> 144.right 145.?</text:p>
      <text:p text:style-name="P24">A: 147.yes</text:p>
      <text:p text:style-name="P24"/>
      <text:p text:style-name="P24">==================================================</text:p>
      <text:p text:style-name="P24"/>
      <text:p text:style-name="P24">Dialog 6,4, objects:</text:p>
      <text:p text:style-name="P12">5<text:tab/>cube large rubber </text:p>
      <text:p text:style-name="P15">2<text:tab/> small rubber cyan</text:p>
      <text:p text:style-name="P24">0<text:tab/> <text:s/>rubber </text:p>
      <text:p text:style-name="P16">1<text:tab/>cylinder <text:s/>rubber </text:p>
      <text:p text:style-name="P24">3<text:tab/> <text:s text:c="2"/></text:p>
      <text:p text:style-name="P24">4<text:tab/> small <text:s/></text:p>
      <text:p text:style-name="P18">6<text:tab/>cube large metal </text:p>
      <text:p text:style-name="P24">7<text:tab/> <text:s/>rubber </text:p>
      <text:p text:style-name="P24">8<text:tab/> <text:s text:c="2"/></text:p>
      <text:p text:style-name="P24">C: <text:span text:style-name="T13">0.a 1.cube</text:span> 2.is 3.present 4.right 5.of <text:span text:style-name="T23">6.a 7.cy 8.##an 9.object</text:span> 10..</text:p>
      <text:p text:style-name="P24">Q1: 12.what 13.is 14.the 15.number 16.of 17.other 18.objects 19.in 20.the 21.image 22.?</text:p>
      <text:p text:style-name="P24">A: 24.7</text:p>
      <text:p text:style-name="P24">Q2: 26.if 27.there 28.is 29.an 30.object 31.right 32.of <text:span text:style-name="T13">33.the 34.aforementioned 35.cube </text:span>36., 37.what 38.is <text:span text:style-name="T23">39.its</text:span> 40.material 41.?</text:p>
      <text:p text:style-name="P24">A: 43.rubber</text:p>
      <text:p text:style-name="P24">Q3: 45.if 46.there 47.is 48.an 49.object 50.right 51.of <text:span text:style-name="T23">52.it</text:span> 53., 54.what 55.is <text:span text:style-name="T1">56.its</text:span> 57.material 58.?</text:p>
      <text:p text:style-name="P24">A: 60.metal</text:p>
      <text:p text:style-name="P24">Q4: 62.what 63.about 64.size 65.?</text:p>
      <text:p text:style-name="P24">A: 67.large</text:p>
      <text:p text:style-name="P24">Q5: 69.how 70.about <text:span text:style-name="T13">71.the 72.above 73.cube</text:span> 74.?</text:p>
      <text:p text:style-name="P24">A: 76.large</text:p>
      <text:p text:style-name="P24">Q6: 78.are 79.there 80.other 81.objects 82.in 83.the 84.view 85.that 86.are 87.of 88.same 89.material 90.as <text:span text:style-name="T23">91.the 92.previous 93.rubber 94.object</text:span> 95.?</text:p>
      <text:p text:style-name="P24">A: 97.yes</text:p>
      <text:p text:style-name="P24">Q7: 99.what 100.is 101.the 102.count 103.of 104.objects <text:span text:style-name="T1">105.the 106.previous 107.metallic 108.object</text:span> 109.has 110.to <text:span text:style-name="T1">111.its</text:span> 112.right 113.?</text:p>
      <text:p text:style-name="P24">A: 115.0</text:p>
      <text:p text:style-name="P24">Q8: 117.if 118.there 119.is 120.an 121.object 122.left 123.of <text:span text:style-name="T1">124.the 125.earlier 126.metal 127.object</text:span> 128., 129.what 130.shape 131.is <text:span text:style-name="T7">132.it</text:span> 133.?</text:p>
      <text:p text:style-name="P24">A: 135.cylinder</text:p>
      <text:p text:style-name="P24">Q9: 137.if 138.there 139.is 140.an 141.object 142.right 143.of <text:span text:style-name="T7">144.it</text:span> 145., 146.what 147.is <text:span text:style-name="T13">148.its</text:span> 149.shape 150.?</text:p>
      <text:p text:style-name="P24">A: 152.cube</text:p>
      <text:p text:style-name="P24">Q10: 154.what 155.number 156.of 157.small 158.objects 159.are 160.present 161.in 162.the 163.scene 164.?</text:p>
      <text:p text:style-name="P24">A: 166.2</text:p>
      <text:p text:style-name="P24"/>
      <text:p text:style-name="P24">==================================================</text:p>
      <text:p text:style-name="P24"/>
      <text:p text:style-name="P24">Dialog 7,0, objects:</text:p>
      <text:p text:style-name="P13">0<text:tab/>cylinder large <text:s/>blue</text:p>
      <text:p text:style-name="P18">6<text:tab/>sphere small rubber </text:p>
      <text:p text:style-name="P24">1<text:tab/> <text:s text:c="2"/></text:p>
      <text:p text:style-name="P16">2<text:tab/> <text:s/>rubber </text:p>
      <text:p text:style-name="P24">3<text:tab/> <text:s text:c="2"/></text:p>
      <text:p text:style-name="P24">4<text:tab/> <text:s text:c="2"/></text:p>
      <text:p text:style-name="P24">5<text:tab/> <text:s text:c="2"/></text:p>
      <text:p text:style-name="P24">C: 0.there 1.is <text:span text:style-name="T18">2.a 3.large 4.object</text:span> 5.sitting 6.at 7.the 8.extreme 9.front 10..</text:p>
      <text:p text:style-name="P24">Q1: 12.if 13.there 14.is 15.an 16.object 17.to 18.the 19.left 20.of <text:span text:style-name="T18">21.it</text:span> 22., 23.what 24.is <text:span text:style-name="T1">25.its</text:span> 26.material 27.?</text:p>
      <text:p text:style-name="P24">A: 29.rubber</text:p>
      <text:p text:style-name="P24">Q2: 31.what 32.about 33.size 34.?</text:p>
      <text:p text:style-name="P24">A: 36.small</text:p>
      <text:p text:style-name="P24">Q3: 38.what 39.about 40.shape 41.?</text:p>
      <text:p text:style-name="P24">A: 43.sphere</text:p>
      <text:p text:style-name="P24">Q4: 45.what 46.about <text:span text:style-name="T18">47.the 48.previous 49.big 50.object</text:span> 51.?</text:p>
      <text:p text:style-name="P24">A: 53.cylinder</text:p>
      <text:p text:style-name="P24">Q5: 55.are 56.there 57.objects 58.present 59.behind <text:span text:style-name="T1">60.the 61.previous 62.round 63.object</text:span> 64.?</text:p>
      <text:p text:style-name="P24">A: 66.yes</text:p>
      <text:p text:style-name="P24">Q6: 68.how 69.many 70.objects 71.does <text:span text:style-name="T1">72.that 73.small 74.object</text:span> 75.have 76.to <text:span text:style-name="T1">77.its</text:span> 78.right 79.?</text:p>
      <text:p text:style-name="P24">A: 81.5</text:p>
      <text:p text:style-name="P24">Q7: 83.if 84.there 85.is 86.an 87.object 88.left 89.of <text:span text:style-name="T1">90.the 91.aforementioned 92.small 93.object</text:span> 94., 95.what 96.material 97.is <text:span text:style-name="T7">98.it</text:span> 99.?</text:p>
      <text:p text:style-name="P24">A: 101.rubber</text:p>
      <text:p text:style-name="P24">Q8: 103.how 104.many 105.objects 106.does <text:span text:style-name="T18">107.the 108.aforementioned 109.large 110.object</text:span> 111.have 112.to <text:span text:style-name="T18">113.its </text:span>114.left 115.?</text:p>
      <text:p text:style-name="P24">A: 117.2</text:p>
      <text:p text:style-name="P24">Q9: 119.what 120.is 121.the 122.color 123.of <text:span text:style-name="T18">124.the 125.aforementioned 126.large 127.object </text:span>128.?</text:p>
      <text:p text:style-name="P24">A: 130.blue</text:p>
      <text:p text:style-name="P24">Q10: 132.are 133.there 134.cy 135.##an 136.objects 137.?</text:p>
      <text:p text:style-name="P24">A: 139.no</text:p>
      <text:p text:style-name="P24"/>
      <text:p text:style-name="P24">==================================================</text:p>
      <text:p text:style-name="P24"/>
      <text:p text:style-name="P24">Dialog 7,1, objects:</text:p>
      <text:p text:style-name="P18">0<text:tab/>cylinder large <text:s/></text:p>
      <text:p text:style-name="P12">6<text:tab/>sphere small rubber green</text:p>
      <text:p text:style-name="P24">1<text:tab/> <text:s text:c="2"/></text:p>
      <text:p text:style-name="P24">2<text:tab/> <text:s text:c="2"/>blue</text:p>
      <text:p text:style-name="P24">3<text:tab/> <text:s text:c="2"/></text:p>
      <text:p text:style-name="P24">4<text:tab/> <text:s text:c="2"/></text:p>
      <text:p text:style-name="P24">5<text:tab/> <text:s text:c="2"/></text:p>
      <text:p text:style-name="P24">C: 0.there 1.is <text:span text:style-name="T1">2.a 3.big 4.object</text:span> 5.sitting 6.at 7.the 8.extreme 9.front 10.of 11.the 12.picture 13..</text:p>
      <text:p text:style-name="P24">Q1: 15.if 16.there 17.is 18.an 19.object 20.to 21.the 22.left 23.of <text:span text:style-name="T1">24.it</text:span> 25., 26.what 27.is <text:span text:style-name="T13">28.its</text:span> 29.material 30.?</text:p>
      <text:p text:style-name="P24">A: 32.rubber</text:p>
      <text:p text:style-name="P24">Q2: 34.what 35.about 36.size 37.?</text:p>
      <text:p text:style-name="P24">A: 39.small</text:p>
      <text:p text:style-name="P24">Q3: 41.what 42.about 43.shape 44.?</text:p>
      <text:p text:style-name="P24">A: 46.sphere</text:p>
      <text:p text:style-name="P24">Q4: 48.what 49.about <text:span text:style-name="T1">50.the 51.previous 52.big 53.object </text:span>54.?</text:p>
      <text:p text:style-name="P24">A: 56.cylinder</text:p>
      <text:p text:style-name="P24">Q5: 58.are 59.there 60.objects 61.behind <text:span text:style-name="T13">62.the 63.previous 64.round 65.object </text:span>66.?</text:p>
      <text:p text:style-name="P24">A: 68.yes</text:p>
      <text:p text:style-name="P24">Q6: 70.how 71.many 72.objects 73.does <text:span text:style-name="T13">74.the 75.previous 76.tiny 77.object</text:span> 78.have 79.to <text:span text:style-name="T13">80.its </text:span>81.right 82.?</text:p>
      <text:p text:style-name="P24">A: 84.5</text:p>
      <text:p text:style-name="P24">Q7: 86.what 87.is 88.the 89.color 90.of <text:span text:style-name="T13">91.the 92.previous 93.tiny 94.object</text:span> 95.?</text:p>
      <text:p text:style-name="P24">A: 97.green</text:p>
      <text:p text:style-name="P24">Q8: 99.what 100.number 101.of 102.objects 103.to<text:span text:style-name="T13"> 104.its</text:span> 105.left 106.in 107.the 108.view 109.?</text:p>
      <text:p text:style-name="P24">A: <text:span text:style-name="T18">111.1</text:span></text:p>
      <text:p text:style-name="P24">Q9: 113.what 114.is <text:span text:style-name="T18">115.its</text:span> 116.color 117.?</text:p>
      <text:p text:style-name="P24">A: 119.blue</text:p>
      <text:p text:style-name="P24">Q10: 121.does <text:span text:style-name="T13">122.the 123.above 124.small 125.object </text:span>126.have 127.objects 128.to <text:span text:style-name="T13">129.its</text:span> 130.front 131.?</text:p>
      <text:p text:style-name="P24">A: 133.yes</text:p>
      <text:p text:style-name="P24"/>
      <text:p text:style-name="P24">==================================================</text:p>
      <text:p text:style-name="P24"/>
      <text:p text:style-name="P24">Dialog 7,2, objects:</text:p>
      <text:p text:style-name="P13">0<text:tab/>cylinder large <text:s/>blue</text:p>
      <text:p text:style-name="P18">6<text:tab/>sphere small rubber </text:p>
      <text:p text:style-name="P24">1<text:tab/>sphere <text:s text:c="2"/>green</text:p>
      <text:p text:style-name="P24">2<text:tab/> <text:s text:c="2"/>blue</text:p>
      <text:p text:style-name="P24">3<text:tab/> <text:s text:c="2"/>blue</text:p>
      <text:p text:style-name="P24">4<text:tab/> <text:s text:c="2"/></text:p>
      <text:p text:style-name="P24">5<text:tab/> <text:s text:c="2"/></text:p>
      <text:p text:style-name="P24">C: 0.there 1.is <text:span text:style-name="T18">2.a 3.big 4.object</text:span> 5.sitting 6.at 7.the 8.extreme 9.front 10..</text:p>
      <text:p text:style-name="P24">Q1: 12.if 13.there 14.is 15.an 16.object 17.to 18.the 19.left 20.of <text:span text:style-name="T18">21.it </text:span>22., 23.what 24.is <text:span text:style-name="T1">25.its</text:span> 26.material 27.?</text:p>
      <text:p text:style-name="P24">A: 29.rubber</text:p>
      <text:p text:style-name="P24">Q2: 31.what 32.about 33.size 34.?</text:p>
      <text:p text:style-name="P24">A: 36.small</text:p>
      <text:p text:style-name="P24">Q3: 38.what 39.about 40.shape 41.?</text:p>
      <text:p text:style-name="P24">A: 43.sphere</text:p>
      <text:p text:style-name="P24">Q4: 45.what 46.about <text:span text:style-name="T18">47.the 48.aforementioned 49.big 50.object</text:span> 51.?</text:p>
      <text:p text:style-name="P24">A: 53.cylinder</text:p>
      <text:p text:style-name="P24">Q5: 55.are 56.there 57.objects 58.present 59.behind <text:span text:style-name="T1">60.the 61.above 62.sphere</text:span> 63.?</text:p>
      <text:p text:style-name="P24">A: 65.yes</text:p>
      <text:p text:style-name="P24">Q6: 67.any 68.blue 69.objects 70.in 71.the 72.picture 73.?</text:p>
      <text:p text:style-name="P24">A: 75.yes</text:p>
      <text:p text:style-name="P24">Q7: 77.if 78.there 79.is 80.an 81.object 82.behind <text:span text:style-name="T1">83.the 84.earlier 85.matt 86.##e 87.object</text:span> 88., 89.what 90.is <text:span text:style-name="T13">91.its</text:span> 92.shape 93.?</text:p>
      <text:p text:style-name="P24">A: 95.sphere</text:p>
      <text:p text:style-name="P24">Q8: 97.what 98.is 99.the 100.count 101.of 102.objects <text:span text:style-name="T1">103.the 104.above 105.matt 106.##e 107.object</text:span> 108.has 109.to <text:span text:style-name="T1">110.its</text:span> 111.right 112.?</text:p>
      <text:p text:style-name="P24">A: 114.5</text:p>
      <text:p text:style-name="P24">Q9: 116.if 117.there 118.is 119.an 120.object 121.behind <text:span text:style-name="T1">122.that 123.rubber 124.object</text:span> 125., 126.what 127.is <text:span text:style-name="T13">128.its</text:span> 129.color 130.?</text:p>
      <text:p text:style-name="P24">A: 132.green</text:p>
      <text:p text:style-name="P24">Q10: 134.how 135.many 136.objects 137.in 138.total 139.in 140.the 141.scene 142.?</text:p>
      <text:p text:style-name="P24">A: 144.7</text:p>
      <text:p text:style-name="P24"/>
      <text:p text:style-name="P24">==================================================</text:p>
      <text:p text:style-name="P24"/>
      <text:p text:style-name="P24">Dialog 7,3, objects:</text:p>
      <text:p text:style-name="P13">0<text:tab/>cylinder large <text:s/></text:p>
      <text:p text:style-name="P18">6<text:tab/>sphere small rubber </text:p>
      <text:p text:style-name="P12">1<text:tab/>sphere <text:s/>metal </text:p>
      <text:p text:style-name="P24">2<text:tab/> <text:s text:c="2"/></text:p>
      <text:p text:style-name="P24">3<text:tab/> <text:s text:c="2"/></text:p>
      <text:p text:style-name="P24">4<text:tab/> <text:s text:c="2"/></text:p>
      <text:p text:style-name="P24">5<text:tab/> <text:s text:c="2"/></text:p>
      <text:p text:style-name="P24">C: 0.there 1.is <text:span text:style-name="T18">2.a 3.large 4.object</text:span> 5.sitting 6.at 7.the 8.extreme 9.front 10.of 11.the 12.scene 13..</text:p>
      <text:p text:style-name="P24">Q1: 15.if 16.there 17.is 18.an 19.object 20.to 21.the 22.left 23.of <text:span text:style-name="T18">24.it</text:span> 25., 26.what 27.is <text:span text:style-name="T1">28.its</text:span> 29.material 30.?</text:p>
      <text:p text:style-name="P24">A: 32.rubber</text:p>
      <text:p text:style-name="P24">Q2: 34.what 35.about 36.size 37.?</text:p>
      <text:p text:style-name="P24">A: 39.small</text:p>
      <text:p text:style-name="P24">Q3: 41.what 42.about 43.shape 44.?</text:p>
      <text:p text:style-name="P24">A: 46.sphere</text:p>
      <text:p text:style-name="P24">Q4: 48.what 49.about <text:span text:style-name="T1">50.the 51.earlier 52.large 53.object</text:span> 54.?</text:p>
      <text:p text:style-name="P24">A: 56.cylinder</text:p>
      <text:p text:style-name="P24">Q5: 58.are 59.there 60.objects 61.behind <text:span text:style-name="T1">62.that 63.round 64.object</text:span> 65.?</text:p>
      <text:p text:style-name="P24">A: 67.yes</text:p>
      <text:p text:style-name="P24">Q6: 69.how 70.many 71.objects 72.does <text:span text:style-name="T1">73.the 74.aforementioned 75.tiny 76.object </text:span>77.have 78.to <text:span text:style-name="T1">79.its</text:span> 80.right 81.?</text:p>
      <text:p text:style-name="P24">A: 83.5</text:p>
      <text:p text:style-name="P24">Q7: 85.does <text:span text:style-name="T1">86.that 87.matt 88.##e 89.object</text:span> 90.have 91.objects 92.to <text:span text:style-name="T1">93.its </text:span>94.left 95.?</text:p>
      <text:p text:style-name="P24">A: 97.yes</text:p>
      <text:p text:style-name="P24">Q8: 99.if 100.there 101.is 102.an 103.object 104.behind <text:span text:style-name="T1">105.the 106.previous 107.round 108.object</text:span> 109., 110.what 111.shape 112.is <text:span text:style-name="T13">113.it </text:span>114.?</text:p>
      <text:p text:style-name="P24">A: 116.sphere</text:p>
      <text:p text:style-name="P24">Q9: 118.what 119.is 120.the 121.material 122.of <text:span text:style-name="T13">123.this 124.object</text:span> 125.?</text:p>
      <text:p text:style-name="P24">A: 127.metal</text:p>
      <text:p text:style-name="P24">Q10: 129.are 130.there 131.objects 132.in 133.front 134.of <text:span text:style-name="T1">135.the 136.above 137.tiny 138.object </text:span>139.?</text:p>
      <text:p text:style-name="P24">A: 141.yes</text:p>
      <text:p text:style-name="P24"/>
      <text:p text:style-name="P24">==================================================</text:p>
      <text:p text:style-name="P24"/>
      <text:p text:style-name="P24">Dialog 7,4, objects:</text:p>
      <text:p text:style-name="P13">0<text:tab/>cylinder large <text:s/>blue</text:p>
      <text:p text:style-name="P12">6<text:tab/>sphere small rubber green</text:p>
      <text:p text:style-name="P24">1<text:tab/> <text:s text:c="2"/></text:p>
      <text:p text:style-name="P24">2<text:tab/> small <text:s/>blue</text:p>
      <text:p text:style-name="P24">3<text:tab/> <text:s text:c="2"/>blue</text:p>
      <text:p text:style-name="P24">4<text:tab/> <text:s text:c="2"/>gray</text:p>
      <text:p text:style-name="P24">5<text:tab/> <text:s text:c="2"/>gray</text:p>
      <text:p text:style-name="P24">C: 0.there 1.is <text:span text:style-name="T18">2.a 3.large 4.object</text:span> 5.sitting 6.at 7.the 8.extreme 9.front 10..</text:p>
      <text:p text:style-name="P24">Q1: 12.if 13.there 14.is 15.an 16.object 17.to 18.the 19.left 20.of <text:span text:style-name="T18">21.it</text:span> 22., 23.what 24.is <text:span text:style-name="T13">25.its</text:span> 26.material 27.?</text:p>
      <text:p text:style-name="P24">A: 29.rubber</text:p>
      <text:p text:style-name="P24">Q2: 31.what 32.about 33.size 34.?</text:p>
      <text:p text:style-name="P24">A: 36.small</text:p>
      <text:p text:style-name="P24">Q3: 38.what 39.about 40.shape 41.?</text:p>
      <text:p text:style-name="P24">A: 43.sphere</text:p>
      <text:p text:style-name="P24">Q4: 45.what 46.about <text:span text:style-name="T18">47.the 48.earlier 49.large 50.object</text:span> 51.?</text:p>
      <text:p text:style-name="P24">A: 53.cylinder</text:p>
      <text:p text:style-name="P24">Q5: 55.are 56.there 57.objects 58.present 59.behind<text:span text:style-name="T13"> 60.the 61.earlier 62.ball </text:span>63.?</text:p>
      <text:p text:style-name="P24">A: 65.yes</text:p>
      <text:p text:style-name="P24">Q6: 67.how 68.many 69.objects 70.does <text:span text:style-name="T13">71.the 72.aforementioned 73.small 74.object</text:span> 75.have 76.to<text:span text:style-name="T13"> 77.its </text:span>78.right 79.?</text:p>
      <text:p text:style-name="P24">A: 81.5</text:p>
      <text:p text:style-name="P24">Q7: 83.what 84.is 85.the 86.color 87.of <text:span text:style-name="T13">88.the 89.aforementioned 90.small 91.object</text:span> 92.?</text:p>
      <text:p text:style-name="P24">A: 94.green</text:p>
      <text:p text:style-name="P24">Q8: 96.any 97.gray 98.objects 99.in 100.the 101.image 102.?</text:p>
      <text:p text:style-name="P24">A: 104.yes</text:p>
      <text:p text:style-name="P24">Q9: 106.if 107.there 108.is 109.an 110.object 111.to 112.the 113.left 114.of <text:span text:style-name="T13">115.the 116.above 117.rubber 118.object</text:span> 119., 120.what 121.size 122.is <text:span text:style-name="T7">123.it </text:span>124.?</text:p>
      <text:p text:style-name="P24">A: 126.small</text:p>
      <text:p text:style-name="P24">Q10: 128.any 129.blue 130.objects 131.?</text:p>
      <text:p text:style-name="P24">A: 133.yes</text:p>
      <text:p text:style-name="P24"/>
      <text:p text:style-name="P24">==================================================</text:p>
      <text:p text:style-name="P24"/>
      <text:p text:style-name="P24">Dialog 8,0, objects:</text:p>
      <text:p text:style-name="P18">3<text:tab/>sphere <text:s/>metal </text:p>
      <text:p text:style-name="P13">0<text:tab/>cylinder small rubber </text:p>
      <text:p text:style-name="P16">2<text:tab/>cube <text:s text:c="2"/></text:p>
      <text:p text:style-name="P24">1<text:tab/>sphere large <text:s/></text:p>
      <text:p text:style-name="P24">C: <text:span text:style-name="T1">0.a 1.ball</text:span> 2.is 3.to 4.the 5.left 6.of 7.all 8.things 9..</text:p>
      <text:p text:style-name="P24">Q1: 11.if 12.there 13.is 14.a 15.thing 16.behind <text:span text:style-name="T1">17.it</text:span> 18., 19.what 20.is <text:span text:style-name="T18">21.its</text:span> 22.shape 23.?</text:p>
      <text:p text:style-name="P24">A: 25.cylinder</text:p>
      <text:p text:style-name="P24">Q2: 27.how 28.about 29.size 30.?</text:p>
      <text:p text:style-name="P24">A: 32.small</text:p>
      <text:p text:style-name="P24">Q3: 34.how 35.about 36.material 37.?</text:p>
      <text:p text:style-name="P24">A: 39.rubber</text:p>
      <text:p text:style-name="P24">Q4: 41.and 42.that 43.of <text:span text:style-name="T1">44.the 45.above 46.round 47.thing</text:span> 48.?</text:p>
      <text:p text:style-name="P24">A: 50.metal</text:p>
      <text:p text:style-name="P24">Q5: 52.does <text:span text:style-name="T18">53.the 54.aforementioned 55.cylinder</text:span> 56.have 57.things 58.to <text:span text:style-name="T18">59.its</text:span> 60.left 61.?</text:p>
      <text:p text:style-name="P24">A: 63.yes</text:p>
      <text:p text:style-name="P24">Q6: 65.if 66.there 67.is 68.a 69.thing 70.behind <text:span text:style-name="T18">71.the 72.aforementioned 73.small 74.thing</text:span> 75., 76.what 77.shape 78.is <text:span text:style-name="T7">79.it </text:span>80.?</text:p>
      <text:p text:style-name="P24">A: 82.cube</text:p>
      <text:p text:style-name="P24">Q7: 84.what 85.is 86.the 87.count 88.of 89.other 90.things 91.that 92.share <text:span text:style-name="T7">93.its </text:span>94.shape 95.?</text:p>
      <text:p text:style-name="P24">A: 97.0</text:p>
      <text:p text:style-name="P24">Q8: 99.what 100.number 101.of 102.other 103.things 104.in 105.the 106.image 107.share 108.similar 109.material 110.with <text:span text:style-name="T1">111.the 112.above 113.ball</text:span> 114.?</text:p>
      <text:p text:style-name="P24">A: 116.0</text:p>
      <text:p text:style-name="P24">Q9: 118.if 119.there 120.is 121.a 122.thing 123.in 124.front 125.of <text:span text:style-name="T1">126.the 127.earlier 128.round 129.thing</text:span> 130., 131.what 132.shape 133.is <text:span text:style-name="T13">134.it</text:span> 135.?</text:p>
      <text:p text:style-name="P24">A: 137.sphere</text:p>
      <text:p text:style-name="P24">Q10: 139.does 140.the 141.image 142.contain <text:span text:style-name="T13">143.any 144.big 145.things</text:span> 146.?</text:p>
      <text:p text:style-name="P24">A: 148.yes</text:p>
      <text:p text:style-name="P24"/>
      <text:p text:style-name="P24">==================================================</text:p>
      <text:p text:style-name="P24"/>
      <text:p text:style-name="P24">Dialog 8,1, objects:</text:p>
      <text:p text:style-name="P16">2<text:tab/>cube <text:s/>rubber </text:p>
      <text:p text:style-name="P20">1<text:tab/>sphere large rubber purple</text:p>
      <text:p text:style-name="P24">0<text:tab/> <text:s text:c="2"/></text:p>
      <text:p text:style-name="P12">3<text:tab/> <text:s/>metal </text:p>
      <text:p text:style-name="P24">C: 0.the 1.view 2.has <text:span text:style-name="T7">3.a 4.cube</text:span> 5..</text:p>
      <text:p text:style-name="P24">Q1: 7.if 8.there 9.is 10.a 11.thing 12.right 13.of<text:span text:style-name="T7"> 14.it</text:span> 15., 16.what 17.color 18.is <text:span text:style-name="T9">19.it</text:span> 20.?</text:p>
      <text:p text:style-name="P24">A: 22.purple</text:p>
      <text:p text:style-name="P24">Q2: 24.and 25.size 26.?</text:p>
      <text:p text:style-name="P24">A: 28.large</text:p>
      <text:p text:style-name="P24">Q3: 30.and 31.material 32.?</text:p>
      <text:p text:style-name="P24">A: 34.rubber</text:p>
      <text:p text:style-name="P24">Q4: 36.and 37.that 38.of <text:span text:style-name="T7">39.the 40.earlier 41.cube </text:span>42.?</text:p>
      <text:p text:style-name="P24">A: 44.rubber</text:p>
      <text:p text:style-name="P24">Q5: 46.how 47.many 48.things 49.does <text:span text:style-name="T9">50.the 51.aforementioned 52.big 53.thing</text:span> 54.have 55.to<text:span text:style-name="T9"> 56.its</text:span> 57.behind 58.?</text:p>
      <text:p text:style-name="P24">A: 60.3</text:p>
      <text:p text:style-name="P24">Q6: 62.does 63.the 64.view 65.have 66.other 67.things 68.that 69.share 70.the 71.same 72.color 73.with<text:span text:style-name="T9"> 74.that 75.purple 76.thing</text:span> 77.?</text:p>
      <text:p text:style-name="P24">A: 79.no</text:p>
      <text:p text:style-name="P24">Q7: 81.what 82.shape 83.is <text:span text:style-name="T9">84.the 85.previous 86.purple 87.thing</text:span> 88.?</text:p>
      <text:p text:style-name="P24">A: 90.sphere</text:p>
      <text:p text:style-name="P24">Q8: 92.what 93.is 94.the 95.count 96.of 97.other 98.things 99.that 100.share <text:span text:style-name="T9">101.its </text:span>102.color 103.?</text:p>
      <text:p text:style-name="P24">A: 105.0</text:p>
      <text:p text:style-name="P24">Q9: 107.if 108.there 109.is 110.a 111.thing 112.behind <text:span text:style-name="T9">113.the 114.earlier 115.sphere </text:span>116., 117.what 118.is <text:span text:style-name="T13">119.its </text:span>120.material 121.?</text:p>
      <text:p text:style-name="P24">A: 123.metal</text:p>
      <text:p text:style-name="P24">Q10: 125.how 126.many 127.things 128.to <text:span text:style-name="T13">129.its</text:span> 130.left 131.?</text:p>
      <text:p text:style-name="P24">A: 133.0</text:p>
      <text:p text:style-name="P24"/>
      <text:p text:style-name="P24">==================================================</text:p>
      <text:p text:style-name="P24"/>
      <text:p text:style-name="P24">Dialog 8,2, objects:</text:p>
      <text:p text:style-name="P16">0<text:tab/>cylinder small rubber </text:p>
      <text:p text:style-name="P12">2<text:tab/>cube small rubber green</text:p>
      <text:p text:style-name="P21">3<text:tab/> small <text:s/>brown</text:p>
      <text:p text:style-name="P24">C: 0.a 1.lot 2.of 3.spheres 4.are 5.present 6..</text:p>
      <text:p text:style-name="P24">Q1: <text:span text:style-name="T20">8.any 9.cylinders</text:span> 10.?</text:p>
      <text:p text:style-name="P24">A: 12.yes</text:p>
      <text:p text:style-name="P24">Q2: 14.what 15.is 16.the 17.count 18.of 19.rubber 20.things 21.in <text:span text:style-name="T20">22.this 23.group</text:span> 24.?</text:p>
      <text:p text:style-name="P24">A: <text:span text:style-name="T7">26.1</text:span></text:p>
      <text:p text:style-name="P24">Q3: 28.if 29.there 30.is 31.a 32.thing 33.on 34.the 35.right 36.side 37.of <text:span text:style-name="T7">38.it</text:span> 39., 40.what 41.material 42.is <text:span text:style-name="T13">43.it </text:span>44.?</text:p>
      <text:p text:style-name="P24">A: 46.rubber</text:p>
      <text:p text:style-name="P24">Q4: 48.what 49.about 50.size 51.?</text:p>
      <text:p text:style-name="P24">A: 53.small</text:p>
      <text:p text:style-name="P24">Q5: 55.and 56.shape 57.?</text:p>
      <text:p text:style-name="P24">A: 59.cube</text:p>
      <text:p text:style-name="P24">Q6: 61.what 62.is 63.the 64.size 65.of <text:span text:style-name="T7">66.the 67.above 68.cylinder</text:span> 69.?</text:p>
      <text:p text:style-name="P24">A: 71.small</text:p>
      <text:p text:style-name="P24">Q7: 73.does 74.the 75.image 76.have 77.other 78.things 79.that 80.are 81.of 82.same 83.size 84.as <text:span text:style-name="T13">85.the 86.previous 87.block</text:span> 88.?</text:p>
      <text:p text:style-name="P24">A: 90.yes</text:p>
      <text:p text:style-name="P24">Q8: 92.what 93.color 94.is <text:span text:style-name="T13">95.the 96.previous 97.cube</text:span> 98.?</text:p>
      <text:p text:style-name="P24">A: 100.green</text:p>
      <text:p text:style-name="P24">Q9: 102.if 103.there 104.is 105.a 106.thing 107.to 108.the 109.left 110.of <text:span text:style-name="T7">111.the 112.above 113.cylinder</text:span> 114., 115.what 116.color 117.is <text:span text:style-name="T5">118.it</text:span> 119.?</text:p>
      <text:p text:style-name="P24">A: 121.brown</text:p>
      <text:p text:style-name="P24">Q10: 123.what 124.is 125.the 126.count 127.of 128.things <text:span text:style-name="T20">129.the 130.previous 131.cylinder </text:span>132.has 133.to <text:span text:style-name="T20">134.its </text:span>135.behind 136.?</text:p>
      <text:p text:style-name="P24">A: <text:span text:style-name="T13">138.1</text:span></text:p>
      <text:p text:style-name="P24"/>
      <text:p text:style-name="P24">==================================================</text:p>
      <text:p text:style-name="P24"/>
      <text:p text:style-name="P24">Dialog 8,3, objects:</text:p>
      <text:p text:style-name="P23">0<text:tab/>cylinder small rubber gray</text:p>
      <text:p text:style-name="P18">2<text:tab/>cube <text:s/>rubber </text:p>
      <text:p text:style-name="P21">3<text:tab/>sphere <text:s/>metal brown</text:p>
      <text:p text:style-name="P24">1<text:tab/> <text:s/>rubber </text:p>
      <text:p text:style-name="P24">C: <text:span text:style-name="T26">0.a 1.tiny 2.thing </text:span>3.stands 4.in 5.front 6.of <text:span text:style-name="T1">7.a 8.cube</text:span> 9.in 10.the 11.view 12..</text:p>
      <text:p text:style-name="P24">Q1: 14.are 15.there 16.any 17.blue 18.things 19.in 20.the 21.picture 22.?</text:p>
      <text:p text:style-name="P24">A: 24.no</text:p>
      <text:p text:style-name="P24">Q2: 26.if 27.there 28.is 29.a 30.thing 31.left 32.of <text:span text:style-name="T22">33.the 34.above 35.small 36.thing</text:span> 37., 38.what 39.shape 40.is <text:span text:style-name="T5">41.it</text:span> 42.?</text:p>
      <text:p text:style-name="P24">A: 44.sphere</text:p>
      <text:p text:style-name="P24">Q3: 46.what 47.color 48.is <text:span text:style-name="T5">49.it</text:span> 50.?</text:p>
      <text:p text:style-name="P24">A: 52.brown</text:p>
      <text:p text:style-name="P24">Q4: 54.and 55.material 56.?</text:p>
      <text:p text:style-name="P24">A: 58.metal</text:p>
      <text:p text:style-name="P24">Q5: 60.and 61.that 62.of <text:span text:style-name="T22">63.the 64.earlier 65.tiny 66.thing</text:span> 67.?</text:p>
      <text:p text:style-name="P24">A: 69.rubber</text:p>
      <text:p text:style-name="P24">Q6: 71.are 72.there 73.things 74.present 75.left 76.of <text:span text:style-name="T5">77.the 78.earlier 79.round 80.thing</text:span> 81.?</text:p>
      <text:p text:style-name="P24">A: 83.no</text:p>
      <text:p text:style-name="P24">Q7: 85.if 86.there 87.is 88.a 89.thing 90.right 91.of <text:span text:style-name="T5">92.the 93.aforementioned 94.sphere</text:span> 95., 96.what 97.shape 98.is <text:span text:style-name="T22">99.it</text:span> 100.?</text:p>
      <text:p text:style-name="P24">A: 102.cylinder</text:p>
      <text:p text:style-name="P24">Q8: 104.how 105.many 106.things 107.does <text:span text:style-name="T22">108.it</text:span> 109.have 110.to<text:span text:style-name="T22"> 111.its</text:span> 112.left 113.?</text:p>
      <text:p text:style-name="P24">A: <text:span text:style-name="T27">115.1</text:span></text:p>
      <text:p text:style-name="P24">Q9: 117.what 118.color 119.is <text:span text:style-name="T22">120.the 121.above 122.rubber 123.thing</text:span> 124.?</text:p>
      <text:p text:style-name="P24">A: 126.gray</text:p>
      <text:p text:style-name="P24">Q10: 128.does 129.the 130.picture 131.have 132.other 133.things 134.that 135.share <text:span text:style-name="T22">136.its</text:span> 137.material 138.?</text:p>
      <text:p text:style-name="P24">A: 140.yes</text:p>
      <text:p text:style-name="P24"/>
      <text:p text:style-name="P24">==================================================</text:p>
      <text:p text:style-name="P24"/>
      <text:p text:style-name="P24">Dialog 8,4, objects:</text:p>
      <text:p text:style-name="P22">0<text:tab/>cylinder small rubber gray</text:p>
      <text:p text:style-name="P12">2<text:tab/>cube <text:s/>rubber green</text:p>
      <text:p text:style-name="P18">3<text:tab/> small <text:s/></text:p>
      <text:p text:style-name="P24">1<text:tab/> <text:s text:c="2"/></text:p>
      <text:p text:style-name="P24">C: <text:span text:style-name="T22">0.a 1.small 2.thing</text:span> 3.stands 4.in 5.front 6.of <text:span text:style-name="T13">7.a 8.block</text:span> 9..</text:p>
      <text:p text:style-name="P24">Q1: 11.does 12.the 13.view 14.have 15.other 16.things 17.?</text:p>
      <text:p text:style-name="P24">A: 19.yes</text:p>
      <text:p text:style-name="P24">Q2: 21.what 22.shape 23.is <text:span text:style-name="T22">24.the 25.earlier 26.small 27.thing</text:span> 28.?</text:p>
      <text:p text:style-name="P24">A: 30.cylinder</text:p>
      <text:p text:style-name="P24">Q3: 32.what 33.is <text:span text:style-name="T22">34.its</text:span> 35.color 36.?</text:p>
      <text:p text:style-name="P24">A: 38.gray</text:p>
      <text:p text:style-name="P24">Q4: 40.what 41.about 42.material 43.?</text:p>
      <text:p text:style-name="P24">A: 45.rubber</text:p>
      <text:p text:style-name="P24">Q5: 47.how 48.about <text:span text:style-name="T13">49.the 50.aforementioned 51.block </text:span>52.?</text:p>
      <text:p text:style-name="P24">A: 54.rubber</text:p>
      <text:p text:style-name="P24">Q6: 56.are 57.there 58.other 59.things 60.in 61.the 62.image 63.that 64.share 65.the 66.same 67.color 68.with <text:span text:style-name="T22">69.that 70.tiny 71.thing </text:span>72.?</text:p>
      <text:p text:style-name="P24">A: 74.no</text:p>
      <text:p text:style-name="P24">Q7: 76.if 77.there 78.is 79.a 80.thing 81.in 82.front 83.of <text:span text:style-name="T22">84.that 85.small 86.thing</text:span> 87., 88.what 89.size 90.is<text:span text:style-name="T1"> 91.it</text:span> 92.?</text:p>
      <text:p text:style-name="P24">A: 94.small</text:p>
      <text:p text:style-name="P24">Q8: 96.what 97.number 98.of 99.cube 100.##s 101.are 102.present 103.?</text:p>
      <text:p text:style-name="P24">A: <text:span text:style-name="T13">105.1</text:span></text:p>
      <text:p text:style-name="P24">Q9: 107.what 108.about <text:span text:style-name="T13">109.its</text:span> 110.color 111.?</text:p>
      <text:p text:style-name="P24">A: 113.green</text:p>
      <text:p text:style-name="P24">Q10: 115.are 116.there 117.things 118.right 119.of <text:span text:style-name="T13">120.itself </text:span>121.?</text:p>
      <text:p text:style-name="P24">A: 123.yes</text:p>
      <text:p text:style-name="P24"/>
      <text:p text:style-name="P24">==================================================</text:p>
      <text:p text:style-name="P24"/>
      <text:p text:style-name="P24">Dialog 9,0, objects:</text:p>
      <text:p text:style-name="P12">2<text:tab/> large rubber green</text:p>
      <text:p text:style-name="P20">9<text:tab/>cylinder small <text:s/>purple</text:p>
      <text:p text:style-name="P24"><text:span text:style-name="T1">0<text:tab/> small </text:span><text:s/></text:p>
      <text:p text:style-name="P24">1<text:tab/> small <text:s/></text:p>
      <text:p text:style-name="P24">6<text:tab/> <text:s text:c="2"/></text:p>
      <text:p text:style-name="P24">7<text:tab/> <text:s text:c="2"/></text:p>
      <text:p text:style-name="P24">3<text:tab/> small <text:s/></text:p>
      <text:p text:style-name="P24">4<text:tab/> small <text:s/></text:p>
      <text:p text:style-name="P24">5<text:tab/> small <text:s/></text:p>
      <text:p text:style-name="P24">8<text:tab/> small <text:s/></text:p>
      <text:p text:style-name="P24">C: 0.there 1.is <text:span text:style-name="T13">2.a 3.rubber 4.thing</text:span> 5.to 6.the 7.left 8.of 9.all 10.things 11.in 12.the 13.image 14..</text:p>
      <text:p text:style-name="P24">Q1: 16.if 17.there 18.is 19.a 20.thing 21.in 22.front 23.of <text:span text:style-name="T13">24.it </text:span>25., 26.what 27.shape 28.is <text:span text:style-name="T9">29.it </text:span>30.?</text:p>
      <text:p text:style-name="P24">A: 32.cylinder</text:p>
      <text:p text:style-name="P24">Q2: 34.and 35.color 36.?</text:p>
      <text:p text:style-name="P24">A: 38.purple</text:p>
      <text:p text:style-name="P24">Q3: 40.how 41.about 42.size 43.?</text:p>
      <text:p text:style-name="P24">A: 45.small</text:p>
      <text:p text:style-name="P24">Q4: 47.what 48.about <text:span text:style-name="T13">49.the 50.above 51.rubber 52.thing</text:span> 53.?</text:p>
      <text:p text:style-name="P24">A: 55.large</text:p>
      <text:p text:style-name="P24">Q5: 57.what 58.is 59.the 60.count 61.of 62.things <text:span text:style-name="T9">63.the 64.earlier 65.cylinder</text:span> 66.has 67.to <text:span text:style-name="T9">68.its</text:span> 69.behind 70.?</text:p>
      <text:p text:style-name="P24">A: 72.5</text:p>
      <text:p text:style-name="P24">Q6: 74.are 75.there 76.things 77.to 78.the 79.right 80.of <text:span text:style-name="T9">81.that 82.cylinder</text:span> 83.?</text:p>
      <text:p text:style-name="P24">A: 85.no</text:p>
      <text:p text:style-name="P24">Q7: 87.if 88.there 89.is 90.a 91.thing 92.to 93.the 94.left 95.of <text:span text:style-name="T9">96.that 97.cylinder</text:span> 98., 99.what 100.is <text:span text:style-name="T1">101.its</text:span> 102.size 103.?</text:p>
      <text:p text:style-name="P24">A: 105.small</text:p>
      <text:p text:style-name="P24">Q8: 107.are 108.there 109.other 110.things 111.that 112.share <text:span text:style-name="T1">113.its </text:span>114.size 115.?</text:p>
      <text:p text:style-name="P24">A: 117.yes</text:p>
      <text:p text:style-name="P24">Q9: 119.what 120.is 121.the 122.color 123.of <text:span text:style-name="T13">124.the 125.above 126.big 127.thing</text:span> 128.?</text:p>
      <text:p text:style-name="P24">A: 130.green</text:p>
      <text:p text:style-name="P24">Q10: 132.does 133.the 134.view 135.have 136.other 137.things 138.?</text:p>
      <text:p text:style-name="P24">A: 140.no</text:p>
      <text:p text:style-name="P24"/>
      <text:p text:style-name="P24">==================================================</text:p>
      <text:p text:style-name="P24"/>
      <text:p text:style-name="P24">Dialog 9,1, objects:</text:p>
      <text:p text:style-name="P20">9<text:tab/>cylinder small <text:s/>purple</text:p>
      <text:p text:style-name="P13">4<text:tab/>sphere small rubber blue</text:p>
      <text:p text:style-name="P24">0<text:tab/> small <text:s/></text:p>
      <text:p text:style-name="P24">1<text:tab/> small <text:s/></text:p>
      <text:p text:style-name="P24">3<text:tab/> small <text:s/></text:p>
      <text:p text:style-name="P24">5<text:tab/> small <text:s/></text:p>
      <text:p text:style-name="P24">8<text:tab/> small <text:s/></text:p>
      <text:p text:style-name="P12">2<text:tab/> <text:s text:c="2"/>green</text:p>
      <text:p text:style-name="P24">6<text:tab/> <text:s text:c="2"/></text:p>
      <text:p text:style-name="P24">7<text:tab/> <text:s text:c="2"/></text:p>
      <text:p text:style-name="P24">C: 0.there 1.is <text:span text:style-name="T9">2.one 3.purple 4.thing</text:span> 5..</text:p>
      <text:p text:style-name="P24">Q1: 7.if 8.there 9.is 10.a 11.thing 12.in 13.front 14.of <text:span text:style-name="T9">15.it</text:span> 16., 17.what 18.is <text:span text:style-name="T18">19.its </text:span>20.color 21.?</text:p>
      <text:p text:style-name="P24">A: 23.blue</text:p>
      <text:p text:style-name="P24">Q2: 25.what 26.about 27.size 28.?</text:p>
      <text:p text:style-name="P24">A: 30.small</text:p>
      <text:p text:style-name="P24">Q3: 32.what 33.about 34.shape 35.?</text:p>
      <text:p text:style-name="P24">A: 37.sphere</text:p>
      <text:p text:style-name="P24">Q4: 39.how 40.about <text:span text:style-name="T9">41.the 42.above 43.purple 44.thing </text:span>45.?</text:p>
      <text:p text:style-name="P24">A: 47.cylinder</text:p>
      <text:p text:style-name="P24">Q5: 49.how 50.many 51.other 52.things 53.in 54.the 55.scene 56.are 57.of 58.same 59.size 60.as<text:span text:style-name="T18"> 61.the 62.earlier 63.small 64.thing</text:span> 65.?</text:p>
      <text:p text:style-name="P24">A: 67.6</text:p>
      <text:p text:style-name="P24">Q6: 69.how 70.many 71.things 72.behind <text:span text:style-name="T18">73.the 74.previous 75.sphere </text:span>76.?</text:p>
      <text:p text:style-name="P24">A: 78.6</text:p>
      <text:p text:style-name="P24">Q7: 80.are 81.there 82.things 83.present 84.on 85.the 86.right 87.side 88.of <text:span text:style-name="T18">89.that 90.sphere</text:span> 91.?</text:p>
      <text:p text:style-name="P24">A: 93.yes</text:p>
      <text:p text:style-name="P24">Q8: 95.what 96.is 97.the 98.material 99.of <text:span text:style-name="T18">100.the 101.previous 102.blue 103.thing</text:span> 104.?</text:p>
      <text:p text:style-name="P24">A: 106.rubber</text:p>
      <text:p text:style-name="P24">Q9: 108.if 109.there 110.is 111.a 112.thing 113.behind <text:span text:style-name="T9">114.the 115.previous 116.cylinder</text:span> 117., 118.what 119.is <text:span text:style-name="T13">120.its </text:span>121.color 122.?</text:p>
      <text:p text:style-name="P24">A: 124.green</text:p>
      <text:p text:style-name="P24">Q10: 126.does <text:span text:style-name="T18">127.the 128.earlier 129.blue 130.thing</text:span> 131.have 132.things 133.to <text:span text:style-name="T18">134.its</text:span> 135.left 136.?</text:p>
      <text:p text:style-name="P24">A: 138.yes</text:p>
      <text:p text:style-name="P24"/>
      <text:p text:style-name="P24">==================================================</text:p>
      <text:p text:style-name="P24"/>
      <text:p text:style-name="P24">Dialog 9,2, objects:</text:p>
      <text:p text:style-name="P13">4<text:tab/> small rubber blue</text:p>
      <text:p text:style-name="P20">9<text:tab/>cylinder <text:s/>rubber purple</text:p>
      <text:p text:style-name="P24">0<text:tab/>cylinder <text:s text:c="2"/></text:p>
      <text:p text:style-name="P21">1<text:tab/>cylinder <text:s text:c="2"/>yellow</text:p>
      <text:p text:style-name="P18">5<text:tab/> small <text:s/></text:p>
      <text:p text:style-name="P24">3<text:tab/> <text:s text:c="2"/></text:p>
      <text:p text:style-name="P24">8<text:tab/> <text:s text:c="2"/></text:p>
      <text:p text:style-name="P12">2<text:tab/> <text:s/>rubber </text:p>
      <text:p text:style-name="P24">6<text:tab/> <text:s text:c="2"/></text:p>
      <text:p text:style-name="P24">7<text:tab/> <text:s text:c="2"/></text:p>
      <text:p text:style-name="P24">C: 0.the 1.scene 2.has <text:span text:style-name="T18">3.a 4.small 5.thing</text:span> 6.in 7.front 8.of <text:span text:style-name="T9">9.a 10.purple 11.thing</text:span> 12..</text:p>
      <text:p text:style-name="P24">Q1: 14.does 15.the 16.scene 17.contain 18.any 19.cylinders 20.?</text:p>
      <text:p text:style-name="P24">A: 22.yes</text:p>
      <text:p text:style-name="P24">Q2: 24.if 25.there 26.is 27.a 28.thing 29.in 30.front 31.of <text:span text:style-name="T18">32.the 33.previous 34.small 35.thing</text:span> 36., 37.what 38.size 39.is <text:span text:style-name="T1">40.it</text:span> 41.?</text:p>
      <text:p text:style-name="P24">A: 43.small</text:p>
      <text:p text:style-name="P24">Q3: 45.if 46.there 47.is 48.a 49.thing 50.behind <text:span text:style-name="T1">51.it</text:span> 52., 53.what 54.color 55.is <text:span text:style-name="T18">56.it</text:span> 57.?</text:p>
      <text:p text:style-name="P24">A: 59.blue</text:p>
      <text:p text:style-name="P24">Q4: 61.what 62.about 63.material 64.?</text:p>
      <text:p text:style-name="P24">A: 66.rubber</text:p>
      <text:p text:style-name="P24">Q5: 68.what 69.about <text:span text:style-name="T9">70.the 71.earlier 72.purple 73.thing</text:span> 74.?</text:p>
      <text:p text:style-name="P24">A: 76.rubber</text:p>
      <text:p text:style-name="P24">Q6: 78.are 79.there 80.things 81.present 82.in 83.front 84.of <text:span text:style-name="T18">85.that 86.blue 87.thing </text:span>88.?</text:p>
      <text:p text:style-name="P24">A: 90.yes</text:p>
      <text:p text:style-name="P24">Q7: 92.what 93.number 94.of 95.things 96.behind <text:span text:style-name="T9">97.the 98.earlier 99.purple 100.thing</text:span> 101.?</text:p>
      <text:p text:style-name="P24">A: 103.5</text:p>
      <text:p text:style-name="P24">Q8: 105.if 106.there 107.is 108.a 109.thing 110.to 111.the 112.right 113.of <text:span text:style-name="T18">114.the 115.above 116.blue 117.thing</text:span> 118., 119.what 120.color 121.is <text:span text:style-name="T5">122.it</text:span> 123.?</text:p>
      <text:p text:style-name="P24">A: 125.yellow</text:p>
      <text:p text:style-name="P24">Q9: 127.if 128.there 129.is 130.a 131.thing 132.in 133.front 134.of <text:span text:style-name="T5">135.it </text:span>136., 137.what 138.is <text:span text:style-name="T13">139.its</text:span> 140.material 141.?</text:p>
      <text:p text:style-name="P24">A: 143.rubber</text:p>
      <text:p text:style-name="P24">Q10: 145.how 146.many 147.things 148.does <text:span text:style-name="T5">149.the 150.aforementioned 151.yellow 152.thing</text:span> 153.have 154.to <text:span text:style-name="T5">155.its</text:span> 156.behind 157.?</text:p>
      <text:p text:style-name="P24">A: 159.3</text:p>
      <text:p text:style-name="P24"/>
      <text:p text:style-name="P24">==================================================</text:p>
      <text:p text:style-name="P24"/>
      <text:p text:style-name="P24">Dialog 9,3, objects:</text:p>
      <text:p text:style-name="P13">4<text:tab/>sphere small rubber blue</text:p>
      <text:p text:style-name="P20">9<text:tab/>cylinder <text:s/>rubber purple</text:p>
      <text:p text:style-name="P24">0<text:tab/> <text:s/>rubber gray</text:p>
      <text:p text:style-name="P24">1<text:tab/> <text:s/>rubber </text:p>
      <text:p text:style-name="P12">2<text:tab/> <text:s/>rubber green</text:p>
      <text:p text:style-name="P24">3<text:tab/> <text:s text:c="2"/></text:p>
      <text:p text:style-name="P18">5<text:tab/> small rubber </text:p>
      <text:p text:style-name="P24">6<text:tab/> <text:s/>rubber </text:p>
      <text:p text:style-name="P24">7<text:tab/> <text:s/>rubber </text:p>
      <text:p text:style-name="P24">8<text:tab/> <text:s/>rubber </text:p>
      <text:p text:style-name="P24">C: 0.the 1.view 2.has <text:span text:style-name="T18">3.a 4.tiny 5.thing</text:span> 6.in 7.front 8.of <text:span text:style-name="T9">9.a 10.purple 11.thing</text:span> 12..</text:p>
      <text:p text:style-name="P24">Q1: 14.how 15.many 16.other 17.things 18.are 19.in 20.the 21.picture 22.?</text:p>
      <text:p text:style-name="P24">A: 24.8</text:p>
      <text:p text:style-name="P24">Q2: 26.what 27.material 28.is <text:span text:style-name="T18">29.the 30.earlier 31.tiny 32.thing</text:span> 33.?</text:p>
      <text:p text:style-name="P24">A: 35.rubber</text:p>
      <text:p text:style-name="P24">Q3: 37.what 38.about <text:span text:style-name="T18">39.its</text:span> 40.color 41.?</text:p>
      <text:p text:style-name="P24">A: 43.blue</text:p>
      <text:p text:style-name="P24">Q4: 45.how 46.about 47.shape 48.?</text:p>
      <text:p text:style-name="P24">A: 50.sphere</text:p>
      <text:p text:style-name="P24">Q5: 52.and 53.that 54.of <text:span text:style-name="T9">55.the 56.previous 57.purple 58.thing</text:span> 59.?</text:p>
      <text:p text:style-name="P24">A: 61.cylinder</text:p>
      <text:p text:style-name="P24">Q6: 63.how 64.many 65.other 66.things 67.share 68.similar 69.material 70.with <text:span text:style-name="T18">71.that 72.small 73.thing</text:span> 74.?</text:p>
      <text:p text:style-name="P24">A: 76.8</text:p>
      <text:p text:style-name="P24">Q7: 78.if 79.there 80.is 81.a 82.thing 83.in 84.front 85.of <text:span text:style-name="T18">86.that 87.blue 88.thing</text:span> 89., 90.what 91.is <text:span text:style-name="T1">92.its </text:span>93.size 94.?</text:p>
      <text:p text:style-name="P24">A: 96.small</text:p>
      <text:p text:style-name="P24">Q8: 98.are 99.there 100.gray 101.things 102.in 103.the 104.image 105.?</text:p>
      <text:p text:style-name="P24">A: 107.yes</text:p>
      <text:p text:style-name="P24">Q9: 109.if 110.there 111.is 112.a 113.thing 114.behind <text:span text:style-name="T9">115.that 116.cylinder</text:span> 117., 118.what 119.is <text:span text:style-name="T13">120.its</text:span> 121.color 122.?</text:p>
      <text:p text:style-name="P24">A: 124.green</text:p>
      <text:p text:style-name="P24">Q10: 126.how 127.many 128.things 129.does <text:span text:style-name="T9">130.the 131.aforementioned 132.cylinder</text:span> 133.have 134.to <text:span text:style-name="T9">135.its</text:span> 136.left 137.?</text:p>
      <text:p text:style-name="P24">A: 139.9</text:p>
      <text:p text:style-name="P24"/>
      <text:p text:style-name="P24">==================================================</text:p>
      <text:p text:style-name="P24"/>
      <text:p text:style-name="P24">Dialog 9,4, objects:</text:p>
      <text:p text:style-name="P13">4<text:tab/> small rubber blue</text:p>
      <text:p text:style-name="P20">9<text:tab/>cylinder <text:s/>rubber purple</text:p>
      <text:p text:style-name="P24">0<text:tab/>cylinder <text:s text:c="2"/></text:p>
      <text:p text:style-name="P18">1<text:tab/>cylinder small <text:s/>yellow</text:p>
      <text:p text:style-name="P16">5<text:tab/> small <text:s/></text:p>
      <text:p text:style-name="P24">3<text:tab/> <text:s text:c="2"/></text:p>
      <text:p text:style-name="P24">8<text:tab/> <text:s text:c="2"/></text:p>
      <text:p text:style-name="P24">2<text:tab/> <text:s text:c="2"/></text:p>
      <text:p text:style-name="P24">6<text:tab/> <text:s text:c="2"/></text:p>
      <text:p text:style-name="P24">7<text:tab/> <text:s text:c="2"/></text:p>
      <text:p text:style-name="P24">C: 0.the 1.scene 2.has <text:span text:style-name="T18">3.a 4.small 5.thing</text:span> 6.in 7.front 8.of <text:span text:style-name="T9">9.a 10.purple 11.thing</text:span> 12..</text:p>
      <text:p text:style-name="P24">Q1: 14.does 15.the 16.scene 17.contain 18.any 19.cylinders 20.?</text:p>
      <text:p text:style-name="P24">A: 22.yes</text:p>
      <text:p text:style-name="P24">Q2: 24.if 25.there 26.is 27.a 28.thing 29.in 30.front 31.of <text:span text:style-name="T18">32.the 33.earlier 34.small 35.thing</text:span> 36., 37.what 38.size 39.is <text:span text:style-name="T7">40.it</text:span> 41.?</text:p>
      <text:p text:style-name="P24">A: 43.small</text:p>
      <text:p text:style-name="P24">Q3: 45.if 46.there 47.is 48.a 49.thing 50.behind<text:span text:style-name="T7"> 51.it</text:span> 52., 53.what 54.color 55.is <text:span text:style-name="T18">56.it </text:span>57.?</text:p>
      <text:p text:style-name="P24">A: 59.blue</text:p>
      <text:p text:style-name="P24">Q4: 61.what 62.about 63.material 64.?</text:p>
      <text:p text:style-name="P24">A: 66.rubber</text:p>
      <text:p text:style-name="P24">Q5: 68.what 69.about <text:span text:style-name="T9">70.the 71.previous 72.purple 73.thing</text:span> 74.?</text:p>
      <text:p text:style-name="P24">A: 76.rubber</text:p>
      <text:p text:style-name="P24">Q6: 78.are 79.there 80.things 81.present 82.in 83.front 84.of <text:span text:style-name="T18">85.the 86.above 87.blue 88.thing</text:span> 89.?</text:p>
      <text:p text:style-name="P24">A: 91.yes</text:p>
      <text:p text:style-name="P24">Q7: 93.what 94.number 95.of 96.things 97.behind <text:span text:style-name="T9">98.the 99.aforementioned 100.purple 101.thing</text:span> 102.?</text:p>
      <text:p text:style-name="P24">A: 104.5</text:p>
      <text:p text:style-name="P24">Q8: 106.if 107.there 108.is 109.a 110.thing 111.to 112.the 113.right 114.of <text:span text:style-name="T18">115.the 116.aforementioned 117.blue 118.thing</text:span> 119., 120.what 121.color 122.is <text:span text:style-name="T1">123.it </text:span>124.?</text:p>
      <text:p text:style-name="P24">A: 126.yellow</text:p>
      <text:p text:style-name="P24">Q9: 128.what 129.is 130.the 131.size 132.of <text:span text:style-name="T1">133.this 134.thing</text:span> 135.?</text:p>
      <text:p text:style-name="P24">A: 137.small</text:p>
      <text:p text:style-name="P24">Q10: 139.are 140.there 141.things 142.left 143.of <text:span text:style-name="T18">144.the 145.aforementioned 146.blue 147.thing</text:span> 148.?</text:p>
      <text:p text:style-name="P24">A: 150.yes</text:p>
      <text:p text:style-name="P24"/>
      <text:p text:style-name="P24">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4:56:09.479900529</meta:creation-date>
    <dc:date>2023-01-27T18:55:20.818724895</dc:date>
    <meta:editing-duration>PT44M4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035" meta:word-count="11622" meta:character-count="87165" meta:non-whitespace-character-count="76840"/>
  </office:meta>
</office:document-meta>
</file>